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11.69in"/>
    </style:style>
    <style:style style:name="TBL_0_0_col_0" style:family="table-column">
      <style:table-column-properties style:column-width="0.26in"/>
    </style:style>
    <style:style style:name="TBL_0_0_col_1" style:family="table-column">
      <style:table-column-properties style:column-width="0.01in"/>
    </style:style>
    <style:style style:name="TBL_0_0_col_2" style:family="table-column">
      <style:table-column-properties style:column-width="0.02in"/>
    </style:style>
    <style:style style:name="TBL_0_0_col_3" style:family="table-column">
      <style:table-column-properties style:column-width="3.12in"/>
    </style:style>
    <style:style style:name="TBL_0_0_col_4" style:family="table-column">
      <style:table-column-properties style:column-width="1.72in"/>
    </style:style>
    <style:style style:name="TBL_0_0_col_5" style:family="table-column">
      <style:table-column-properties style:column-width="2.48in"/>
    </style:style>
    <style:style style:name="TBL_0_0_col_6" style:family="table-column">
      <style:table-column-properties style:column-width="2.06in"/>
    </style:style>
    <style:style style:name="TBL_0_0_col_7" style:family="table-column">
      <style:table-column-properties style:column-width="1.09in"/>
    </style:style>
    <style:style style:name="TBL_0_0_col_8" style:family="table-column">
      <style:table-column-properties style:column-width="0.01in"/>
    </style:style>
    <style:style style:name="TBL_0_0_col_9" style:family="table-column">
      <style:table-column-properties style:column-width="0.54in"/>
    </style:style>
    <style:style style:name="TBL_0_0_col_10" style:family="table-column">
      <style:table-column-properties style:column-width="0.04in"/>
    </style:style>
    <style:style style:name="TBL_0_0_col_11" style:family="table-column">
      <style:table-column-properties style:column-width="0.04in"/>
    </style:style>
    <style:style style:name="TBL_0_0_col_12" style:family="table-column">
      <style:table-column-properties style:column-width="0.25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18in"/>
    </style:style>
    <style:style style:name="TBL_0_0_7" style:family="table">
      <style:table-properties table:align="left" style:width="4.87in"/>
    </style:style>
    <style:style style:name="TBL_0_0_7_col_0" style:family="table-column">
      <style:table-column-properties style:column-width="4.87in"/>
    </style:style>
    <style:style style:name="TBL_0_0_7_row_0" style:family="table-row">
      <style:table-row-properties style:use-optimal-row-height="false" style:row-height="0.37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fo:color="#0066CC" style:font-name="SansSerif" fo:font-size="20.0pt" style:font-size-asian="20.0pt" style:font-size-complex="20.0pt" fo:font-weight="bold">
</style:text-properties>
    </style:style>
    <style:style style:name="TBL_0_0_8" style:family="table">
      <style:table-properties table:align="left" style:width="3.76in"/>
    </style:style>
    <style:style style:name="TBL_0_0_8_col_0" style:family="table-column">
      <style:table-column-properties style:column-width="3.76in"/>
    </style:style>
    <style:style style:name="TBL_0_0_8_row_0" style:family="table-row">
      <style:table-row-properties style:use-optimal-row-height="false" style:row-height="0.18in"/>
    </style:style>
    <style:style style:name="TBL_0_0_8_row_1" style:family="table-row">
      <style:table-row-properties style:use-optimal-row-height="false" style:row-height="0.27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TBL_0_0_row_2" style:family="table-row">
      <style:table-row-properties style:use-optimal-row-height="false" style:row-height="0.19in"/>
    </style:style>
    <style:style style:name="TBL_0_0_row_3" style:family="table-row">
      <style:table-row-properties style:use-optimal-row-height="false" style:row-height="0.08in"/>
    </style:style>
    <style:style style:name="TBL_0_0_row_4" style:family="table-row">
      <style:table-row-properties style:use-optimal-row-height="false" style:row-height="0.51in"/>
    </style:style>
    <style:style style:name="TBL_0_0_row_5" style:family="table-row">
      <style:table-row-properties style:use-optimal-row-height="false" style:row-height="4.52in"/>
    </style:style>
    <style:style style:name="C3" style:family="table-cell">
      <style:table-cell-properties fo:wrap-option="wrap" style:shrink-to-fit="false" fo:border-top="0.013888888888888888in solid #000000" fo:padding-top="0.0in" fo:border-left="0.013888888888888888in solid #000000" fo:padding-left="0.0in" fo:border-bottom="0.013888888888888888in solid #000000" fo:padding-bottom="0.0in" fo:border-right="0.013888888888888888in solid #000000" fo:padding-right="0.0in" style:vertical-align="top"/>
      <style:paragraph-properties fo:text-align="start"/>
    </style:style>
    <style:style style:name="TBL_0_0_2" style:family="table">
      <style:table-properties table:align="left" style:width="11.13in"/>
    </style:style>
    <style:style style:name="TBL_0_0_2_col_0" style:family="table-column">
      <style:table-column-properties style:column-width="0.55in"/>
    </style:style>
    <style:style style:name="TBL_0_0_2_col_1" style:family="table-column">
      <style:table-column-properties style:column-width="0.9in"/>
    </style:style>
    <style:style style:name="TBL_0_0_2_col_2" style:family="table-column">
      <style:table-column-properties style:column-width="0.54in"/>
    </style:style>
    <style:style style:name="TBL_0_0_2_col_3" style:family="table-column">
      <style:table-column-properties style:column-width="0.54in"/>
    </style:style>
    <style:style style:name="TBL_0_0_2_col_4" style:family="table-column">
      <style:table-column-properties style:column-width="1.11in"/>
    </style:style>
    <style:style style:name="TBL_0_0_2_col_5" style:family="table-column">
      <style:table-column-properties style:column-width="1.77in"/>
    </style:style>
    <style:style style:name="TBL_0_0_2_col_6" style:family="table-column">
      <style:table-column-properties style:column-width="1.58in"/>
    </style:style>
    <style:style style:name="TBL_0_0_2_col_7" style:family="table-column">
      <style:table-column-properties style:column-width="0.97in"/>
    </style:style>
    <style:style style:name="TBL_0_0_2_col_8" style:family="table-column">
      <style:table-column-properties style:column-width="0.97in"/>
    </style:style>
    <style:style style:name="TBL_0_0_2_col_9" style:family="table-column">
      <style:table-column-properties style:column-width="1.11in"/>
    </style:style>
    <style:style style:name="TBL_0_0_2_col_10" style:family="table-column">
      <style:table-column-properties style:column-width="1.06in"/>
    </style:style>
    <style:style style:name="TBL_0_0_2_row_0" style:family="table-row">
      <style:table-row-properties style:use-optimal-row-height="false" style:row-height="0.41in"/>
    </style:style>
    <style:style style:name="C4" style:family="table-cell">
      <style:table-cell-properties fo:wrap-option="wrap" style:shrink-to-fit="false" fo:background-color="#BFE1FF" fo:border-top="0.006944444444444444in solid #000000" fo:padding-top="0.0in" fo:border-left="0.006944444444444444in solid #000000" fo:padding-left="0.0in" fo:border-bottom="0.006944444444444444in solid #000000" fo:padding-bottom="0.0in" fo:border-right="0.006944444444444444in solid #000000" fo:padding-right="0.0in" style:vertical-align="top"/>
      <style:paragraph-properties fo:text-align="start"/>
    </style:style>
    <style:style style:name="TBL_0_0_2_0" style:family="table">
      <style:table-properties table:align="left" style:width="0.55in"/>
    </style:style>
    <style:style style:name="TBL_0_0_2_0_col_0" style:family="table-column">
      <style:table-column-properties style:column-width="0.55in"/>
    </style:style>
    <style:style style:name="TBL_0_0_2_0_row_0" style:family="table-row">
      <style:table-row-properties style:use-optimal-row-height="false" style:row-height="0.41in"/>
    </style:style>
    <style:style style:name="C5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2" style:family="text">
      <style:text-properties style:font-name="SansSerif" fo:font-size="10.0pt" style:font-size-asian="10.0pt" style:font-size-complex="10.0pt">
</style:text-properties>
    </style:style>
    <style:style style:name="TBL_0_0_2_1" style:family="table">
      <style:table-properties table:align="left" style:width="0.9in"/>
    </style:style>
    <style:style style:name="TBL_0_0_2_1_col_0" style:family="table-column">
      <style:table-column-properties style:column-width="0.9in"/>
    </style:style>
    <style:style style:name="TBL_0_0_2_1_row_0" style:family="table-row">
      <style:table-row-properties style:use-optimal-row-height="false" style:row-height="0.41in"/>
    </style:style>
    <style:style style:name="TBL_0_0_2_2" style:family="table">
      <style:table-properties table:align="left" style:width="0.54in"/>
    </style:style>
    <style:style style:name="TBL_0_0_2_2_col_0" style:family="table-column">
      <style:table-column-properties style:column-width="0.54in"/>
    </style:style>
    <style:style style:name="TBL_0_0_2_2_row_0" style:family="table-row">
      <style:table-row-properties style:use-optimal-row-height="false" style:row-height="0.41in"/>
    </style:style>
    <style:style style:name="TBL_0_0_2_3" style:family="table">
      <style:table-properties table:align="left" style:width="0.54in"/>
    </style:style>
    <style:style style:name="TBL_0_0_2_3_col_0" style:family="table-column">
      <style:table-column-properties style:column-width="0.54in"/>
    </style:style>
    <style:style style:name="TBL_0_0_2_3_row_0" style:family="table-row">
      <style:table-row-properties style:use-optimal-row-height="false" style:row-height="0.41in"/>
    </style:style>
    <style:style style:name="TBL_0_0_2_4" style:family="table">
      <style:table-properties table:align="left" style:width="1.11in"/>
    </style:style>
    <style:style style:name="TBL_0_0_2_4_col_0" style:family="table-column">
      <style:table-column-properties style:column-width="1.11in"/>
    </style:style>
    <style:style style:name="TBL_0_0_2_4_row_0" style:family="table-row">
      <style:table-row-properties style:use-optimal-row-height="false" style:row-height="0.41in"/>
    </style:style>
    <style:style style:name="TBL_0_0_2_5" style:family="table">
      <style:table-properties table:align="left" style:width="1.77in"/>
    </style:style>
    <style:style style:name="TBL_0_0_2_5_col_0" style:family="table-column">
      <style:table-column-properties style:column-width="0.04in"/>
    </style:style>
    <style:style style:name="TBL_0_0_2_5_col_1" style:family="table-column">
      <style:table-column-properties style:column-width="1.66in"/>
    </style:style>
    <style:style style:name="TBL_0_0_2_5_col_2" style:family="table-column">
      <style:table-column-properties style:column-width="0.06in"/>
    </style:style>
    <style:style style:name="TBL_0_0_2_5_row_0" style:family="table-row">
      <style:table-row-properties style:use-optimal-row-height="false" style:row-height="0.06in"/>
    </style:style>
    <style:style style:name="TBL_0_0_2_5_row_1" style:family="table-row">
      <style:table-row-properties style:use-optimal-row-height="false" style:row-height="0.27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2_6" style:family="table">
      <style:table-properties table:align="left" style:width="1.58in"/>
    </style:style>
    <style:style style:name="TBL_0_0_2_6_col_0" style:family="table-column">
      <style:table-column-properties style:column-width="0.05in"/>
    </style:style>
    <style:style style:name="TBL_0_0_2_6_col_1" style:family="table-column">
      <style:table-column-properties style:column-width="1.5in"/>
    </style:style>
    <style:style style:name="TBL_0_0_2_6_col_2" style:family="table-column">
      <style:table-column-properties style:column-width="0.02in"/>
    </style:style>
    <style:style style:name="TBL_0_0_2_6_row_0" style:family="table-row">
      <style:table-row-properties style:use-optimal-row-height="false" style:row-height="0.06in"/>
    </style:style>
    <style:style style:name="TBL_0_0_2_6_row_1" style:family="table-row">
      <style:table-row-properties style:use-optimal-row-height="false" style:row-height="0.27in"/>
    </style:style>
    <style:style style:name="TBL_0_0_2_7" style:family="table">
      <style:table-properties table:align="left" style:width="0.97in"/>
    </style:style>
    <style:style style:name="TBL_0_0_2_7_col_0" style:family="table-column">
      <style:table-column-properties style:column-width="0.97in"/>
    </style:style>
    <style:style style:name="TBL_0_0_2_7_row_0" style:family="table-row">
      <style:table-row-properties style:use-optimal-row-height="false" style:row-height="0.41in"/>
    </style:style>
    <style:style style:name="TBL_0_0_2_8" style:family="table">
      <style:table-properties table:align="left" style:width="0.97in"/>
    </style:style>
    <style:style style:name="TBL_0_0_2_8_col_0" style:family="table-column">
      <style:table-column-properties style:column-width="0.97in"/>
    </style:style>
    <style:style style:name="TBL_0_0_2_8_row_0" style:family="table-row">
      <style:table-row-properties style:use-optimal-row-height="false" style:row-height="0.41in"/>
    </style:style>
    <style:style style:name="TBL_0_0_2_9" style:family="table">
      <style:table-properties table:align="left" style:width="1.11in"/>
    </style:style>
    <style:style style:name="TBL_0_0_2_9_col_0" style:family="table-column">
      <style:table-column-properties style:column-width="1.11in"/>
    </style:style>
    <style:style style:name="TBL_0_0_2_9_row_0" style:family="table-row">
      <style:table-row-properties style:use-optimal-row-height="false" style:row-height="0.41in"/>
    </style:style>
    <style:style style:name="TBL_0_0_2_10" style:family="table">
      <style:table-properties table:align="left" style:width="1.06in"/>
    </style:style>
    <style:style style:name="TBL_0_0_2_10_col_0" style:family="table-column">
      <style:table-column-properties style:column-width="1.06in"/>
    </style:style>
    <style:style style:name="TBL_0_0_2_10_row_0" style:family="table-row">
      <style:table-row-properties style:use-optimal-row-height="false" style:row-height="0.41in"/>
    </style:style>
    <style:style style:name="TBL_0_0_2_row_1" style:family="table-row">
      <style:table-row-properties style:use-optimal-row-height="false" style:row-height="1.58in"/>
    </style:style>
    <style:style style:name="C7" style:family="table-cell">
      <style:table-cell-properties fo:wrap-option="wrap" style:shrink-to-fit="false" fo:background-color="#FFFFFF" fo:border-top="0.006944444444444444in solid #000000" fo:padding-top="0.0in" fo:border-left="0.006944444444444444in solid #000000" fo:padding-left="0.0in" fo:border-bottom="0.006944444444444444in solid #000000" fo:padding-bottom="0.0in" fo:border-right="0.006944444444444444in solid #000000" fo:padding-right="0.0in" style:vertical-align="top"/>
      <style:paragraph-properties fo:text-align="start"/>
    </style:style>
    <style:style style:name="TBL_0_0_2_11" style:family="table">
      <style:table-properties table:align="left" style:width="0.55in"/>
    </style:style>
    <style:style style:name="TBL_0_0_2_11_col_0" style:family="table-column">
      <style:table-column-properties style:column-width="0.55in"/>
    </style:style>
    <style:style style:name="TBL_0_0_2_11_row_0" style:family="table-row">
      <style:table-row-properties style:use-optimal-row-height="false" style:row-height="0.41in"/>
    </style:style>
    <style:style style:name="TBL_0_0_2_12" style:family="table">
      <style:table-properties table:align="left" style:width="0.9in"/>
    </style:style>
    <style:style style:name="TBL_0_0_2_12_col_0" style:family="table-column">
      <style:table-column-properties style:column-width="0.9in"/>
    </style:style>
    <style:style style:name="TBL_0_0_2_12_row_0" style:family="table-row">
      <style:table-row-properties style:use-optimal-row-height="false" style:row-height="0.8in"/>
    </style:style>
    <style:style style:name="TBL_0_0_2_13" style:family="table">
      <style:table-properties table:align="left" style:width="0.54in"/>
    </style:style>
    <style:style style:name="TBL_0_0_2_13_col_0" style:family="table-column">
      <style:table-column-properties style:column-width="0.54in"/>
    </style:style>
    <style:style style:name="TBL_0_0_2_13_row_0" style:family="table-row">
      <style:table-row-properties style:use-optimal-row-height="false" style:row-height="0.41in"/>
    </style:style>
    <style:style style:name="TBL_0_0_2_14" style:family="table">
      <style:table-properties table:align="left" style:width="0.54in"/>
    </style:style>
    <style:style style:name="TBL_0_0_2_14_col_0" style:family="table-column">
      <style:table-column-properties style:column-width="0.54in"/>
    </style:style>
    <style:style style:name="TBL_0_0_2_14_row_0" style:family="table-row">
      <style:table-row-properties style:use-optimal-row-height="false" style:row-height="0.41in"/>
    </style:style>
    <style:style style:name="TBL_0_0_2_15" style:family="table">
      <style:table-properties table:align="left" style:width="1.11in"/>
    </style:style>
    <style:style style:name="TBL_0_0_2_15_col_0" style:family="table-column">
      <style:table-column-properties style:column-width="1.11in"/>
    </style:style>
    <style:style style:name="TBL_0_0_2_15_row_0" style:family="table-row">
      <style:table-row-properties style:use-optimal-row-height="false" style:row-height="0.41in"/>
    </style:style>
    <style:style style:name="TBL_0_0_2_16" style:family="table">
      <style:table-properties table:align="left" style:width="1.77in"/>
    </style:style>
    <style:style style:name="TBL_0_0_2_16_col_0" style:family="table-column">
      <style:table-column-properties style:column-width="0.05in"/>
    </style:style>
    <style:style style:name="TBL_0_0_2_16_col_1" style:family="table-column">
      <style:table-column-properties style:column-width="1.66in"/>
    </style:style>
    <style:style style:name="TBL_0_0_2_16_col_2" style:family="table-column">
      <style:table-column-properties style:column-width="0.05in"/>
    </style:style>
    <style:style style:name="TBL_0_0_2_16_row_0" style:family="table-row">
      <style:table-row-properties style:use-optimal-row-height="false" style:row-height="0.06in"/>
    </style:style>
    <style:style style:name="TBL_0_0_2_16_row_1" style:family="table-row">
      <style:table-row-properties style:use-optimal-row-height="false" style:row-height="1.44in"/>
    </style:style>
    <style:style style:name="TBL_0_0_2_17" style:family="table">
      <style:table-properties table:align="left" style:width="1.58in"/>
    </style:style>
    <style:style style:name="TBL_0_0_2_17_col_0" style:family="table-column">
      <style:table-column-properties style:column-width="0.05in"/>
    </style:style>
    <style:style style:name="TBL_0_0_2_17_col_1" style:family="table-column">
      <style:table-column-properties style:column-width="1.5in"/>
    </style:style>
    <style:style style:name="TBL_0_0_2_17_col_2" style:family="table-column">
      <style:table-column-properties style:column-width="0.02in"/>
    </style:style>
    <style:style style:name="TBL_0_0_2_17_row_0" style:family="table-row">
      <style:table-row-properties style:use-optimal-row-height="false" style:row-height="0.06in"/>
    </style:style>
    <style:style style:name="TBL_0_0_2_17_row_1" style:family="table-row">
      <style:table-row-properties style:use-optimal-row-height="false" style:row-height="0.27in"/>
    </style:style>
    <style:style style:name="TBL_0_0_2_18" style:family="table">
      <style:table-properties table:align="left" style:width="0.97in"/>
    </style:style>
    <style:style style:name="TBL_0_0_2_18_col_0" style:family="table-column">
      <style:table-column-properties style:column-width="0.97in"/>
    </style:style>
    <style:style style:name="TBL_0_0_2_18_row_0" style:family="table-row">
      <style:table-row-properties style:use-optimal-row-height="false" style:row-height="0.41in"/>
    </style:style>
    <style:style style:name="TBL_0_0_2_19" style:family="table">
      <style:table-properties table:align="left" style:width="0.97in"/>
    </style:style>
    <style:style style:name="TBL_0_0_2_19_col_0" style:family="table-column">
      <style:table-column-properties style:column-width="0.97in"/>
    </style:style>
    <style:style style:name="TBL_0_0_2_19_row_0" style:family="table-row">
      <style:table-row-properties style:use-optimal-row-height="false" style:row-height="0.41in"/>
    </style:style>
    <style:style style:name="TBL_0_0_2_20" style:family="table">
      <style:table-properties table:align="left" style:width="1.11in"/>
    </style:style>
    <style:style style:name="TBL_0_0_2_20_col_0" style:family="table-column">
      <style:table-column-properties style:column-width="1.11in"/>
    </style:style>
    <style:style style:name="TBL_0_0_2_20_row_0" style:family="table-row">
      <style:table-row-properties style:use-optimal-row-height="false" style:row-height="0.41in"/>
    </style:style>
    <style:style style:name="TBL_0_0_2_21" style:family="table">
      <style:table-properties table:align="left" style:width="1.06in"/>
    </style:style>
    <style:style style:name="TBL_0_0_2_21_col_0" style:family="table-column">
      <style:table-column-properties style:column-width="1.06in"/>
    </style:style>
    <style:style style:name="TBL_0_0_2_21_row_0" style:family="table-row">
      <style:table-row-properties style:use-optimal-row-height="false" style:row-height="0.41in"/>
    </style:style>
    <style:style style:name="TBL_0_0_2_row_2" style:family="table-row">
      <style:table-row-properties style:use-optimal-row-height="false" style:row-height="1.09in"/>
    </style:style>
    <style:style style:name="TBL_0_0_2_22" style:family="table">
      <style:table-properties table:align="left" style:width="0.55in"/>
    </style:style>
    <style:style style:name="TBL_0_0_2_22_col_0" style:family="table-column">
      <style:table-column-properties style:column-width="0.55in"/>
    </style:style>
    <style:style style:name="TBL_0_0_2_22_row_0" style:family="table-row">
      <style:table-row-properties style:use-optimal-row-height="false" style:row-height="0.41in"/>
    </style:style>
    <style:style style:name="TBL_0_0_2_23" style:family="table">
      <style:table-properties table:align="left" style:width="0.9in"/>
    </style:style>
    <style:style style:name="TBL_0_0_2_23_col_0" style:family="table-column">
      <style:table-column-properties style:column-width="0.9in"/>
    </style:style>
    <style:style style:name="TBL_0_0_2_23_row_0" style:family="table-row">
      <style:table-row-properties style:use-optimal-row-height="false" style:row-height="0.47in"/>
    </style:style>
    <style:style style:name="TBL_0_0_2_24" style:family="table">
      <style:table-properties table:align="left" style:width="0.54in"/>
    </style:style>
    <style:style style:name="TBL_0_0_2_24_col_0" style:family="table-column">
      <style:table-column-properties style:column-width="0.54in"/>
    </style:style>
    <style:style style:name="TBL_0_0_2_24_row_0" style:family="table-row">
      <style:table-row-properties style:use-optimal-row-height="false" style:row-height="0.41in"/>
    </style:style>
    <style:style style:name="TBL_0_0_2_25" style:family="table">
      <style:table-properties table:align="left" style:width="0.54in"/>
    </style:style>
    <style:style style:name="TBL_0_0_2_25_col_0" style:family="table-column">
      <style:table-column-properties style:column-width="0.54in"/>
    </style:style>
    <style:style style:name="TBL_0_0_2_25_row_0" style:family="table-row">
      <style:table-row-properties style:use-optimal-row-height="false" style:row-height="0.41in"/>
    </style:style>
    <style:style style:name="TBL_0_0_2_26" style:family="table">
      <style:table-properties table:align="left" style:width="1.11in"/>
    </style:style>
    <style:style style:name="TBL_0_0_2_26_col_0" style:family="table-column">
      <style:table-column-properties style:column-width="1.11in"/>
    </style:style>
    <style:style style:name="TBL_0_0_2_26_row_0" style:family="table-row">
      <style:table-row-properties style:use-optimal-row-height="false" style:row-height="0.41in"/>
    </style:style>
    <style:style style:name="TBL_0_0_2_27" style:family="table">
      <style:table-properties table:align="left" style:width="1.77in"/>
    </style:style>
    <style:style style:name="TBL_0_0_2_27_col_0" style:family="table-column">
      <style:table-column-properties style:column-width="0.05in"/>
    </style:style>
    <style:style style:name="TBL_0_0_2_27_col_1" style:family="table-column">
      <style:table-column-properties style:column-width="1.66in"/>
    </style:style>
    <style:style style:name="TBL_0_0_2_27_col_2" style:family="table-column">
      <style:table-column-properties style:column-width="0.05in"/>
    </style:style>
    <style:style style:name="TBL_0_0_2_27_row_0" style:family="table-row">
      <style:table-row-properties style:use-optimal-row-height="false" style:row-height="0.06in"/>
    </style:style>
    <style:style style:name="TBL_0_0_2_27_row_1" style:family="table-row">
      <style:table-row-properties style:use-optimal-row-height="false" style:row-height="0.95in"/>
    </style:style>
    <style:style style:name="TBL_0_0_2_28" style:family="table">
      <style:table-properties table:align="left" style:width="1.58in"/>
    </style:style>
    <style:style style:name="TBL_0_0_2_28_col_0" style:family="table-column">
      <style:table-column-properties style:column-width="0.05in"/>
    </style:style>
    <style:style style:name="TBL_0_0_2_28_col_1" style:family="table-column">
      <style:table-column-properties style:column-width="1.5in"/>
    </style:style>
    <style:style style:name="TBL_0_0_2_28_col_2" style:family="table-column">
      <style:table-column-properties style:column-width="0.02in"/>
    </style:style>
    <style:style style:name="TBL_0_0_2_28_row_0" style:family="table-row">
      <style:table-row-properties style:use-optimal-row-height="false" style:row-height="0.06in"/>
    </style:style>
    <style:style style:name="TBL_0_0_2_28_row_1" style:family="table-row">
      <style:table-row-properties style:use-optimal-row-height="false" style:row-height="0.27in"/>
    </style:style>
    <style:style style:name="TBL_0_0_2_29" style:family="table">
      <style:table-properties table:align="left" style:width="0.97in"/>
    </style:style>
    <style:style style:name="TBL_0_0_2_29_col_0" style:family="table-column">
      <style:table-column-properties style:column-width="0.97in"/>
    </style:style>
    <style:style style:name="TBL_0_0_2_29_row_0" style:family="table-row">
      <style:table-row-properties style:use-optimal-row-height="false" style:row-height="0.41in"/>
    </style:style>
    <style:style style:name="TBL_0_0_2_30" style:family="table">
      <style:table-properties table:align="left" style:width="0.97in"/>
    </style:style>
    <style:style style:name="TBL_0_0_2_30_col_0" style:family="table-column">
      <style:table-column-properties style:column-width="0.97in"/>
    </style:style>
    <style:style style:name="TBL_0_0_2_30_row_0" style:family="table-row">
      <style:table-row-properties style:use-optimal-row-height="false" style:row-height="0.41in"/>
    </style:style>
    <style:style style:name="TBL_0_0_2_31" style:family="table">
      <style:table-properties table:align="left" style:width="1.11in"/>
    </style:style>
    <style:style style:name="TBL_0_0_2_31_col_0" style:family="table-column">
      <style:table-column-properties style:column-width="1.11in"/>
    </style:style>
    <style:style style:name="TBL_0_0_2_31_row_0" style:family="table-row">
      <style:table-row-properties style:use-optimal-row-height="false" style:row-height="0.41in"/>
    </style:style>
    <style:style style:name="TBL_0_0_2_32" style:family="table">
      <style:table-properties table:align="left" style:width="1.06in"/>
    </style:style>
    <style:style style:name="TBL_0_0_2_32_col_0" style:family="table-column">
      <style:table-column-properties style:column-width="1.06in"/>
    </style:style>
    <style:style style:name="TBL_0_0_2_32_row_0" style:family="table-row">
      <style:table-row-properties style:use-optimal-row-height="false" style:row-height="0.41in"/>
    </style:style>
    <style:style style:name="TBL_0_0_2_row_3" style:family="table-row">
      <style:table-row-properties style:use-optimal-row-height="false" style:row-height="1.43in"/>
    </style:style>
    <style:style style:name="TBL_0_0_2_33" style:family="table">
      <style:table-properties table:align="left" style:width="0.55in"/>
    </style:style>
    <style:style style:name="TBL_0_0_2_33_col_0" style:family="table-column">
      <style:table-column-properties style:column-width="0.55in"/>
    </style:style>
    <style:style style:name="TBL_0_0_2_33_row_0" style:family="table-row">
      <style:table-row-properties style:use-optimal-row-height="false" style:row-height="0.41in"/>
    </style:style>
    <style:style style:name="TBL_0_0_2_34" style:family="table">
      <style:table-properties table:align="left" style:width="0.9in"/>
    </style:style>
    <style:style style:name="TBL_0_0_2_34_col_0" style:family="table-column">
      <style:table-column-properties style:column-width="0.9in"/>
    </style:style>
    <style:style style:name="TBL_0_0_2_34_row_0" style:family="table-row">
      <style:table-row-properties style:use-optimal-row-height="false" style:row-height="1.12in"/>
    </style:style>
    <style:style style:name="TBL_0_0_2_35" style:family="table">
      <style:table-properties table:align="left" style:width="0.54in"/>
    </style:style>
    <style:style style:name="TBL_0_0_2_35_col_0" style:family="table-column">
      <style:table-column-properties style:column-width="0.54in"/>
    </style:style>
    <style:style style:name="TBL_0_0_2_35_row_0" style:family="table-row">
      <style:table-row-properties style:use-optimal-row-height="false" style:row-height="0.41in"/>
    </style:style>
    <style:style style:name="TBL_0_0_2_36" style:family="table">
      <style:table-properties table:align="left" style:width="0.54in"/>
    </style:style>
    <style:style style:name="TBL_0_0_2_36_col_0" style:family="table-column">
      <style:table-column-properties style:column-width="0.54in"/>
    </style:style>
    <style:style style:name="TBL_0_0_2_36_row_0" style:family="table-row">
      <style:table-row-properties style:use-optimal-row-height="false" style:row-height="0.41in"/>
    </style:style>
    <style:style style:name="TBL_0_0_2_37" style:family="table">
      <style:table-properties table:align="left" style:width="1.11in"/>
    </style:style>
    <style:style style:name="TBL_0_0_2_37_col_0" style:family="table-column">
      <style:table-column-properties style:column-width="1.11in"/>
    </style:style>
    <style:style style:name="TBL_0_0_2_37_row_0" style:family="table-row">
      <style:table-row-properties style:use-optimal-row-height="false" style:row-height="0.41in"/>
    </style:style>
    <style:style style:name="TBL_0_0_2_38" style:family="table">
      <style:table-properties table:align="left" style:width="1.77in"/>
    </style:style>
    <style:style style:name="TBL_0_0_2_38_col_0" style:family="table-column">
      <style:table-column-properties style:column-width="0.05in"/>
    </style:style>
    <style:style style:name="TBL_0_0_2_38_col_1" style:family="table-column">
      <style:table-column-properties style:column-width="1.66in"/>
    </style:style>
    <style:style style:name="TBL_0_0_2_38_col_2" style:family="table-column">
      <style:table-column-properties style:column-width="0.05in"/>
    </style:style>
    <style:style style:name="TBL_0_0_2_38_row_0" style:family="table-row">
      <style:table-row-properties style:use-optimal-row-height="false" style:row-height="0.06in"/>
    </style:style>
    <style:style style:name="TBL_0_0_2_38_row_1" style:family="table-row">
      <style:table-row-properties style:use-optimal-row-height="false" style:row-height="1.29in"/>
    </style:style>
    <style:style style:name="TBL_0_0_2_39" style:family="table">
      <style:table-properties table:align="left" style:width="1.58in"/>
    </style:style>
    <style:style style:name="TBL_0_0_2_39_col_0" style:family="table-column">
      <style:table-column-properties style:column-width="0.05in"/>
    </style:style>
    <style:style style:name="TBL_0_0_2_39_col_1" style:family="table-column">
      <style:table-column-properties style:column-width="1.5in"/>
    </style:style>
    <style:style style:name="TBL_0_0_2_39_col_2" style:family="table-column">
      <style:table-column-properties style:column-width="0.02in"/>
    </style:style>
    <style:style style:name="TBL_0_0_2_39_row_0" style:family="table-row">
      <style:table-row-properties style:use-optimal-row-height="false" style:row-height="0.06in"/>
    </style:style>
    <style:style style:name="TBL_0_0_2_39_row_1" style:family="table-row">
      <style:table-row-properties style:use-optimal-row-height="false" style:row-height="0.27in"/>
    </style:style>
    <style:style style:name="TBL_0_0_2_40" style:family="table">
      <style:table-properties table:align="left" style:width="0.97in"/>
    </style:style>
    <style:style style:name="TBL_0_0_2_40_col_0" style:family="table-column">
      <style:table-column-properties style:column-width="0.97in"/>
    </style:style>
    <style:style style:name="TBL_0_0_2_40_row_0" style:family="table-row">
      <style:table-row-properties style:use-optimal-row-height="false" style:row-height="0.41in"/>
    </style:style>
    <style:style style:name="TBL_0_0_2_41" style:family="table">
      <style:table-properties table:align="left" style:width="0.97in"/>
    </style:style>
    <style:style style:name="TBL_0_0_2_41_col_0" style:family="table-column">
      <style:table-column-properties style:column-width="0.97in"/>
    </style:style>
    <style:style style:name="TBL_0_0_2_41_row_0" style:family="table-row">
      <style:table-row-properties style:use-optimal-row-height="false" style:row-height="0.41in"/>
    </style:style>
    <style:style style:name="TBL_0_0_2_42" style:family="table">
      <style:table-properties table:align="left" style:width="1.11in"/>
    </style:style>
    <style:style style:name="TBL_0_0_2_42_col_0" style:family="table-column">
      <style:table-column-properties style:column-width="1.11in"/>
    </style:style>
    <style:style style:name="TBL_0_0_2_42_row_0" style:family="table-row">
      <style:table-row-properties style:use-optimal-row-height="false" style:row-height="0.41in"/>
    </style:style>
    <style:style style:name="TBL_0_0_2_43" style:family="table">
      <style:table-properties table:align="left" style:width="1.06in"/>
    </style:style>
    <style:style style:name="TBL_0_0_2_43_col_0" style:family="table-column">
      <style:table-column-properties style:column-width="1.06in"/>
    </style:style>
    <style:style style:name="TBL_0_0_2_43_row_0" style:family="table-row">
      <style:table-row-properties style:use-optimal-row-height="false" style:row-height="0.41in"/>
    </style:style>
    <style:style style:name="TBL_0_0_row_6" style:family="table-row">
      <style:table-row-properties style:use-optimal-row-height="false" style:row-height="1.93in"/>
    </style:style>
    <style:style style:name="TBL_0_0_row_7" style:family="table-row">
      <style:table-row-properties style:use-optimal-row-height="false" style:row-height="0.27in"/>
    </style:style>
    <style:style style:name="C8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C9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4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1" style:master-page-name="master_0" style:family="table">
      <style:table-properties table:align="left" style:width="11.69in" fo:break-before="page"/>
    </style:style>
    <style:style style:name="TBL_0_1_col_0" style:family="table-column">
      <style:table-column-properties style:column-width="0.26in"/>
    </style:style>
    <style:style style:name="TBL_0_1_col_1" style:family="table-column">
      <style:table-column-properties style:column-width="0.04in"/>
    </style:style>
    <style:style style:name="TBL_0_1_col_2" style:family="table-column">
      <style:table-column-properties style:column-width="3.12in"/>
    </style:style>
    <style:style style:name="TBL_0_1_col_3" style:family="table-column">
      <style:table-column-properties style:column-width="6.27in"/>
    </style:style>
    <style:style style:name="TBL_0_1_col_4" style:family="table-column">
      <style:table-column-properties style:column-width="1.09in"/>
    </style:style>
    <style:style style:name="TBL_0_1_col_5" style:family="table-column">
      <style:table-column-properties style:column-width="0.01in"/>
    </style:style>
    <style:style style:name="TBL_0_1_col_6" style:family="table-column">
      <style:table-column-properties style:column-width="0.54in"/>
    </style:style>
    <style:style style:name="TBL_0_1_col_7" style:family="table-column">
      <style:table-column-properties style:column-width="0.08in"/>
    </style:style>
    <style:style style:name="TBL_0_1_col_8" style:family="table-column">
      <style:table-column-properties style:column-width="0.25in"/>
    </style:style>
    <style:style style:name="TBL_0_1_row_0" style:family="table-row">
      <style:table-row-properties style:use-optimal-row-height="false" style:row-height="0.27in"/>
    </style:style>
    <style:style style:name="TBL_0_1_row_1" style:family="table-row">
      <style:table-row-properties style:use-optimal-row-height="false" style:row-height="5.65in"/>
    </style:style>
    <style:style style:name="TBL_0_1_0" style:family="table">
      <style:table-properties table:align="left" style:width="11.13in"/>
    </style:style>
    <style:style style:name="TBL_0_1_0_col_0" style:family="table-column">
      <style:table-column-properties style:column-width="0.55in"/>
    </style:style>
    <style:style style:name="TBL_0_1_0_col_1" style:family="table-column">
      <style:table-column-properties style:column-width="0.9in"/>
    </style:style>
    <style:style style:name="TBL_0_1_0_col_2" style:family="table-column">
      <style:table-column-properties style:column-width="0.54in"/>
    </style:style>
    <style:style style:name="TBL_0_1_0_col_3" style:family="table-column">
      <style:table-column-properties style:column-width="0.54in"/>
    </style:style>
    <style:style style:name="TBL_0_1_0_col_4" style:family="table-column">
      <style:table-column-properties style:column-width="1.11in"/>
    </style:style>
    <style:style style:name="TBL_0_1_0_col_5" style:family="table-column">
      <style:table-column-properties style:column-width="1.77in"/>
    </style:style>
    <style:style style:name="TBL_0_1_0_col_6" style:family="table-column">
      <style:table-column-properties style:column-width="1.58in"/>
    </style:style>
    <style:style style:name="TBL_0_1_0_col_7" style:family="table-column">
      <style:table-column-properties style:column-width="0.97in"/>
    </style:style>
    <style:style style:name="TBL_0_1_0_col_8" style:family="table-column">
      <style:table-column-properties style:column-width="0.97in"/>
    </style:style>
    <style:style style:name="TBL_0_1_0_col_9" style:family="table-column">
      <style:table-column-properties style:column-width="1.11in"/>
    </style:style>
    <style:style style:name="TBL_0_1_0_col_10" style:family="table-column">
      <style:table-column-properties style:column-width="1.06in"/>
    </style:style>
    <style:style style:name="TBL_0_1_0_row_0" style:family="table-row">
      <style:table-row-properties style:use-optimal-row-height="false" style:row-height="0.41in"/>
    </style:style>
    <style:style style:name="TBL_0_1_0_0" style:family="table">
      <style:table-properties table:align="left" style:width="0.55in"/>
    </style:style>
    <style:style style:name="TBL_0_1_0_0_col_0" style:family="table-column">
      <style:table-column-properties style:column-width="0.55in"/>
    </style:style>
    <style:style style:name="TBL_0_1_0_0_row_0" style:family="table-row">
      <style:table-row-properties style:use-optimal-row-height="false" style:row-height="0.41in"/>
    </style:style>
    <style:style style:name="TBL_0_1_0_1" style:family="table">
      <style:table-properties table:align="left" style:width="0.9in"/>
    </style:style>
    <style:style style:name="TBL_0_1_0_1_col_0" style:family="table-column">
      <style:table-column-properties style:column-width="0.9in"/>
    </style:style>
    <style:style style:name="TBL_0_1_0_1_row_0" style:family="table-row">
      <style:table-row-properties style:use-optimal-row-height="false" style:row-height="0.41in"/>
    </style:style>
    <style:style style:name="TBL_0_1_0_2" style:family="table">
      <style:table-properties table:align="left" style:width="0.54in"/>
    </style:style>
    <style:style style:name="TBL_0_1_0_2_col_0" style:family="table-column">
      <style:table-column-properties style:column-width="0.54in"/>
    </style:style>
    <style:style style:name="TBL_0_1_0_2_row_0" style:family="table-row">
      <style:table-row-properties style:use-optimal-row-height="false" style:row-height="0.41in"/>
    </style:style>
    <style:style style:name="TBL_0_1_0_3" style:family="table">
      <style:table-properties table:align="left" style:width="0.54in"/>
    </style:style>
    <style:style style:name="TBL_0_1_0_3_col_0" style:family="table-column">
      <style:table-column-properties style:column-width="0.54in"/>
    </style:style>
    <style:style style:name="TBL_0_1_0_3_row_0" style:family="table-row">
      <style:table-row-properties style:use-optimal-row-height="false" style:row-height="0.41in"/>
    </style:style>
    <style:style style:name="TBL_0_1_0_4" style:family="table">
      <style:table-properties table:align="left" style:width="1.11in"/>
    </style:style>
    <style:style style:name="TBL_0_1_0_4_col_0" style:family="table-column">
      <style:table-column-properties style:column-width="1.11in"/>
    </style:style>
    <style:style style:name="TBL_0_1_0_4_row_0" style:family="table-row">
      <style:table-row-properties style:use-optimal-row-height="false" style:row-height="0.41in"/>
    </style:style>
    <style:style style:name="TBL_0_1_0_5" style:family="table">
      <style:table-properties table:align="left" style:width="1.77in"/>
    </style:style>
    <style:style style:name="TBL_0_1_0_5_col_0" style:family="table-column">
      <style:table-column-properties style:column-width="0.04in"/>
    </style:style>
    <style:style style:name="TBL_0_1_0_5_col_1" style:family="table-column">
      <style:table-column-properties style:column-width="1.66in"/>
    </style:style>
    <style:style style:name="TBL_0_1_0_5_col_2" style:family="table-column">
      <style:table-column-properties style:column-width="0.06in"/>
    </style:style>
    <style:style style:name="TBL_0_1_0_5_row_0" style:family="table-row">
      <style:table-row-properties style:use-optimal-row-height="false" style:row-height="0.06in"/>
    </style:style>
    <style:style style:name="TBL_0_1_0_5_row_1" style:family="table-row">
      <style:table-row-properties style:use-optimal-row-height="false" style:row-height="0.27in"/>
    </style:style>
    <style:style style:name="TBL_0_1_0_6" style:family="table">
      <style:table-properties table:align="left" style:width="1.58in"/>
    </style:style>
    <style:style style:name="TBL_0_1_0_6_col_0" style:family="table-column">
      <style:table-column-properties style:column-width="0.05in"/>
    </style:style>
    <style:style style:name="TBL_0_1_0_6_col_1" style:family="table-column">
      <style:table-column-properties style:column-width="1.5in"/>
    </style:style>
    <style:style style:name="TBL_0_1_0_6_col_2" style:family="table-column">
      <style:table-column-properties style:column-width="0.02in"/>
    </style:style>
    <style:style style:name="TBL_0_1_0_6_row_0" style:family="table-row">
      <style:table-row-properties style:use-optimal-row-height="false" style:row-height="0.06in"/>
    </style:style>
    <style:style style:name="TBL_0_1_0_6_row_1" style:family="table-row">
      <style:table-row-properties style:use-optimal-row-height="false" style:row-height="0.27in"/>
    </style:style>
    <style:style style:name="TBL_0_1_0_7" style:family="table">
      <style:table-properties table:align="left" style:width="0.97in"/>
    </style:style>
    <style:style style:name="TBL_0_1_0_7_col_0" style:family="table-column">
      <style:table-column-properties style:column-width="0.97in"/>
    </style:style>
    <style:style style:name="TBL_0_1_0_7_row_0" style:family="table-row">
      <style:table-row-properties style:use-optimal-row-height="false" style:row-height="0.41in"/>
    </style:style>
    <style:style style:name="TBL_0_1_0_8" style:family="table">
      <style:table-properties table:align="left" style:width="0.97in"/>
    </style:style>
    <style:style style:name="TBL_0_1_0_8_col_0" style:family="table-column">
      <style:table-column-properties style:column-width="0.97in"/>
    </style:style>
    <style:style style:name="TBL_0_1_0_8_row_0" style:family="table-row">
      <style:table-row-properties style:use-optimal-row-height="false" style:row-height="0.41in"/>
    </style:style>
    <style:style style:name="TBL_0_1_0_9" style:family="table">
      <style:table-properties table:align="left" style:width="1.11in"/>
    </style:style>
    <style:style style:name="TBL_0_1_0_9_col_0" style:family="table-column">
      <style:table-column-properties style:column-width="1.11in"/>
    </style:style>
    <style:style style:name="TBL_0_1_0_9_row_0" style:family="table-row">
      <style:table-row-properties style:use-optimal-row-height="false" style:row-height="0.41in"/>
    </style:style>
    <style:style style:name="TBL_0_1_0_10" style:family="table">
      <style:table-properties table:align="left" style:width="1.06in"/>
    </style:style>
    <style:style style:name="TBL_0_1_0_10_col_0" style:family="table-column">
      <style:table-column-properties style:column-width="1.06in"/>
    </style:style>
    <style:style style:name="TBL_0_1_0_10_row_0" style:family="table-row">
      <style:table-row-properties style:use-optimal-row-height="false" style:row-height="0.41in"/>
    </style:style>
    <style:style style:name="TBL_0_1_0_row_1" style:family="table-row">
      <style:table-row-properties style:use-optimal-row-height="false" style:row-height="1.58in"/>
    </style:style>
    <style:style style:name="TBL_0_1_0_11" style:family="table">
      <style:table-properties table:align="left" style:width="0.55in"/>
    </style:style>
    <style:style style:name="TBL_0_1_0_11_col_0" style:family="table-column">
      <style:table-column-properties style:column-width="0.55in"/>
    </style:style>
    <style:style style:name="TBL_0_1_0_11_row_0" style:family="table-row">
      <style:table-row-properties style:use-optimal-row-height="false" style:row-height="0.41in"/>
    </style:style>
    <style:style style:name="TBL_0_1_0_12" style:family="table">
      <style:table-properties table:align="left" style:width="0.9in"/>
    </style:style>
    <style:style style:name="TBL_0_1_0_12_col_0" style:family="table-column">
      <style:table-column-properties style:column-width="0.9in"/>
    </style:style>
    <style:style style:name="TBL_0_1_0_12_row_0" style:family="table-row">
      <style:table-row-properties style:use-optimal-row-height="false" style:row-height="0.8in"/>
    </style:style>
    <style:style style:name="TBL_0_1_0_13" style:family="table">
      <style:table-properties table:align="left" style:width="0.54in"/>
    </style:style>
    <style:style style:name="TBL_0_1_0_13_col_0" style:family="table-column">
      <style:table-column-properties style:column-width="0.54in"/>
    </style:style>
    <style:style style:name="TBL_0_1_0_13_row_0" style:family="table-row">
      <style:table-row-properties style:use-optimal-row-height="false" style:row-height="0.41in"/>
    </style:style>
    <style:style style:name="TBL_0_1_0_14" style:family="table">
      <style:table-properties table:align="left" style:width="0.54in"/>
    </style:style>
    <style:style style:name="TBL_0_1_0_14_col_0" style:family="table-column">
      <style:table-column-properties style:column-width="0.54in"/>
    </style:style>
    <style:style style:name="TBL_0_1_0_14_row_0" style:family="table-row">
      <style:table-row-properties style:use-optimal-row-height="false" style:row-height="0.41in"/>
    </style:style>
    <style:style style:name="TBL_0_1_0_15" style:family="table">
      <style:table-properties table:align="left" style:width="1.11in"/>
    </style:style>
    <style:style style:name="TBL_0_1_0_15_col_0" style:family="table-column">
      <style:table-column-properties style:column-width="1.11in"/>
    </style:style>
    <style:style style:name="TBL_0_1_0_15_row_0" style:family="table-row">
      <style:table-row-properties style:use-optimal-row-height="false" style:row-height="0.41in"/>
    </style:style>
    <style:style style:name="TBL_0_1_0_16" style:family="table">
      <style:table-properties table:align="left" style:width="1.77in"/>
    </style:style>
    <style:style style:name="TBL_0_1_0_16_col_0" style:family="table-column">
      <style:table-column-properties style:column-width="0.05in"/>
    </style:style>
    <style:style style:name="TBL_0_1_0_16_col_1" style:family="table-column">
      <style:table-column-properties style:column-width="1.66in"/>
    </style:style>
    <style:style style:name="TBL_0_1_0_16_col_2" style:family="table-column">
      <style:table-column-properties style:column-width="0.05in"/>
    </style:style>
    <style:style style:name="TBL_0_1_0_16_row_0" style:family="table-row">
      <style:table-row-properties style:use-optimal-row-height="false" style:row-height="0.06in"/>
    </style:style>
    <style:style style:name="TBL_0_1_0_16_row_1" style:family="table-row">
      <style:table-row-properties style:use-optimal-row-height="false" style:row-height="1.44in"/>
    </style:style>
    <style:style style:name="TBL_0_1_0_17" style:family="table">
      <style:table-properties table:align="left" style:width="1.58in"/>
    </style:style>
    <style:style style:name="TBL_0_1_0_17_col_0" style:family="table-column">
      <style:table-column-properties style:column-width="0.05in"/>
    </style:style>
    <style:style style:name="TBL_0_1_0_17_col_1" style:family="table-column">
      <style:table-column-properties style:column-width="1.5in"/>
    </style:style>
    <style:style style:name="TBL_0_1_0_17_col_2" style:family="table-column">
      <style:table-column-properties style:column-width="0.02in"/>
    </style:style>
    <style:style style:name="TBL_0_1_0_17_row_0" style:family="table-row">
      <style:table-row-properties style:use-optimal-row-height="false" style:row-height="0.06in"/>
    </style:style>
    <style:style style:name="TBL_0_1_0_17_row_1" style:family="table-row">
      <style:table-row-properties style:use-optimal-row-height="false" style:row-height="0.27in"/>
    </style:style>
    <style:style style:name="TBL_0_1_0_18" style:family="table">
      <style:table-properties table:align="left" style:width="0.97in"/>
    </style:style>
    <style:style style:name="TBL_0_1_0_18_col_0" style:family="table-column">
      <style:table-column-properties style:column-width="0.97in"/>
    </style:style>
    <style:style style:name="TBL_0_1_0_18_row_0" style:family="table-row">
      <style:table-row-properties style:use-optimal-row-height="false" style:row-height="0.41in"/>
    </style:style>
    <style:style style:name="TBL_0_1_0_19" style:family="table">
      <style:table-properties table:align="left" style:width="0.97in"/>
    </style:style>
    <style:style style:name="TBL_0_1_0_19_col_0" style:family="table-column">
      <style:table-column-properties style:column-width="0.97in"/>
    </style:style>
    <style:style style:name="TBL_0_1_0_19_row_0" style:family="table-row">
      <style:table-row-properties style:use-optimal-row-height="false" style:row-height="0.41in"/>
    </style:style>
    <style:style style:name="TBL_0_1_0_20" style:family="table">
      <style:table-properties table:align="left" style:width="1.11in"/>
    </style:style>
    <style:style style:name="TBL_0_1_0_20_col_0" style:family="table-column">
      <style:table-column-properties style:column-width="1.11in"/>
    </style:style>
    <style:style style:name="TBL_0_1_0_20_row_0" style:family="table-row">
      <style:table-row-properties style:use-optimal-row-height="false" style:row-height="0.41in"/>
    </style:style>
    <style:style style:name="TBL_0_1_0_21" style:family="table">
      <style:table-properties table:align="left" style:width="1.06in"/>
    </style:style>
    <style:style style:name="TBL_0_1_0_21_col_0" style:family="table-column">
      <style:table-column-properties style:column-width="1.06in"/>
    </style:style>
    <style:style style:name="TBL_0_1_0_21_row_0" style:family="table-row">
      <style:table-row-properties style:use-optimal-row-height="false" style:row-height="0.41in"/>
    </style:style>
    <style:style style:name="TBL_0_1_0_row_2" style:family="table-row">
      <style:table-row-properties style:use-optimal-row-height="false" style:row-height="1.58in"/>
    </style:style>
    <style:style style:name="TBL_0_1_0_22" style:family="table">
      <style:table-properties table:align="left" style:width="0.55in"/>
    </style:style>
    <style:style style:name="TBL_0_1_0_22_col_0" style:family="table-column">
      <style:table-column-properties style:column-width="0.55in"/>
    </style:style>
    <style:style style:name="TBL_0_1_0_22_row_0" style:family="table-row">
      <style:table-row-properties style:use-optimal-row-height="false" style:row-height="0.41in"/>
    </style:style>
    <style:style style:name="TBL_0_1_0_23" style:family="table">
      <style:table-properties table:align="left" style:width="0.9in"/>
    </style:style>
    <style:style style:name="TBL_0_1_0_23_col_0" style:family="table-column">
      <style:table-column-properties style:column-width="0.9in"/>
    </style:style>
    <style:style style:name="TBL_0_1_0_23_row_0" style:family="table-row">
      <style:table-row-properties style:use-optimal-row-height="false" style:row-height="0.95in"/>
    </style:style>
    <style:style style:name="TBL_0_1_0_24" style:family="table">
      <style:table-properties table:align="left" style:width="0.54in"/>
    </style:style>
    <style:style style:name="TBL_0_1_0_24_col_0" style:family="table-column">
      <style:table-column-properties style:column-width="0.54in"/>
    </style:style>
    <style:style style:name="TBL_0_1_0_24_row_0" style:family="table-row">
      <style:table-row-properties style:use-optimal-row-height="false" style:row-height="0.41in"/>
    </style:style>
    <style:style style:name="TBL_0_1_0_25" style:family="table">
      <style:table-properties table:align="left" style:width="0.54in"/>
    </style:style>
    <style:style style:name="TBL_0_1_0_25_col_0" style:family="table-column">
      <style:table-column-properties style:column-width="0.54in"/>
    </style:style>
    <style:style style:name="TBL_0_1_0_25_row_0" style:family="table-row">
      <style:table-row-properties style:use-optimal-row-height="false" style:row-height="0.41in"/>
    </style:style>
    <style:style style:name="TBL_0_1_0_26" style:family="table">
      <style:table-properties table:align="left" style:width="1.11in"/>
    </style:style>
    <style:style style:name="TBL_0_1_0_26_col_0" style:family="table-column">
      <style:table-column-properties style:column-width="1.11in"/>
    </style:style>
    <style:style style:name="TBL_0_1_0_26_row_0" style:family="table-row">
      <style:table-row-properties style:use-optimal-row-height="false" style:row-height="0.41in"/>
    </style:style>
    <style:style style:name="TBL_0_1_0_27" style:family="table">
      <style:table-properties table:align="left" style:width="1.77in"/>
    </style:style>
    <style:style style:name="TBL_0_1_0_27_col_0" style:family="table-column">
      <style:table-column-properties style:column-width="0.05in"/>
    </style:style>
    <style:style style:name="TBL_0_1_0_27_col_1" style:family="table-column">
      <style:table-column-properties style:column-width="1.66in"/>
    </style:style>
    <style:style style:name="TBL_0_1_0_27_col_2" style:family="table-column">
      <style:table-column-properties style:column-width="0.05in"/>
    </style:style>
    <style:style style:name="TBL_0_1_0_27_row_0" style:family="table-row">
      <style:table-row-properties style:use-optimal-row-height="false" style:row-height="0.06in"/>
    </style:style>
    <style:style style:name="TBL_0_1_0_27_row_1" style:family="table-row">
      <style:table-row-properties style:use-optimal-row-height="false" style:row-height="1.44in"/>
    </style:style>
    <style:style style:name="TBL_0_1_0_28" style:family="table">
      <style:table-properties table:align="left" style:width="1.58in"/>
    </style:style>
    <style:style style:name="TBL_0_1_0_28_col_0" style:family="table-column">
      <style:table-column-properties style:column-width="0.05in"/>
    </style:style>
    <style:style style:name="TBL_0_1_0_28_col_1" style:family="table-column">
      <style:table-column-properties style:column-width="1.5in"/>
    </style:style>
    <style:style style:name="TBL_0_1_0_28_col_2" style:family="table-column">
      <style:table-column-properties style:column-width="0.02in"/>
    </style:style>
    <style:style style:name="TBL_0_1_0_28_row_0" style:family="table-row">
      <style:table-row-properties style:use-optimal-row-height="false" style:row-height="0.06in"/>
    </style:style>
    <style:style style:name="TBL_0_1_0_28_row_1" style:family="table-row">
      <style:table-row-properties style:use-optimal-row-height="false" style:row-height="0.27in"/>
    </style:style>
    <style:style style:name="TBL_0_1_0_29" style:family="table">
      <style:table-properties table:align="left" style:width="0.97in"/>
    </style:style>
    <style:style style:name="TBL_0_1_0_29_col_0" style:family="table-column">
      <style:table-column-properties style:column-width="0.97in"/>
    </style:style>
    <style:style style:name="TBL_0_1_0_29_row_0" style:family="table-row">
      <style:table-row-properties style:use-optimal-row-height="false" style:row-height="0.41in"/>
    </style:style>
    <style:style style:name="TBL_0_1_0_30" style:family="table">
      <style:table-properties table:align="left" style:width="0.97in"/>
    </style:style>
    <style:style style:name="TBL_0_1_0_30_col_0" style:family="table-column">
      <style:table-column-properties style:column-width="0.97in"/>
    </style:style>
    <style:style style:name="TBL_0_1_0_30_row_0" style:family="table-row">
      <style:table-row-properties style:use-optimal-row-height="false" style:row-height="0.41in"/>
    </style:style>
    <style:style style:name="TBL_0_1_0_31" style:family="table">
      <style:table-properties table:align="left" style:width="1.11in"/>
    </style:style>
    <style:style style:name="TBL_0_1_0_31_col_0" style:family="table-column">
      <style:table-column-properties style:column-width="1.11in"/>
    </style:style>
    <style:style style:name="TBL_0_1_0_31_row_0" style:family="table-row">
      <style:table-row-properties style:use-optimal-row-height="false" style:row-height="0.41in"/>
    </style:style>
    <style:style style:name="TBL_0_1_0_32" style:family="table">
      <style:table-properties table:align="left" style:width="1.06in"/>
    </style:style>
    <style:style style:name="TBL_0_1_0_32_col_0" style:family="table-column">
      <style:table-column-properties style:column-width="1.06in"/>
    </style:style>
    <style:style style:name="TBL_0_1_0_32_row_0" style:family="table-row">
      <style:table-row-properties style:use-optimal-row-height="false" style:row-height="0.41in"/>
    </style:style>
    <style:style style:name="TBL_0_1_0_row_3" style:family="table-row">
      <style:table-row-properties style:use-optimal-row-height="false" style:row-height="2.06in"/>
    </style:style>
    <style:style style:name="TBL_0_1_0_33" style:family="table">
      <style:table-properties table:align="left" style:width="0.55in"/>
    </style:style>
    <style:style style:name="TBL_0_1_0_33_col_0" style:family="table-column">
      <style:table-column-properties style:column-width="0.55in"/>
    </style:style>
    <style:style style:name="TBL_0_1_0_33_row_0" style:family="table-row">
      <style:table-row-properties style:use-optimal-row-height="false" style:row-height="0.41in"/>
    </style:style>
    <style:style style:name="TBL_0_1_0_34" style:family="table">
      <style:table-properties table:align="left" style:width="0.9in"/>
    </style:style>
    <style:style style:name="TBL_0_1_0_34_col_0" style:family="table-column">
      <style:table-column-properties style:column-width="0.9in"/>
    </style:style>
    <style:style style:name="TBL_0_1_0_34_row_0" style:family="table-row">
      <style:table-row-properties style:use-optimal-row-height="false" style:row-height="0.95in"/>
    </style:style>
    <style:style style:name="TBL_0_1_0_35" style:family="table">
      <style:table-properties table:align="left" style:width="0.54in"/>
    </style:style>
    <style:style style:name="TBL_0_1_0_35_col_0" style:family="table-column">
      <style:table-column-properties style:column-width="0.54in"/>
    </style:style>
    <style:style style:name="TBL_0_1_0_35_row_0" style:family="table-row">
      <style:table-row-properties style:use-optimal-row-height="false" style:row-height="0.41in"/>
    </style:style>
    <style:style style:name="TBL_0_1_0_36" style:family="table">
      <style:table-properties table:align="left" style:width="0.54in"/>
    </style:style>
    <style:style style:name="TBL_0_1_0_36_col_0" style:family="table-column">
      <style:table-column-properties style:column-width="0.54in"/>
    </style:style>
    <style:style style:name="TBL_0_1_0_36_row_0" style:family="table-row">
      <style:table-row-properties style:use-optimal-row-height="false" style:row-height="0.41in"/>
    </style:style>
    <style:style style:name="TBL_0_1_0_37" style:family="table">
      <style:table-properties table:align="left" style:width="1.11in"/>
    </style:style>
    <style:style style:name="TBL_0_1_0_37_col_0" style:family="table-column">
      <style:table-column-properties style:column-width="1.11in"/>
    </style:style>
    <style:style style:name="TBL_0_1_0_37_row_0" style:family="table-row">
      <style:table-row-properties style:use-optimal-row-height="false" style:row-height="0.41in"/>
    </style:style>
    <style:style style:name="TBL_0_1_0_38" style:family="table">
      <style:table-properties table:align="left" style:width="1.77in"/>
    </style:style>
    <style:style style:name="TBL_0_1_0_38_col_0" style:family="table-column">
      <style:table-column-properties style:column-width="0.05in"/>
    </style:style>
    <style:style style:name="TBL_0_1_0_38_col_1" style:family="table-column">
      <style:table-column-properties style:column-width="1.66in"/>
    </style:style>
    <style:style style:name="TBL_0_1_0_38_col_2" style:family="table-column">
      <style:table-column-properties style:column-width="0.05in"/>
    </style:style>
    <style:style style:name="TBL_0_1_0_38_row_0" style:family="table-row">
      <style:table-row-properties style:use-optimal-row-height="false" style:row-height="0.06in"/>
    </style:style>
    <style:style style:name="TBL_0_1_0_38_row_1" style:family="table-row">
      <style:table-row-properties style:use-optimal-row-height="false" style:row-height="1.93in"/>
    </style:style>
    <style:style style:name="TBL_0_1_0_39" style:family="table">
      <style:table-properties table:align="left" style:width="1.58in"/>
    </style:style>
    <style:style style:name="TBL_0_1_0_39_col_0" style:family="table-column">
      <style:table-column-properties style:column-width="0.05in"/>
    </style:style>
    <style:style style:name="TBL_0_1_0_39_col_1" style:family="table-column">
      <style:table-column-properties style:column-width="1.5in"/>
    </style:style>
    <style:style style:name="TBL_0_1_0_39_col_2" style:family="table-column">
      <style:table-column-properties style:column-width="0.02in"/>
    </style:style>
    <style:style style:name="TBL_0_1_0_39_row_0" style:family="table-row">
      <style:table-row-properties style:use-optimal-row-height="false" style:row-height="0.06in"/>
    </style:style>
    <style:style style:name="TBL_0_1_0_39_row_1" style:family="table-row">
      <style:table-row-properties style:use-optimal-row-height="false" style:row-height="0.27in"/>
    </style:style>
    <style:style style:name="TBL_0_1_0_40" style:family="table">
      <style:table-properties table:align="left" style:width="0.97in"/>
    </style:style>
    <style:style style:name="TBL_0_1_0_40_col_0" style:family="table-column">
      <style:table-column-properties style:column-width="0.97in"/>
    </style:style>
    <style:style style:name="TBL_0_1_0_40_row_0" style:family="table-row">
      <style:table-row-properties style:use-optimal-row-height="false" style:row-height="0.41in"/>
    </style:style>
    <style:style style:name="TBL_0_1_0_41" style:family="table">
      <style:table-properties table:align="left" style:width="0.97in"/>
    </style:style>
    <style:style style:name="TBL_0_1_0_41_col_0" style:family="table-column">
      <style:table-column-properties style:column-width="0.97in"/>
    </style:style>
    <style:style style:name="TBL_0_1_0_41_row_0" style:family="table-row">
      <style:table-row-properties style:use-optimal-row-height="false" style:row-height="0.41in"/>
    </style:style>
    <style:style style:name="TBL_0_1_0_42" style:family="table">
      <style:table-properties table:align="left" style:width="1.11in"/>
    </style:style>
    <style:style style:name="TBL_0_1_0_42_col_0" style:family="table-column">
      <style:table-column-properties style:column-width="1.11in"/>
    </style:style>
    <style:style style:name="TBL_0_1_0_42_row_0" style:family="table-row">
      <style:table-row-properties style:use-optimal-row-height="false" style:row-height="0.41in"/>
    </style:style>
    <style:style style:name="TBL_0_1_0_43" style:family="table">
      <style:table-properties table:align="left" style:width="1.06in"/>
    </style:style>
    <style:style style:name="TBL_0_1_0_43_col_0" style:family="table-column">
      <style:table-column-properties style:column-width="1.06in"/>
    </style:style>
    <style:style style:name="TBL_0_1_0_43_row_0" style:family="table-row">
      <style:table-row-properties style:use-optimal-row-height="false" style:row-height="0.41in"/>
    </style:style>
    <style:style style:name="TBL_0_1_row_2" style:family="table-row">
      <style:table-row-properties style:use-optimal-row-height="false" style:row-height="1.77in"/>
    </style:style>
    <style:style style:name="TBL_0_1_row_3" style:family="table-row">
      <style:table-row-properties style:use-optimal-row-height="false" style:row-height="0.27in"/>
    </style:style>
    <style:style style:name="TBL_0_2" style:master-page-name="master_0" style:family="table">
      <style:table-properties table:align="left" style:width="11.69in" fo:break-before="page"/>
    </style:style>
    <style:style style:name="TBL_0_2_col_0" style:family="table-column">
      <style:table-column-properties style:column-width="0.26in"/>
    </style:style>
    <style:style style:name="TBL_0_2_col_1" style:family="table-column">
      <style:table-column-properties style:column-width="0.04in"/>
    </style:style>
    <style:style style:name="TBL_0_2_col_2" style:family="table-column">
      <style:table-column-properties style:column-width="3.12in"/>
    </style:style>
    <style:style style:name="TBL_0_2_col_3" style:family="table-column">
      <style:table-column-properties style:column-width="6.27in"/>
    </style:style>
    <style:style style:name="TBL_0_2_col_4" style:family="table-column">
      <style:table-column-properties style:column-width="1.09in"/>
    </style:style>
    <style:style style:name="TBL_0_2_col_5" style:family="table-column">
      <style:table-column-properties style:column-width="0.01in"/>
    </style:style>
    <style:style style:name="TBL_0_2_col_6" style:family="table-column">
      <style:table-column-properties style:column-width="0.54in"/>
    </style:style>
    <style:style style:name="TBL_0_2_col_7" style:family="table-column">
      <style:table-column-properties style:column-width="0.08in"/>
    </style:style>
    <style:style style:name="TBL_0_2_col_8" style:family="table-column">
      <style:table-column-properties style:column-width="0.25in"/>
    </style:style>
    <style:style style:name="TBL_0_2_row_0" style:family="table-row">
      <style:table-row-properties style:use-optimal-row-height="false" style:row-height="0.27in"/>
    </style:style>
    <style:style style:name="TBL_0_2_row_1" style:family="table-row">
      <style:table-row-properties style:use-optimal-row-height="false" style:row-height="6.44in"/>
    </style:style>
    <style:style style:name="TBL_0_2_0" style:family="table">
      <style:table-properties table:align="left" style:width="11.13in"/>
    </style:style>
    <style:style style:name="TBL_0_2_0_col_0" style:family="table-column">
      <style:table-column-properties style:column-width="0.55in"/>
    </style:style>
    <style:style style:name="TBL_0_2_0_col_1" style:family="table-column">
      <style:table-column-properties style:column-width="0.9in"/>
    </style:style>
    <style:style style:name="TBL_0_2_0_col_2" style:family="table-column">
      <style:table-column-properties style:column-width="0.54in"/>
    </style:style>
    <style:style style:name="TBL_0_2_0_col_3" style:family="table-column">
      <style:table-column-properties style:column-width="0.54in"/>
    </style:style>
    <style:style style:name="TBL_0_2_0_col_4" style:family="table-column">
      <style:table-column-properties style:column-width="1.11in"/>
    </style:style>
    <style:style style:name="TBL_0_2_0_col_5" style:family="table-column">
      <style:table-column-properties style:column-width="1.77in"/>
    </style:style>
    <style:style style:name="TBL_0_2_0_col_6" style:family="table-column">
      <style:table-column-properties style:column-width="1.58in"/>
    </style:style>
    <style:style style:name="TBL_0_2_0_col_7" style:family="table-column">
      <style:table-column-properties style:column-width="0.97in"/>
    </style:style>
    <style:style style:name="TBL_0_2_0_col_8" style:family="table-column">
      <style:table-column-properties style:column-width="0.97in"/>
    </style:style>
    <style:style style:name="TBL_0_2_0_col_9" style:family="table-column">
      <style:table-column-properties style:column-width="1.11in"/>
    </style:style>
    <style:style style:name="TBL_0_2_0_col_10" style:family="table-column">
      <style:table-column-properties style:column-width="1.06in"/>
    </style:style>
    <style:style style:name="TBL_0_2_0_row_0" style:family="table-row">
      <style:table-row-properties style:use-optimal-row-height="false" style:row-height="0.41in"/>
    </style:style>
    <style:style style:name="TBL_0_2_0_0" style:family="table">
      <style:table-properties table:align="left" style:width="0.55in"/>
    </style:style>
    <style:style style:name="TBL_0_2_0_0_col_0" style:family="table-column">
      <style:table-column-properties style:column-width="0.55in"/>
    </style:style>
    <style:style style:name="TBL_0_2_0_0_row_0" style:family="table-row">
      <style:table-row-properties style:use-optimal-row-height="false" style:row-height="0.41in"/>
    </style:style>
    <style:style style:name="TBL_0_2_0_1" style:family="table">
      <style:table-properties table:align="left" style:width="0.9in"/>
    </style:style>
    <style:style style:name="TBL_0_2_0_1_col_0" style:family="table-column">
      <style:table-column-properties style:column-width="0.9in"/>
    </style:style>
    <style:style style:name="TBL_0_2_0_1_row_0" style:family="table-row">
      <style:table-row-properties style:use-optimal-row-height="false" style:row-height="0.41in"/>
    </style:style>
    <style:style style:name="TBL_0_2_0_2" style:family="table">
      <style:table-properties table:align="left" style:width="0.54in"/>
    </style:style>
    <style:style style:name="TBL_0_2_0_2_col_0" style:family="table-column">
      <style:table-column-properties style:column-width="0.54in"/>
    </style:style>
    <style:style style:name="TBL_0_2_0_2_row_0" style:family="table-row">
      <style:table-row-properties style:use-optimal-row-height="false" style:row-height="0.41in"/>
    </style:style>
    <style:style style:name="TBL_0_2_0_3" style:family="table">
      <style:table-properties table:align="left" style:width="0.54in"/>
    </style:style>
    <style:style style:name="TBL_0_2_0_3_col_0" style:family="table-column">
      <style:table-column-properties style:column-width="0.54in"/>
    </style:style>
    <style:style style:name="TBL_0_2_0_3_row_0" style:family="table-row">
      <style:table-row-properties style:use-optimal-row-height="false" style:row-height="0.41in"/>
    </style:style>
    <style:style style:name="TBL_0_2_0_4" style:family="table">
      <style:table-properties table:align="left" style:width="1.11in"/>
    </style:style>
    <style:style style:name="TBL_0_2_0_4_col_0" style:family="table-column">
      <style:table-column-properties style:column-width="1.11in"/>
    </style:style>
    <style:style style:name="TBL_0_2_0_4_row_0" style:family="table-row">
      <style:table-row-properties style:use-optimal-row-height="false" style:row-height="0.41in"/>
    </style:style>
    <style:style style:name="TBL_0_2_0_5" style:family="table">
      <style:table-properties table:align="left" style:width="1.77in"/>
    </style:style>
    <style:style style:name="TBL_0_2_0_5_col_0" style:family="table-column">
      <style:table-column-properties style:column-width="0.04in"/>
    </style:style>
    <style:style style:name="TBL_0_2_0_5_col_1" style:family="table-column">
      <style:table-column-properties style:column-width="1.66in"/>
    </style:style>
    <style:style style:name="TBL_0_2_0_5_col_2" style:family="table-column">
      <style:table-column-properties style:column-width="0.06in"/>
    </style:style>
    <style:style style:name="TBL_0_2_0_5_row_0" style:family="table-row">
      <style:table-row-properties style:use-optimal-row-height="false" style:row-height="0.06in"/>
    </style:style>
    <style:style style:name="TBL_0_2_0_5_row_1" style:family="table-row">
      <style:table-row-properties style:use-optimal-row-height="false" style:row-height="0.27in"/>
    </style:style>
    <style:style style:name="TBL_0_2_0_6" style:family="table">
      <style:table-properties table:align="left" style:width="1.58in"/>
    </style:style>
    <style:style style:name="TBL_0_2_0_6_col_0" style:family="table-column">
      <style:table-column-properties style:column-width="0.05in"/>
    </style:style>
    <style:style style:name="TBL_0_2_0_6_col_1" style:family="table-column">
      <style:table-column-properties style:column-width="1.5in"/>
    </style:style>
    <style:style style:name="TBL_0_2_0_6_col_2" style:family="table-column">
      <style:table-column-properties style:column-width="0.02in"/>
    </style:style>
    <style:style style:name="TBL_0_2_0_6_row_0" style:family="table-row">
      <style:table-row-properties style:use-optimal-row-height="false" style:row-height="0.06in"/>
    </style:style>
    <style:style style:name="TBL_0_2_0_6_row_1" style:family="table-row">
      <style:table-row-properties style:use-optimal-row-height="false" style:row-height="0.27in"/>
    </style:style>
    <style:style style:name="TBL_0_2_0_7" style:family="table">
      <style:table-properties table:align="left" style:width="0.97in"/>
    </style:style>
    <style:style style:name="TBL_0_2_0_7_col_0" style:family="table-column">
      <style:table-column-properties style:column-width="0.97in"/>
    </style:style>
    <style:style style:name="TBL_0_2_0_7_row_0" style:family="table-row">
      <style:table-row-properties style:use-optimal-row-height="false" style:row-height="0.41in"/>
    </style:style>
    <style:style style:name="TBL_0_2_0_8" style:family="table">
      <style:table-properties table:align="left" style:width="0.97in"/>
    </style:style>
    <style:style style:name="TBL_0_2_0_8_col_0" style:family="table-column">
      <style:table-column-properties style:column-width="0.97in"/>
    </style:style>
    <style:style style:name="TBL_0_2_0_8_row_0" style:family="table-row">
      <style:table-row-properties style:use-optimal-row-height="false" style:row-height="0.41in"/>
    </style:style>
    <style:style style:name="TBL_0_2_0_9" style:family="table">
      <style:table-properties table:align="left" style:width="1.11in"/>
    </style:style>
    <style:style style:name="TBL_0_2_0_9_col_0" style:family="table-column">
      <style:table-column-properties style:column-width="1.11in"/>
    </style:style>
    <style:style style:name="TBL_0_2_0_9_row_0" style:family="table-row">
      <style:table-row-properties style:use-optimal-row-height="false" style:row-height="0.41in"/>
    </style:style>
    <style:style style:name="TBL_0_2_0_10" style:family="table">
      <style:table-properties table:align="left" style:width="1.06in"/>
    </style:style>
    <style:style style:name="TBL_0_2_0_10_col_0" style:family="table-column">
      <style:table-column-properties style:column-width="1.06in"/>
    </style:style>
    <style:style style:name="TBL_0_2_0_10_row_0" style:family="table-row">
      <style:table-row-properties style:use-optimal-row-height="false" style:row-height="0.41in"/>
    </style:style>
    <style:style style:name="TBL_0_2_0_row_1" style:family="table-row">
      <style:table-row-properties style:use-optimal-row-height="false" style:row-height="1.58in"/>
    </style:style>
    <style:style style:name="TBL_0_2_0_11" style:family="table">
      <style:table-properties table:align="left" style:width="0.55in"/>
    </style:style>
    <style:style style:name="TBL_0_2_0_11_col_0" style:family="table-column">
      <style:table-column-properties style:column-width="0.55in"/>
    </style:style>
    <style:style style:name="TBL_0_2_0_11_row_0" style:family="table-row">
      <style:table-row-properties style:use-optimal-row-height="false" style:row-height="0.41in"/>
    </style:style>
    <style:style style:name="TBL_0_2_0_12" style:family="table">
      <style:table-properties table:align="left" style:width="0.9in"/>
    </style:style>
    <style:style style:name="TBL_0_2_0_12_col_0" style:family="table-column">
      <style:table-column-properties style:column-width="0.9in"/>
    </style:style>
    <style:style style:name="TBL_0_2_0_12_row_0" style:family="table-row">
      <style:table-row-properties style:use-optimal-row-height="false" style:row-height="0.8in"/>
    </style:style>
    <style:style style:name="TBL_0_2_0_13" style:family="table">
      <style:table-properties table:align="left" style:width="0.54in"/>
    </style:style>
    <style:style style:name="TBL_0_2_0_13_col_0" style:family="table-column">
      <style:table-column-properties style:column-width="0.54in"/>
    </style:style>
    <style:style style:name="TBL_0_2_0_13_row_0" style:family="table-row">
      <style:table-row-properties style:use-optimal-row-height="false" style:row-height="0.41in"/>
    </style:style>
    <style:style style:name="TBL_0_2_0_14" style:family="table">
      <style:table-properties table:align="left" style:width="0.54in"/>
    </style:style>
    <style:style style:name="TBL_0_2_0_14_col_0" style:family="table-column">
      <style:table-column-properties style:column-width="0.54in"/>
    </style:style>
    <style:style style:name="TBL_0_2_0_14_row_0" style:family="table-row">
      <style:table-row-properties style:use-optimal-row-height="false" style:row-height="0.41in"/>
    </style:style>
    <style:style style:name="TBL_0_2_0_15" style:family="table">
      <style:table-properties table:align="left" style:width="1.11in"/>
    </style:style>
    <style:style style:name="TBL_0_2_0_15_col_0" style:family="table-column">
      <style:table-column-properties style:column-width="1.11in"/>
    </style:style>
    <style:style style:name="TBL_0_2_0_15_row_0" style:family="table-row">
      <style:table-row-properties style:use-optimal-row-height="false" style:row-height="0.41in"/>
    </style:style>
    <style:style style:name="TBL_0_2_0_16" style:family="table">
      <style:table-properties table:align="left" style:width="1.77in"/>
    </style:style>
    <style:style style:name="TBL_0_2_0_16_col_0" style:family="table-column">
      <style:table-column-properties style:column-width="0.05in"/>
    </style:style>
    <style:style style:name="TBL_0_2_0_16_col_1" style:family="table-column">
      <style:table-column-properties style:column-width="1.66in"/>
    </style:style>
    <style:style style:name="TBL_0_2_0_16_col_2" style:family="table-column">
      <style:table-column-properties style:column-width="0.05in"/>
    </style:style>
    <style:style style:name="TBL_0_2_0_16_row_0" style:family="table-row">
      <style:table-row-properties style:use-optimal-row-height="false" style:row-height="0.06in"/>
    </style:style>
    <style:style style:name="TBL_0_2_0_16_row_1" style:family="table-row">
      <style:table-row-properties style:use-optimal-row-height="false" style:row-height="1.44in"/>
    </style:style>
    <style:style style:name="TBL_0_2_0_17" style:family="table">
      <style:table-properties table:align="left" style:width="1.58in"/>
    </style:style>
    <style:style style:name="TBL_0_2_0_17_col_0" style:family="table-column">
      <style:table-column-properties style:column-width="0.05in"/>
    </style:style>
    <style:style style:name="TBL_0_2_0_17_col_1" style:family="table-column">
      <style:table-column-properties style:column-width="1.5in"/>
    </style:style>
    <style:style style:name="TBL_0_2_0_17_col_2" style:family="table-column">
      <style:table-column-properties style:column-width="0.02in"/>
    </style:style>
    <style:style style:name="TBL_0_2_0_17_row_0" style:family="table-row">
      <style:table-row-properties style:use-optimal-row-height="false" style:row-height="0.06in"/>
    </style:style>
    <style:style style:name="TBL_0_2_0_17_row_1" style:family="table-row">
      <style:table-row-properties style:use-optimal-row-height="false" style:row-height="0.27in"/>
    </style:style>
    <style:style style:name="TBL_0_2_0_18" style:family="table">
      <style:table-properties table:align="left" style:width="0.97in"/>
    </style:style>
    <style:style style:name="TBL_0_2_0_18_col_0" style:family="table-column">
      <style:table-column-properties style:column-width="0.97in"/>
    </style:style>
    <style:style style:name="TBL_0_2_0_18_row_0" style:family="table-row">
      <style:table-row-properties style:use-optimal-row-height="false" style:row-height="0.41in"/>
    </style:style>
    <style:style style:name="TBL_0_2_0_19" style:family="table">
      <style:table-properties table:align="left" style:width="0.97in"/>
    </style:style>
    <style:style style:name="TBL_0_2_0_19_col_0" style:family="table-column">
      <style:table-column-properties style:column-width="0.97in"/>
    </style:style>
    <style:style style:name="TBL_0_2_0_19_row_0" style:family="table-row">
      <style:table-row-properties style:use-optimal-row-height="false" style:row-height="0.41in"/>
    </style:style>
    <style:style style:name="TBL_0_2_0_20" style:family="table">
      <style:table-properties table:align="left" style:width="1.11in"/>
    </style:style>
    <style:style style:name="TBL_0_2_0_20_col_0" style:family="table-column">
      <style:table-column-properties style:column-width="1.11in"/>
    </style:style>
    <style:style style:name="TBL_0_2_0_20_row_0" style:family="table-row">
      <style:table-row-properties style:use-optimal-row-height="false" style:row-height="0.41in"/>
    </style:style>
    <style:style style:name="TBL_0_2_0_21" style:family="table">
      <style:table-properties table:align="left" style:width="1.06in"/>
    </style:style>
    <style:style style:name="TBL_0_2_0_21_col_0" style:family="table-column">
      <style:table-column-properties style:column-width="1.06in"/>
    </style:style>
    <style:style style:name="TBL_0_2_0_21_row_0" style:family="table-row">
      <style:table-row-properties style:use-optimal-row-height="false" style:row-height="0.41in"/>
    </style:style>
    <style:style style:name="TBL_0_2_0_row_2" style:family="table-row">
      <style:table-row-properties style:use-optimal-row-height="false" style:row-height="1.43in"/>
    </style:style>
    <style:style style:name="TBL_0_2_0_22" style:family="table">
      <style:table-properties table:align="left" style:width="0.55in"/>
    </style:style>
    <style:style style:name="TBL_0_2_0_22_col_0" style:family="table-column">
      <style:table-column-properties style:column-width="0.55in"/>
    </style:style>
    <style:style style:name="TBL_0_2_0_22_row_0" style:family="table-row">
      <style:table-row-properties style:use-optimal-row-height="false" style:row-height="0.41in"/>
    </style:style>
    <style:style style:name="TBL_0_2_0_23" style:family="table">
      <style:table-properties table:align="left" style:width="0.9in"/>
    </style:style>
    <style:style style:name="TBL_0_2_0_23_col_0" style:family="table-column">
      <style:table-column-properties style:column-width="0.9in"/>
    </style:style>
    <style:style style:name="TBL_0_2_0_23_row_0" style:family="table-row">
      <style:table-row-properties style:use-optimal-row-height="false" style:row-height="0.8in"/>
    </style:style>
    <style:style style:name="TBL_0_2_0_24" style:family="table">
      <style:table-properties table:align="left" style:width="0.54in"/>
    </style:style>
    <style:style style:name="TBL_0_2_0_24_col_0" style:family="table-column">
      <style:table-column-properties style:column-width="0.54in"/>
    </style:style>
    <style:style style:name="TBL_0_2_0_24_row_0" style:family="table-row">
      <style:table-row-properties style:use-optimal-row-height="false" style:row-height="0.41in"/>
    </style:style>
    <style:style style:name="TBL_0_2_0_25" style:family="table">
      <style:table-properties table:align="left" style:width="0.54in"/>
    </style:style>
    <style:style style:name="TBL_0_2_0_25_col_0" style:family="table-column">
      <style:table-column-properties style:column-width="0.54in"/>
    </style:style>
    <style:style style:name="TBL_0_2_0_25_row_0" style:family="table-row">
      <style:table-row-properties style:use-optimal-row-height="false" style:row-height="0.41in"/>
    </style:style>
    <style:style style:name="TBL_0_2_0_26" style:family="table">
      <style:table-properties table:align="left" style:width="1.11in"/>
    </style:style>
    <style:style style:name="TBL_0_2_0_26_col_0" style:family="table-column">
      <style:table-column-properties style:column-width="1.11in"/>
    </style:style>
    <style:style style:name="TBL_0_2_0_26_row_0" style:family="table-row">
      <style:table-row-properties style:use-optimal-row-height="false" style:row-height="0.41in"/>
    </style:style>
    <style:style style:name="TBL_0_2_0_27" style:family="table">
      <style:table-properties table:align="left" style:width="1.77in"/>
    </style:style>
    <style:style style:name="TBL_0_2_0_27_col_0" style:family="table-column">
      <style:table-column-properties style:column-width="0.05in"/>
    </style:style>
    <style:style style:name="TBL_0_2_0_27_col_1" style:family="table-column">
      <style:table-column-properties style:column-width="1.66in"/>
    </style:style>
    <style:style style:name="TBL_0_2_0_27_col_2" style:family="table-column">
      <style:table-column-properties style:column-width="0.05in"/>
    </style:style>
    <style:style style:name="TBL_0_2_0_27_row_0" style:family="table-row">
      <style:table-row-properties style:use-optimal-row-height="false" style:row-height="0.06in"/>
    </style:style>
    <style:style style:name="TBL_0_2_0_27_row_1" style:family="table-row">
      <style:table-row-properties style:use-optimal-row-height="false" style:row-height="1.29in"/>
    </style:style>
    <style:style style:name="TBL_0_2_0_28" style:family="table">
      <style:table-properties table:align="left" style:width="1.58in"/>
    </style:style>
    <style:style style:name="TBL_0_2_0_28_col_0" style:family="table-column">
      <style:table-column-properties style:column-width="0.05in"/>
    </style:style>
    <style:style style:name="TBL_0_2_0_28_col_1" style:family="table-column">
      <style:table-column-properties style:column-width="1.5in"/>
    </style:style>
    <style:style style:name="TBL_0_2_0_28_col_2" style:family="table-column">
      <style:table-column-properties style:column-width="0.02in"/>
    </style:style>
    <style:style style:name="TBL_0_2_0_28_row_0" style:family="table-row">
      <style:table-row-properties style:use-optimal-row-height="false" style:row-height="0.06in"/>
    </style:style>
    <style:style style:name="TBL_0_2_0_28_row_1" style:family="table-row">
      <style:table-row-properties style:use-optimal-row-height="false" style:row-height="0.27in"/>
    </style:style>
    <style:style style:name="TBL_0_2_0_29" style:family="table">
      <style:table-properties table:align="left" style:width="0.97in"/>
    </style:style>
    <style:style style:name="TBL_0_2_0_29_col_0" style:family="table-column">
      <style:table-column-properties style:column-width="0.97in"/>
    </style:style>
    <style:style style:name="TBL_0_2_0_29_row_0" style:family="table-row">
      <style:table-row-properties style:use-optimal-row-height="false" style:row-height="0.41in"/>
    </style:style>
    <style:style style:name="TBL_0_2_0_30" style:family="table">
      <style:table-properties table:align="left" style:width="0.97in"/>
    </style:style>
    <style:style style:name="TBL_0_2_0_30_col_0" style:family="table-column">
      <style:table-column-properties style:column-width="0.97in"/>
    </style:style>
    <style:style style:name="TBL_0_2_0_30_row_0" style:family="table-row">
      <style:table-row-properties style:use-optimal-row-height="false" style:row-height="0.41in"/>
    </style:style>
    <style:style style:name="TBL_0_2_0_31" style:family="table">
      <style:table-properties table:align="left" style:width="1.11in"/>
    </style:style>
    <style:style style:name="TBL_0_2_0_31_col_0" style:family="table-column">
      <style:table-column-properties style:column-width="1.11in"/>
    </style:style>
    <style:style style:name="TBL_0_2_0_31_row_0" style:family="table-row">
      <style:table-row-properties style:use-optimal-row-height="false" style:row-height="0.41in"/>
    </style:style>
    <style:style style:name="TBL_0_2_0_32" style:family="table">
      <style:table-properties table:align="left" style:width="1.06in"/>
    </style:style>
    <style:style style:name="TBL_0_2_0_32_col_0" style:family="table-column">
      <style:table-column-properties style:column-width="1.06in"/>
    </style:style>
    <style:style style:name="TBL_0_2_0_32_row_0" style:family="table-row">
      <style:table-row-properties style:use-optimal-row-height="false" style:row-height="0.41in"/>
    </style:style>
    <style:style style:name="TBL_0_2_0_row_3" style:family="table-row">
      <style:table-row-properties style:use-optimal-row-height="false" style:row-height="1.26in"/>
    </style:style>
    <style:style style:name="TBL_0_2_0_33" style:family="table">
      <style:table-properties table:align="left" style:width="0.55in"/>
    </style:style>
    <style:style style:name="TBL_0_2_0_33_col_0" style:family="table-column">
      <style:table-column-properties style:column-width="0.55in"/>
    </style:style>
    <style:style style:name="TBL_0_2_0_33_row_0" style:family="table-row">
      <style:table-row-properties style:use-optimal-row-height="false" style:row-height="0.41in"/>
    </style:style>
    <style:style style:name="TBL_0_2_0_34" style:family="table">
      <style:table-properties table:align="left" style:width="0.9in"/>
    </style:style>
    <style:style style:name="TBL_0_2_0_34_col_0" style:family="table-column">
      <style:table-column-properties style:column-width="0.9in"/>
    </style:style>
    <style:style style:name="TBL_0_2_0_34_row_0" style:family="table-row">
      <style:table-row-properties style:use-optimal-row-height="false" style:row-height="0.8in"/>
    </style:style>
    <style:style style:name="TBL_0_2_0_35" style:family="table">
      <style:table-properties table:align="left" style:width="0.54in"/>
    </style:style>
    <style:style style:name="TBL_0_2_0_35_col_0" style:family="table-column">
      <style:table-column-properties style:column-width="0.54in"/>
    </style:style>
    <style:style style:name="TBL_0_2_0_35_row_0" style:family="table-row">
      <style:table-row-properties style:use-optimal-row-height="false" style:row-height="0.41in"/>
    </style:style>
    <style:style style:name="TBL_0_2_0_36" style:family="table">
      <style:table-properties table:align="left" style:width="0.54in"/>
    </style:style>
    <style:style style:name="TBL_0_2_0_36_col_0" style:family="table-column">
      <style:table-column-properties style:column-width="0.54in"/>
    </style:style>
    <style:style style:name="TBL_0_2_0_36_row_0" style:family="table-row">
      <style:table-row-properties style:use-optimal-row-height="false" style:row-height="0.41in"/>
    </style:style>
    <style:style style:name="TBL_0_2_0_37" style:family="table">
      <style:table-properties table:align="left" style:width="1.11in"/>
    </style:style>
    <style:style style:name="TBL_0_2_0_37_col_0" style:family="table-column">
      <style:table-column-properties style:column-width="1.11in"/>
    </style:style>
    <style:style style:name="TBL_0_2_0_37_row_0" style:family="table-row">
      <style:table-row-properties style:use-optimal-row-height="false" style:row-height="0.41in"/>
    </style:style>
    <style:style style:name="TBL_0_2_0_38" style:family="table">
      <style:table-properties table:align="left" style:width="1.77in"/>
    </style:style>
    <style:style style:name="TBL_0_2_0_38_col_0" style:family="table-column">
      <style:table-column-properties style:column-width="0.05in"/>
    </style:style>
    <style:style style:name="TBL_0_2_0_38_col_1" style:family="table-column">
      <style:table-column-properties style:column-width="1.66in"/>
    </style:style>
    <style:style style:name="TBL_0_2_0_38_col_2" style:family="table-column">
      <style:table-column-properties style:column-width="0.05in"/>
    </style:style>
    <style:style style:name="TBL_0_2_0_38_row_0" style:family="table-row">
      <style:table-row-properties style:use-optimal-row-height="false" style:row-height="0.06in"/>
    </style:style>
    <style:style style:name="TBL_0_2_0_38_row_1" style:family="table-row">
      <style:table-row-properties style:use-optimal-row-height="false" style:row-height="1.12in"/>
    </style:style>
    <style:style style:name="TBL_0_2_0_39" style:family="table">
      <style:table-properties table:align="left" style:width="1.58in"/>
    </style:style>
    <style:style style:name="TBL_0_2_0_39_col_0" style:family="table-column">
      <style:table-column-properties style:column-width="0.05in"/>
    </style:style>
    <style:style style:name="TBL_0_2_0_39_col_1" style:family="table-column">
      <style:table-column-properties style:column-width="1.5in"/>
    </style:style>
    <style:style style:name="TBL_0_2_0_39_col_2" style:family="table-column">
      <style:table-column-properties style:column-width="0.02in"/>
    </style:style>
    <style:style style:name="TBL_0_2_0_39_row_0" style:family="table-row">
      <style:table-row-properties style:use-optimal-row-height="false" style:row-height="0.06in"/>
    </style:style>
    <style:style style:name="TBL_0_2_0_39_row_1" style:family="table-row">
      <style:table-row-properties style:use-optimal-row-height="false" style:row-height="0.27in"/>
    </style:style>
    <style:style style:name="TBL_0_2_0_40" style:family="table">
      <style:table-properties table:align="left" style:width="0.97in"/>
    </style:style>
    <style:style style:name="TBL_0_2_0_40_col_0" style:family="table-column">
      <style:table-column-properties style:column-width="0.97in"/>
    </style:style>
    <style:style style:name="TBL_0_2_0_40_row_0" style:family="table-row">
      <style:table-row-properties style:use-optimal-row-height="false" style:row-height="0.41in"/>
    </style:style>
    <style:style style:name="TBL_0_2_0_41" style:family="table">
      <style:table-properties table:align="left" style:width="0.97in"/>
    </style:style>
    <style:style style:name="TBL_0_2_0_41_col_0" style:family="table-column">
      <style:table-column-properties style:column-width="0.97in"/>
    </style:style>
    <style:style style:name="TBL_0_2_0_41_row_0" style:family="table-row">
      <style:table-row-properties style:use-optimal-row-height="false" style:row-height="0.41in"/>
    </style:style>
    <style:style style:name="TBL_0_2_0_42" style:family="table">
      <style:table-properties table:align="left" style:width="1.11in"/>
    </style:style>
    <style:style style:name="TBL_0_2_0_42_col_0" style:family="table-column">
      <style:table-column-properties style:column-width="1.11in"/>
    </style:style>
    <style:style style:name="TBL_0_2_0_42_row_0" style:family="table-row">
      <style:table-row-properties style:use-optimal-row-height="false" style:row-height="0.41in"/>
    </style:style>
    <style:style style:name="TBL_0_2_0_43" style:family="table">
      <style:table-properties table:align="left" style:width="1.06in"/>
    </style:style>
    <style:style style:name="TBL_0_2_0_43_col_0" style:family="table-column">
      <style:table-column-properties style:column-width="1.06in"/>
    </style:style>
    <style:style style:name="TBL_0_2_0_43_row_0" style:family="table-row">
      <style:table-row-properties style:use-optimal-row-height="false" style:row-height="0.41in"/>
    </style:style>
    <style:style style:name="TBL_0_2_0_row_4" style:family="table-row">
      <style:table-row-properties style:use-optimal-row-height="false" style:row-height="1.75in"/>
    </style:style>
    <style:style style:name="TBL_0_2_0_44" style:family="table">
      <style:table-properties table:align="left" style:width="0.55in"/>
    </style:style>
    <style:style style:name="TBL_0_2_0_44_col_0" style:family="table-column">
      <style:table-column-properties style:column-width="0.55in"/>
    </style:style>
    <style:style style:name="TBL_0_2_0_44_row_0" style:family="table-row">
      <style:table-row-properties style:use-optimal-row-height="false" style:row-height="0.41in"/>
    </style:style>
    <style:style style:name="TBL_0_2_0_45" style:family="table">
      <style:table-properties table:align="left" style:width="0.9in"/>
    </style:style>
    <style:style style:name="TBL_0_2_0_45_col_0" style:family="table-column">
      <style:table-column-properties style:column-width="0.9in"/>
    </style:style>
    <style:style style:name="TBL_0_2_0_45_row_0" style:family="table-row">
      <style:table-row-properties style:use-optimal-row-height="false" style:row-height="0.47in"/>
    </style:style>
    <style:style style:name="TBL_0_2_0_46" style:family="table">
      <style:table-properties table:align="left" style:width="0.54in"/>
    </style:style>
    <style:style style:name="TBL_0_2_0_46_col_0" style:family="table-column">
      <style:table-column-properties style:column-width="0.54in"/>
    </style:style>
    <style:style style:name="TBL_0_2_0_46_row_0" style:family="table-row">
      <style:table-row-properties style:use-optimal-row-height="false" style:row-height="0.41in"/>
    </style:style>
    <style:style style:name="TBL_0_2_0_47" style:family="table">
      <style:table-properties table:align="left" style:width="0.54in"/>
    </style:style>
    <style:style style:name="TBL_0_2_0_47_col_0" style:family="table-column">
      <style:table-column-properties style:column-width="0.54in"/>
    </style:style>
    <style:style style:name="TBL_0_2_0_47_row_0" style:family="table-row">
      <style:table-row-properties style:use-optimal-row-height="false" style:row-height="0.41in"/>
    </style:style>
    <style:style style:name="TBL_0_2_0_48" style:family="table">
      <style:table-properties table:align="left" style:width="1.11in"/>
    </style:style>
    <style:style style:name="TBL_0_2_0_48_col_0" style:family="table-column">
      <style:table-column-properties style:column-width="1.11in"/>
    </style:style>
    <style:style style:name="TBL_0_2_0_48_row_0" style:family="table-row">
      <style:table-row-properties style:use-optimal-row-height="false" style:row-height="0.41in"/>
    </style:style>
    <style:style style:name="TBL_0_2_0_49" style:family="table">
      <style:table-properties table:align="left" style:width="1.77in"/>
    </style:style>
    <style:style style:name="TBL_0_2_0_49_col_0" style:family="table-column">
      <style:table-column-properties style:column-width="0.05in"/>
    </style:style>
    <style:style style:name="TBL_0_2_0_49_col_1" style:family="table-column">
      <style:table-column-properties style:column-width="1.66in"/>
    </style:style>
    <style:style style:name="TBL_0_2_0_49_col_2" style:family="table-column">
      <style:table-column-properties style:column-width="0.05in"/>
    </style:style>
    <style:style style:name="TBL_0_2_0_49_row_0" style:family="table-row">
      <style:table-row-properties style:use-optimal-row-height="false" style:row-height="0.06in"/>
    </style:style>
    <style:style style:name="TBL_0_2_0_49_row_1" style:family="table-row">
      <style:table-row-properties style:use-optimal-row-height="false" style:row-height="1.61in"/>
    </style:style>
    <style:style style:name="TBL_0_2_0_50" style:family="table">
      <style:table-properties table:align="left" style:width="1.58in"/>
    </style:style>
    <style:style style:name="TBL_0_2_0_50_col_0" style:family="table-column">
      <style:table-column-properties style:column-width="0.05in"/>
    </style:style>
    <style:style style:name="TBL_0_2_0_50_col_1" style:family="table-column">
      <style:table-column-properties style:column-width="1.5in"/>
    </style:style>
    <style:style style:name="TBL_0_2_0_50_col_2" style:family="table-column">
      <style:table-column-properties style:column-width="0.02in"/>
    </style:style>
    <style:style style:name="TBL_0_2_0_50_row_0" style:family="table-row">
      <style:table-row-properties style:use-optimal-row-height="false" style:row-height="0.06in"/>
    </style:style>
    <style:style style:name="TBL_0_2_0_50_row_1" style:family="table-row">
      <style:table-row-properties style:use-optimal-row-height="false" style:row-height="0.27in"/>
    </style:style>
    <style:style style:name="TBL_0_2_0_51" style:family="table">
      <style:table-properties table:align="left" style:width="0.97in"/>
    </style:style>
    <style:style style:name="TBL_0_2_0_51_col_0" style:family="table-column">
      <style:table-column-properties style:column-width="0.97in"/>
    </style:style>
    <style:style style:name="TBL_0_2_0_51_row_0" style:family="table-row">
      <style:table-row-properties style:use-optimal-row-height="false" style:row-height="0.41in"/>
    </style:style>
    <style:style style:name="TBL_0_2_0_52" style:family="table">
      <style:table-properties table:align="left" style:width="0.97in"/>
    </style:style>
    <style:style style:name="TBL_0_2_0_52_col_0" style:family="table-column">
      <style:table-column-properties style:column-width="0.97in"/>
    </style:style>
    <style:style style:name="TBL_0_2_0_52_row_0" style:family="table-row">
      <style:table-row-properties style:use-optimal-row-height="false" style:row-height="0.41in"/>
    </style:style>
    <style:style style:name="TBL_0_2_0_53" style:family="table">
      <style:table-properties table:align="left" style:width="1.11in"/>
    </style:style>
    <style:style style:name="TBL_0_2_0_53_col_0" style:family="table-column">
      <style:table-column-properties style:column-width="1.11in"/>
    </style:style>
    <style:style style:name="TBL_0_2_0_53_row_0" style:family="table-row">
      <style:table-row-properties style:use-optimal-row-height="false" style:row-height="0.41in"/>
    </style:style>
    <style:style style:name="TBL_0_2_0_54" style:family="table">
      <style:table-properties table:align="left" style:width="1.06in"/>
    </style:style>
    <style:style style:name="TBL_0_2_0_54_col_0" style:family="table-column">
      <style:table-column-properties style:column-width="1.06in"/>
    </style:style>
    <style:style style:name="TBL_0_2_0_54_row_0" style:family="table-row">
      <style:table-row-properties style:use-optimal-row-height="false" style:row-height="0.41in"/>
    </style:style>
    <style:style style:name="TBL_0_2_row_2" style:family="table-row">
      <style:table-row-properties style:use-optimal-row-height="false" style:row-height="0.98in"/>
    </style:style>
    <style:style style:name="TBL_0_2_row_3" style:family="table-row">
      <style:table-row-properties style:use-optimal-row-height="false" style:row-height="0.27in"/>
    </style:style>
    <style:style style:name="TBL_0_3" style:master-page-name="master_0" style:family="table">
      <style:table-properties table:align="left" style:width="11.69in" fo:break-before="page"/>
    </style:style>
    <style:style style:name="TBL_0_3_col_0" style:family="table-column">
      <style:table-column-properties style:column-width="0.26in"/>
    </style:style>
    <style:style style:name="TBL_0_3_col_1" style:family="table-column">
      <style:table-column-properties style:column-width="0.04in"/>
    </style:style>
    <style:style style:name="TBL_0_3_col_2" style:family="table-column">
      <style:table-column-properties style:column-width="3.12in"/>
    </style:style>
    <style:style style:name="TBL_0_3_col_3" style:family="table-column">
      <style:table-column-properties style:column-width="6.27in"/>
    </style:style>
    <style:style style:name="TBL_0_3_col_4" style:family="table-column">
      <style:table-column-properties style:column-width="1.09in"/>
    </style:style>
    <style:style style:name="TBL_0_3_col_5" style:family="table-column">
      <style:table-column-properties style:column-width="0.01in"/>
    </style:style>
    <style:style style:name="TBL_0_3_col_6" style:family="table-column">
      <style:table-column-properties style:column-width="0.54in"/>
    </style:style>
    <style:style style:name="TBL_0_3_col_7" style:family="table-column">
      <style:table-column-properties style:column-width="0.08in"/>
    </style:style>
    <style:style style:name="TBL_0_3_col_8" style:family="table-column">
      <style:table-column-properties style:column-width="0.25in"/>
    </style:style>
    <style:style style:name="TBL_0_3_row_0" style:family="table-row">
      <style:table-row-properties style:use-optimal-row-height="false" style:row-height="0.27in"/>
    </style:style>
    <style:style style:name="TBL_0_3_row_1" style:family="table-row">
      <style:table-row-properties style:use-optimal-row-height="false" style:row-height="6.29in"/>
    </style:style>
    <style:style style:name="TBL_0_3_0" style:family="table">
      <style:table-properties table:align="left" style:width="11.13in"/>
    </style:style>
    <style:style style:name="TBL_0_3_0_col_0" style:family="table-column">
      <style:table-column-properties style:column-width="0.55in"/>
    </style:style>
    <style:style style:name="TBL_0_3_0_col_1" style:family="table-column">
      <style:table-column-properties style:column-width="0.9in"/>
    </style:style>
    <style:style style:name="TBL_0_3_0_col_2" style:family="table-column">
      <style:table-column-properties style:column-width="0.54in"/>
    </style:style>
    <style:style style:name="TBL_0_3_0_col_3" style:family="table-column">
      <style:table-column-properties style:column-width="0.54in"/>
    </style:style>
    <style:style style:name="TBL_0_3_0_col_4" style:family="table-column">
      <style:table-column-properties style:column-width="1.11in"/>
    </style:style>
    <style:style style:name="TBL_0_3_0_col_5" style:family="table-column">
      <style:table-column-properties style:column-width="1.77in"/>
    </style:style>
    <style:style style:name="TBL_0_3_0_col_6" style:family="table-column">
      <style:table-column-properties style:column-width="1.58in"/>
    </style:style>
    <style:style style:name="TBL_0_3_0_col_7" style:family="table-column">
      <style:table-column-properties style:column-width="0.97in"/>
    </style:style>
    <style:style style:name="TBL_0_3_0_col_8" style:family="table-column">
      <style:table-column-properties style:column-width="0.97in"/>
    </style:style>
    <style:style style:name="TBL_0_3_0_col_9" style:family="table-column">
      <style:table-column-properties style:column-width="1.11in"/>
    </style:style>
    <style:style style:name="TBL_0_3_0_col_10" style:family="table-column">
      <style:table-column-properties style:column-width="1.06in"/>
    </style:style>
    <style:style style:name="TBL_0_3_0_row_0" style:family="table-row">
      <style:table-row-properties style:use-optimal-row-height="false" style:row-height="0.41in"/>
    </style:style>
    <style:style style:name="TBL_0_3_0_0" style:family="table">
      <style:table-properties table:align="left" style:width="0.55in"/>
    </style:style>
    <style:style style:name="TBL_0_3_0_0_col_0" style:family="table-column">
      <style:table-column-properties style:column-width="0.55in"/>
    </style:style>
    <style:style style:name="TBL_0_3_0_0_row_0" style:family="table-row">
      <style:table-row-properties style:use-optimal-row-height="false" style:row-height="0.41in"/>
    </style:style>
    <style:style style:name="TBL_0_3_0_1" style:family="table">
      <style:table-properties table:align="left" style:width="0.9in"/>
    </style:style>
    <style:style style:name="TBL_0_3_0_1_col_0" style:family="table-column">
      <style:table-column-properties style:column-width="0.9in"/>
    </style:style>
    <style:style style:name="TBL_0_3_0_1_row_0" style:family="table-row">
      <style:table-row-properties style:use-optimal-row-height="false" style:row-height="0.41in"/>
    </style:style>
    <style:style style:name="TBL_0_3_0_2" style:family="table">
      <style:table-properties table:align="left" style:width="0.54in"/>
    </style:style>
    <style:style style:name="TBL_0_3_0_2_col_0" style:family="table-column">
      <style:table-column-properties style:column-width="0.54in"/>
    </style:style>
    <style:style style:name="TBL_0_3_0_2_row_0" style:family="table-row">
      <style:table-row-properties style:use-optimal-row-height="false" style:row-height="0.41in"/>
    </style:style>
    <style:style style:name="TBL_0_3_0_3" style:family="table">
      <style:table-properties table:align="left" style:width="0.54in"/>
    </style:style>
    <style:style style:name="TBL_0_3_0_3_col_0" style:family="table-column">
      <style:table-column-properties style:column-width="0.54in"/>
    </style:style>
    <style:style style:name="TBL_0_3_0_3_row_0" style:family="table-row">
      <style:table-row-properties style:use-optimal-row-height="false" style:row-height="0.41in"/>
    </style:style>
    <style:style style:name="TBL_0_3_0_4" style:family="table">
      <style:table-properties table:align="left" style:width="1.11in"/>
    </style:style>
    <style:style style:name="TBL_0_3_0_4_col_0" style:family="table-column">
      <style:table-column-properties style:column-width="1.11in"/>
    </style:style>
    <style:style style:name="TBL_0_3_0_4_row_0" style:family="table-row">
      <style:table-row-properties style:use-optimal-row-height="false" style:row-height="0.41in"/>
    </style:style>
    <style:style style:name="TBL_0_3_0_5" style:family="table">
      <style:table-properties table:align="left" style:width="1.77in"/>
    </style:style>
    <style:style style:name="TBL_0_3_0_5_col_0" style:family="table-column">
      <style:table-column-properties style:column-width="0.04in"/>
    </style:style>
    <style:style style:name="TBL_0_3_0_5_col_1" style:family="table-column">
      <style:table-column-properties style:column-width="1.66in"/>
    </style:style>
    <style:style style:name="TBL_0_3_0_5_col_2" style:family="table-column">
      <style:table-column-properties style:column-width="0.06in"/>
    </style:style>
    <style:style style:name="TBL_0_3_0_5_row_0" style:family="table-row">
      <style:table-row-properties style:use-optimal-row-height="false" style:row-height="0.06in"/>
    </style:style>
    <style:style style:name="TBL_0_3_0_5_row_1" style:family="table-row">
      <style:table-row-properties style:use-optimal-row-height="false" style:row-height="0.27in"/>
    </style:style>
    <style:style style:name="TBL_0_3_0_6" style:family="table">
      <style:table-properties table:align="left" style:width="1.58in"/>
    </style:style>
    <style:style style:name="TBL_0_3_0_6_col_0" style:family="table-column">
      <style:table-column-properties style:column-width="0.05in"/>
    </style:style>
    <style:style style:name="TBL_0_3_0_6_col_1" style:family="table-column">
      <style:table-column-properties style:column-width="1.5in"/>
    </style:style>
    <style:style style:name="TBL_0_3_0_6_col_2" style:family="table-column">
      <style:table-column-properties style:column-width="0.02in"/>
    </style:style>
    <style:style style:name="TBL_0_3_0_6_row_0" style:family="table-row">
      <style:table-row-properties style:use-optimal-row-height="false" style:row-height="0.06in"/>
    </style:style>
    <style:style style:name="TBL_0_3_0_6_row_1" style:family="table-row">
      <style:table-row-properties style:use-optimal-row-height="false" style:row-height="0.27in"/>
    </style:style>
    <style:style style:name="TBL_0_3_0_7" style:family="table">
      <style:table-properties table:align="left" style:width="0.97in"/>
    </style:style>
    <style:style style:name="TBL_0_3_0_7_col_0" style:family="table-column">
      <style:table-column-properties style:column-width="0.97in"/>
    </style:style>
    <style:style style:name="TBL_0_3_0_7_row_0" style:family="table-row">
      <style:table-row-properties style:use-optimal-row-height="false" style:row-height="0.41in"/>
    </style:style>
    <style:style style:name="TBL_0_3_0_8" style:family="table">
      <style:table-properties table:align="left" style:width="0.97in"/>
    </style:style>
    <style:style style:name="TBL_0_3_0_8_col_0" style:family="table-column">
      <style:table-column-properties style:column-width="0.97in"/>
    </style:style>
    <style:style style:name="TBL_0_3_0_8_row_0" style:family="table-row">
      <style:table-row-properties style:use-optimal-row-height="false" style:row-height="0.41in"/>
    </style:style>
    <style:style style:name="TBL_0_3_0_9" style:family="table">
      <style:table-properties table:align="left" style:width="1.11in"/>
    </style:style>
    <style:style style:name="TBL_0_3_0_9_col_0" style:family="table-column">
      <style:table-column-properties style:column-width="1.11in"/>
    </style:style>
    <style:style style:name="TBL_0_3_0_9_row_0" style:family="table-row">
      <style:table-row-properties style:use-optimal-row-height="false" style:row-height="0.41in"/>
    </style:style>
    <style:style style:name="TBL_0_3_0_10" style:family="table">
      <style:table-properties table:align="left" style:width="1.06in"/>
    </style:style>
    <style:style style:name="TBL_0_3_0_10_col_0" style:family="table-column">
      <style:table-column-properties style:column-width="1.06in"/>
    </style:style>
    <style:style style:name="TBL_0_3_0_10_row_0" style:family="table-row">
      <style:table-row-properties style:use-optimal-row-height="false" style:row-height="0.41in"/>
    </style:style>
    <style:style style:name="TBL_0_3_0_row_1" style:family="table-row">
      <style:table-row-properties style:use-optimal-row-height="false" style:row-height="1.43in"/>
    </style:style>
    <style:style style:name="TBL_0_3_0_11" style:family="table">
      <style:table-properties table:align="left" style:width="0.55in"/>
    </style:style>
    <style:style style:name="TBL_0_3_0_11_col_0" style:family="table-column">
      <style:table-column-properties style:column-width="0.55in"/>
    </style:style>
    <style:style style:name="TBL_0_3_0_11_row_0" style:family="table-row">
      <style:table-row-properties style:use-optimal-row-height="false" style:row-height="0.41in"/>
    </style:style>
    <style:style style:name="TBL_0_3_0_12" style:family="table">
      <style:table-properties table:align="left" style:width="0.9in"/>
    </style:style>
    <style:style style:name="TBL_0_3_0_12_col_0" style:family="table-column">
      <style:table-column-properties style:column-width="0.9in"/>
    </style:style>
    <style:style style:name="TBL_0_3_0_12_row_0" style:family="table-row">
      <style:table-row-properties style:use-optimal-row-height="false" style:row-height="0.63in"/>
    </style:style>
    <style:style style:name="TBL_0_3_0_13" style:family="table">
      <style:table-properties table:align="left" style:width="0.54in"/>
    </style:style>
    <style:style style:name="TBL_0_3_0_13_col_0" style:family="table-column">
      <style:table-column-properties style:column-width="0.54in"/>
    </style:style>
    <style:style style:name="TBL_0_3_0_13_row_0" style:family="table-row">
      <style:table-row-properties style:use-optimal-row-height="false" style:row-height="0.41in"/>
    </style:style>
    <style:style style:name="TBL_0_3_0_14" style:family="table">
      <style:table-properties table:align="left" style:width="0.54in"/>
    </style:style>
    <style:style style:name="TBL_0_3_0_14_col_0" style:family="table-column">
      <style:table-column-properties style:column-width="0.54in"/>
    </style:style>
    <style:style style:name="TBL_0_3_0_14_row_0" style:family="table-row">
      <style:table-row-properties style:use-optimal-row-height="false" style:row-height="0.41in"/>
    </style:style>
    <style:style style:name="TBL_0_3_0_15" style:family="table">
      <style:table-properties table:align="left" style:width="1.11in"/>
    </style:style>
    <style:style style:name="TBL_0_3_0_15_col_0" style:family="table-column">
      <style:table-column-properties style:column-width="1.11in"/>
    </style:style>
    <style:style style:name="TBL_0_3_0_15_row_0" style:family="table-row">
      <style:table-row-properties style:use-optimal-row-height="false" style:row-height="0.41in"/>
    </style:style>
    <style:style style:name="TBL_0_3_0_16" style:family="table">
      <style:table-properties table:align="left" style:width="1.77in"/>
    </style:style>
    <style:style style:name="TBL_0_3_0_16_col_0" style:family="table-column">
      <style:table-column-properties style:column-width="0.05in"/>
    </style:style>
    <style:style style:name="TBL_0_3_0_16_col_1" style:family="table-column">
      <style:table-column-properties style:column-width="1.66in"/>
    </style:style>
    <style:style style:name="TBL_0_3_0_16_col_2" style:family="table-column">
      <style:table-column-properties style:column-width="0.05in"/>
    </style:style>
    <style:style style:name="TBL_0_3_0_16_row_0" style:family="table-row">
      <style:table-row-properties style:use-optimal-row-height="false" style:row-height="0.06in"/>
    </style:style>
    <style:style style:name="TBL_0_3_0_16_row_1" style:family="table-row">
      <style:table-row-properties style:use-optimal-row-height="false" style:row-height="1.29in"/>
    </style:style>
    <style:style style:name="TBL_0_3_0_17" style:family="table">
      <style:table-properties table:align="left" style:width="1.58in"/>
    </style:style>
    <style:style style:name="TBL_0_3_0_17_col_0" style:family="table-column">
      <style:table-column-properties style:column-width="0.05in"/>
    </style:style>
    <style:style style:name="TBL_0_3_0_17_col_1" style:family="table-column">
      <style:table-column-properties style:column-width="1.5in"/>
    </style:style>
    <style:style style:name="TBL_0_3_0_17_col_2" style:family="table-column">
      <style:table-column-properties style:column-width="0.02in"/>
    </style:style>
    <style:style style:name="TBL_0_3_0_17_row_0" style:family="table-row">
      <style:table-row-properties style:use-optimal-row-height="false" style:row-height="0.06in"/>
    </style:style>
    <style:style style:name="TBL_0_3_0_17_row_1" style:family="table-row">
      <style:table-row-properties style:use-optimal-row-height="false" style:row-height="0.27in"/>
    </style:style>
    <style:style style:name="TBL_0_3_0_18" style:family="table">
      <style:table-properties table:align="left" style:width="0.97in"/>
    </style:style>
    <style:style style:name="TBL_0_3_0_18_col_0" style:family="table-column">
      <style:table-column-properties style:column-width="0.97in"/>
    </style:style>
    <style:style style:name="TBL_0_3_0_18_row_0" style:family="table-row">
      <style:table-row-properties style:use-optimal-row-height="false" style:row-height="0.41in"/>
    </style:style>
    <style:style style:name="TBL_0_3_0_19" style:family="table">
      <style:table-properties table:align="left" style:width="0.97in"/>
    </style:style>
    <style:style style:name="TBL_0_3_0_19_col_0" style:family="table-column">
      <style:table-column-properties style:column-width="0.97in"/>
    </style:style>
    <style:style style:name="TBL_0_3_0_19_row_0" style:family="table-row">
      <style:table-row-properties style:use-optimal-row-height="false" style:row-height="0.41in"/>
    </style:style>
    <style:style style:name="TBL_0_3_0_20" style:family="table">
      <style:table-properties table:align="left" style:width="1.11in"/>
    </style:style>
    <style:style style:name="TBL_0_3_0_20_col_0" style:family="table-column">
      <style:table-column-properties style:column-width="1.11in"/>
    </style:style>
    <style:style style:name="TBL_0_3_0_20_row_0" style:family="table-row">
      <style:table-row-properties style:use-optimal-row-height="false" style:row-height="0.41in"/>
    </style:style>
    <style:style style:name="TBL_0_3_0_21" style:family="table">
      <style:table-properties table:align="left" style:width="1.06in"/>
    </style:style>
    <style:style style:name="TBL_0_3_0_21_col_0" style:family="table-column">
      <style:table-column-properties style:column-width="1.06in"/>
    </style:style>
    <style:style style:name="TBL_0_3_0_21_row_0" style:family="table-row">
      <style:table-row-properties style:use-optimal-row-height="false" style:row-height="0.41in"/>
    </style:style>
    <style:style style:name="TBL_0_3_0_row_2" style:family="table-row">
      <style:table-row-properties style:use-optimal-row-height="false" style:row-height="1.75in"/>
    </style:style>
    <style:style style:name="TBL_0_3_0_22" style:family="table">
      <style:table-properties table:align="left" style:width="0.55in"/>
    </style:style>
    <style:style style:name="TBL_0_3_0_22_col_0" style:family="table-column">
      <style:table-column-properties style:column-width="0.55in"/>
    </style:style>
    <style:style style:name="TBL_0_3_0_22_row_0" style:family="table-row">
      <style:table-row-properties style:use-optimal-row-height="false" style:row-height="0.41in"/>
    </style:style>
    <style:style style:name="TBL_0_3_0_23" style:family="table">
      <style:table-properties table:align="left" style:width="0.9in"/>
    </style:style>
    <style:style style:name="TBL_0_3_0_23_col_0" style:family="table-column">
      <style:table-column-properties style:column-width="0.9in"/>
    </style:style>
    <style:style style:name="TBL_0_3_0_23_row_0" style:family="table-row">
      <style:table-row-properties style:use-optimal-row-height="false" style:row-height="1.12in"/>
    </style:style>
    <style:style style:name="TBL_0_3_0_24" style:family="table">
      <style:table-properties table:align="left" style:width="0.54in"/>
    </style:style>
    <style:style style:name="TBL_0_3_0_24_col_0" style:family="table-column">
      <style:table-column-properties style:column-width="0.54in"/>
    </style:style>
    <style:style style:name="TBL_0_3_0_24_row_0" style:family="table-row">
      <style:table-row-properties style:use-optimal-row-height="false" style:row-height="0.41in"/>
    </style:style>
    <style:style style:name="TBL_0_3_0_25" style:family="table">
      <style:table-properties table:align="left" style:width="0.54in"/>
    </style:style>
    <style:style style:name="TBL_0_3_0_25_col_0" style:family="table-column">
      <style:table-column-properties style:column-width="0.54in"/>
    </style:style>
    <style:style style:name="TBL_0_3_0_25_row_0" style:family="table-row">
      <style:table-row-properties style:use-optimal-row-height="false" style:row-height="0.41in"/>
    </style:style>
    <style:style style:name="TBL_0_3_0_26" style:family="table">
      <style:table-properties table:align="left" style:width="1.11in"/>
    </style:style>
    <style:style style:name="TBL_0_3_0_26_col_0" style:family="table-column">
      <style:table-column-properties style:column-width="1.11in"/>
    </style:style>
    <style:style style:name="TBL_0_3_0_26_row_0" style:family="table-row">
      <style:table-row-properties style:use-optimal-row-height="false" style:row-height="0.41in"/>
    </style:style>
    <style:style style:name="TBL_0_3_0_27" style:family="table">
      <style:table-properties table:align="left" style:width="1.77in"/>
    </style:style>
    <style:style style:name="TBL_0_3_0_27_col_0" style:family="table-column">
      <style:table-column-properties style:column-width="0.05in"/>
    </style:style>
    <style:style style:name="TBL_0_3_0_27_col_1" style:family="table-column">
      <style:table-column-properties style:column-width="1.66in"/>
    </style:style>
    <style:style style:name="TBL_0_3_0_27_col_2" style:family="table-column">
      <style:table-column-properties style:column-width="0.05in"/>
    </style:style>
    <style:style style:name="TBL_0_3_0_27_row_0" style:family="table-row">
      <style:table-row-properties style:use-optimal-row-height="false" style:row-height="0.06in"/>
    </style:style>
    <style:style style:name="TBL_0_3_0_27_row_1" style:family="table-row">
      <style:table-row-properties style:use-optimal-row-height="false" style:row-height="1.61in"/>
    </style:style>
    <style:style style:name="TBL_0_3_0_28" style:family="table">
      <style:table-properties table:align="left" style:width="1.58in"/>
    </style:style>
    <style:style style:name="TBL_0_3_0_28_col_0" style:family="table-column">
      <style:table-column-properties style:column-width="0.05in"/>
    </style:style>
    <style:style style:name="TBL_0_3_0_28_col_1" style:family="table-column">
      <style:table-column-properties style:column-width="1.5in"/>
    </style:style>
    <style:style style:name="TBL_0_3_0_28_col_2" style:family="table-column">
      <style:table-column-properties style:column-width="0.02in"/>
    </style:style>
    <style:style style:name="TBL_0_3_0_28_row_0" style:family="table-row">
      <style:table-row-properties style:use-optimal-row-height="false" style:row-height="0.06in"/>
    </style:style>
    <style:style style:name="TBL_0_3_0_28_row_1" style:family="table-row">
      <style:table-row-properties style:use-optimal-row-height="false" style:row-height="0.27in"/>
    </style:style>
    <style:style style:name="TBL_0_3_0_29" style:family="table">
      <style:table-properties table:align="left" style:width="0.97in"/>
    </style:style>
    <style:style style:name="TBL_0_3_0_29_col_0" style:family="table-column">
      <style:table-column-properties style:column-width="0.97in"/>
    </style:style>
    <style:style style:name="TBL_0_3_0_29_row_0" style:family="table-row">
      <style:table-row-properties style:use-optimal-row-height="false" style:row-height="0.41in"/>
    </style:style>
    <style:style style:name="TBL_0_3_0_30" style:family="table">
      <style:table-properties table:align="left" style:width="0.97in"/>
    </style:style>
    <style:style style:name="TBL_0_3_0_30_col_0" style:family="table-column">
      <style:table-column-properties style:column-width="0.97in"/>
    </style:style>
    <style:style style:name="TBL_0_3_0_30_row_0" style:family="table-row">
      <style:table-row-properties style:use-optimal-row-height="false" style:row-height="0.41in"/>
    </style:style>
    <style:style style:name="TBL_0_3_0_31" style:family="table">
      <style:table-properties table:align="left" style:width="1.11in"/>
    </style:style>
    <style:style style:name="TBL_0_3_0_31_col_0" style:family="table-column">
      <style:table-column-properties style:column-width="1.11in"/>
    </style:style>
    <style:style style:name="TBL_0_3_0_31_row_0" style:family="table-row">
      <style:table-row-properties style:use-optimal-row-height="false" style:row-height="0.41in"/>
    </style:style>
    <style:style style:name="TBL_0_3_0_32" style:family="table">
      <style:table-properties table:align="left" style:width="1.06in"/>
    </style:style>
    <style:style style:name="TBL_0_3_0_32_col_0" style:family="table-column">
      <style:table-column-properties style:column-width="1.06in"/>
    </style:style>
    <style:style style:name="TBL_0_3_0_32_row_0" style:family="table-row">
      <style:table-row-properties style:use-optimal-row-height="false" style:row-height="0.41in"/>
    </style:style>
    <style:style style:name="TBL_0_3_0_row_3" style:family="table-row">
      <style:table-row-properties style:use-optimal-row-height="false" style:row-height="1.43in"/>
    </style:style>
    <style:style style:name="TBL_0_3_0_33" style:family="table">
      <style:table-properties table:align="left" style:width="0.55in"/>
    </style:style>
    <style:style style:name="TBL_0_3_0_33_col_0" style:family="table-column">
      <style:table-column-properties style:column-width="0.55in"/>
    </style:style>
    <style:style style:name="TBL_0_3_0_33_row_0" style:family="table-row">
      <style:table-row-properties style:use-optimal-row-height="false" style:row-height="0.41in"/>
    </style:style>
    <style:style style:name="TBL_0_3_0_34" style:family="table">
      <style:table-properties table:align="left" style:width="0.9in"/>
    </style:style>
    <style:style style:name="TBL_0_3_0_34_col_0" style:family="table-column">
      <style:table-column-properties style:column-width="0.9in"/>
    </style:style>
    <style:style style:name="TBL_0_3_0_34_row_0" style:family="table-row">
      <style:table-row-properties style:use-optimal-row-height="false" style:row-height="0.47in"/>
    </style:style>
    <style:style style:name="TBL_0_3_0_35" style:family="table">
      <style:table-properties table:align="left" style:width="0.54in"/>
    </style:style>
    <style:style style:name="TBL_0_3_0_35_col_0" style:family="table-column">
      <style:table-column-properties style:column-width="0.54in"/>
    </style:style>
    <style:style style:name="TBL_0_3_0_35_row_0" style:family="table-row">
      <style:table-row-properties style:use-optimal-row-height="false" style:row-height="0.41in"/>
    </style:style>
    <style:style style:name="TBL_0_3_0_36" style:family="table">
      <style:table-properties table:align="left" style:width="0.54in"/>
    </style:style>
    <style:style style:name="TBL_0_3_0_36_col_0" style:family="table-column">
      <style:table-column-properties style:column-width="0.54in"/>
    </style:style>
    <style:style style:name="TBL_0_3_0_36_row_0" style:family="table-row">
      <style:table-row-properties style:use-optimal-row-height="false" style:row-height="0.41in"/>
    </style:style>
    <style:style style:name="TBL_0_3_0_37" style:family="table">
      <style:table-properties table:align="left" style:width="1.11in"/>
    </style:style>
    <style:style style:name="TBL_0_3_0_37_col_0" style:family="table-column">
      <style:table-column-properties style:column-width="1.11in"/>
    </style:style>
    <style:style style:name="TBL_0_3_0_37_row_0" style:family="table-row">
      <style:table-row-properties style:use-optimal-row-height="false" style:row-height="0.41in"/>
    </style:style>
    <style:style style:name="TBL_0_3_0_38" style:family="table">
      <style:table-properties table:align="left" style:width="1.77in"/>
    </style:style>
    <style:style style:name="TBL_0_3_0_38_col_0" style:family="table-column">
      <style:table-column-properties style:column-width="0.05in"/>
    </style:style>
    <style:style style:name="TBL_0_3_0_38_col_1" style:family="table-column">
      <style:table-column-properties style:column-width="1.66in"/>
    </style:style>
    <style:style style:name="TBL_0_3_0_38_col_2" style:family="table-column">
      <style:table-column-properties style:column-width="0.05in"/>
    </style:style>
    <style:style style:name="TBL_0_3_0_38_row_0" style:family="table-row">
      <style:table-row-properties style:use-optimal-row-height="false" style:row-height="0.06in"/>
    </style:style>
    <style:style style:name="TBL_0_3_0_38_row_1" style:family="table-row">
      <style:table-row-properties style:use-optimal-row-height="false" style:row-height="1.29in"/>
    </style:style>
    <style:style style:name="TBL_0_3_0_39" style:family="table">
      <style:table-properties table:align="left" style:width="1.58in"/>
    </style:style>
    <style:style style:name="TBL_0_3_0_39_col_0" style:family="table-column">
      <style:table-column-properties style:column-width="0.05in"/>
    </style:style>
    <style:style style:name="TBL_0_3_0_39_col_1" style:family="table-column">
      <style:table-column-properties style:column-width="1.5in"/>
    </style:style>
    <style:style style:name="TBL_0_3_0_39_col_2" style:family="table-column">
      <style:table-column-properties style:column-width="0.02in"/>
    </style:style>
    <style:style style:name="TBL_0_3_0_39_row_0" style:family="table-row">
      <style:table-row-properties style:use-optimal-row-height="false" style:row-height="0.06in"/>
    </style:style>
    <style:style style:name="TBL_0_3_0_39_row_1" style:family="table-row">
      <style:table-row-properties style:use-optimal-row-height="false" style:row-height="0.27in"/>
    </style:style>
    <style:style style:name="TBL_0_3_0_40" style:family="table">
      <style:table-properties table:align="left" style:width="0.97in"/>
    </style:style>
    <style:style style:name="TBL_0_3_0_40_col_0" style:family="table-column">
      <style:table-column-properties style:column-width="0.97in"/>
    </style:style>
    <style:style style:name="TBL_0_3_0_40_row_0" style:family="table-row">
      <style:table-row-properties style:use-optimal-row-height="false" style:row-height="0.41in"/>
    </style:style>
    <style:style style:name="TBL_0_3_0_41" style:family="table">
      <style:table-properties table:align="left" style:width="0.97in"/>
    </style:style>
    <style:style style:name="TBL_0_3_0_41_col_0" style:family="table-column">
      <style:table-column-properties style:column-width="0.97in"/>
    </style:style>
    <style:style style:name="TBL_0_3_0_41_row_0" style:family="table-row">
      <style:table-row-properties style:use-optimal-row-height="false" style:row-height="0.41in"/>
    </style:style>
    <style:style style:name="TBL_0_3_0_42" style:family="table">
      <style:table-properties table:align="left" style:width="1.11in"/>
    </style:style>
    <style:style style:name="TBL_0_3_0_42_col_0" style:family="table-column">
      <style:table-column-properties style:column-width="1.11in"/>
    </style:style>
    <style:style style:name="TBL_0_3_0_42_row_0" style:family="table-row">
      <style:table-row-properties style:use-optimal-row-height="false" style:row-height="0.41in"/>
    </style:style>
    <style:style style:name="TBL_0_3_0_43" style:family="table">
      <style:table-properties table:align="left" style:width="1.06in"/>
    </style:style>
    <style:style style:name="TBL_0_3_0_43_col_0" style:family="table-column">
      <style:table-column-properties style:column-width="1.06in"/>
    </style:style>
    <style:style style:name="TBL_0_3_0_43_row_0" style:family="table-row">
      <style:table-row-properties style:use-optimal-row-height="false" style:row-height="0.41in"/>
    </style:style>
    <style:style style:name="TBL_0_3_0_row_4" style:family="table-row">
      <style:table-row-properties style:use-optimal-row-height="false" style:row-height="1.26in"/>
    </style:style>
    <style:style style:name="TBL_0_3_0_44" style:family="table">
      <style:table-properties table:align="left" style:width="0.55in"/>
    </style:style>
    <style:style style:name="TBL_0_3_0_44_col_0" style:family="table-column">
      <style:table-column-properties style:column-width="0.55in"/>
    </style:style>
    <style:style style:name="TBL_0_3_0_44_row_0" style:family="table-row">
      <style:table-row-properties style:use-optimal-row-height="false" style:row-height="0.41in"/>
    </style:style>
    <style:style style:name="TBL_0_3_0_45" style:family="table">
      <style:table-properties table:align="left" style:width="0.9in"/>
    </style:style>
    <style:style style:name="TBL_0_3_0_45_col_0" style:family="table-column">
      <style:table-column-properties style:column-width="0.9in"/>
    </style:style>
    <style:style style:name="TBL_0_3_0_45_row_0" style:family="table-row">
      <style:table-row-properties style:use-optimal-row-height="false" style:row-height="0.41in"/>
    </style:style>
    <style:style style:name="TBL_0_3_0_46" style:family="table">
      <style:table-properties table:align="left" style:width="0.54in"/>
    </style:style>
    <style:style style:name="TBL_0_3_0_46_col_0" style:family="table-column">
      <style:table-column-properties style:column-width="0.54in"/>
    </style:style>
    <style:style style:name="TBL_0_3_0_46_row_0" style:family="table-row">
      <style:table-row-properties style:use-optimal-row-height="false" style:row-height="0.41in"/>
    </style:style>
    <style:style style:name="TBL_0_3_0_47" style:family="table">
      <style:table-properties table:align="left" style:width="0.54in"/>
    </style:style>
    <style:style style:name="TBL_0_3_0_47_col_0" style:family="table-column">
      <style:table-column-properties style:column-width="0.54in"/>
    </style:style>
    <style:style style:name="TBL_0_3_0_47_row_0" style:family="table-row">
      <style:table-row-properties style:use-optimal-row-height="false" style:row-height="0.41in"/>
    </style:style>
    <style:style style:name="TBL_0_3_0_48" style:family="table">
      <style:table-properties table:align="left" style:width="1.11in"/>
    </style:style>
    <style:style style:name="TBL_0_3_0_48_col_0" style:family="table-column">
      <style:table-column-properties style:column-width="1.11in"/>
    </style:style>
    <style:style style:name="TBL_0_3_0_48_row_0" style:family="table-row">
      <style:table-row-properties style:use-optimal-row-height="false" style:row-height="0.41in"/>
    </style:style>
    <style:style style:name="TBL_0_3_0_49" style:family="table">
      <style:table-properties table:align="left" style:width="1.77in"/>
    </style:style>
    <style:style style:name="TBL_0_3_0_49_col_0" style:family="table-column">
      <style:table-column-properties style:column-width="0.05in"/>
    </style:style>
    <style:style style:name="TBL_0_3_0_49_col_1" style:family="table-column">
      <style:table-column-properties style:column-width="1.66in"/>
    </style:style>
    <style:style style:name="TBL_0_3_0_49_col_2" style:family="table-column">
      <style:table-column-properties style:column-width="0.05in"/>
    </style:style>
    <style:style style:name="TBL_0_3_0_49_row_0" style:family="table-row">
      <style:table-row-properties style:use-optimal-row-height="false" style:row-height="0.06in"/>
    </style:style>
    <style:style style:name="TBL_0_3_0_49_row_1" style:family="table-row">
      <style:table-row-properties style:use-optimal-row-height="false" style:row-height="1.12in"/>
    </style:style>
    <style:style style:name="TBL_0_3_0_50" style:family="table">
      <style:table-properties table:align="left" style:width="1.58in"/>
    </style:style>
    <style:style style:name="TBL_0_3_0_50_col_0" style:family="table-column">
      <style:table-column-properties style:column-width="0.05in"/>
    </style:style>
    <style:style style:name="TBL_0_3_0_50_col_1" style:family="table-column">
      <style:table-column-properties style:column-width="1.5in"/>
    </style:style>
    <style:style style:name="TBL_0_3_0_50_col_2" style:family="table-column">
      <style:table-column-properties style:column-width="0.02in"/>
    </style:style>
    <style:style style:name="TBL_0_3_0_50_row_0" style:family="table-row">
      <style:table-row-properties style:use-optimal-row-height="false" style:row-height="0.06in"/>
    </style:style>
    <style:style style:name="TBL_0_3_0_50_row_1" style:family="table-row">
      <style:table-row-properties style:use-optimal-row-height="false" style:row-height="0.27in"/>
    </style:style>
    <style:style style:name="TBL_0_3_0_51" style:family="table">
      <style:table-properties table:align="left" style:width="0.97in"/>
    </style:style>
    <style:style style:name="TBL_0_3_0_51_col_0" style:family="table-column">
      <style:table-column-properties style:column-width="0.97in"/>
    </style:style>
    <style:style style:name="TBL_0_3_0_51_row_0" style:family="table-row">
      <style:table-row-properties style:use-optimal-row-height="false" style:row-height="0.41in"/>
    </style:style>
    <style:style style:name="TBL_0_3_0_52" style:family="table">
      <style:table-properties table:align="left" style:width="0.97in"/>
    </style:style>
    <style:style style:name="TBL_0_3_0_52_col_0" style:family="table-column">
      <style:table-column-properties style:column-width="0.97in"/>
    </style:style>
    <style:style style:name="TBL_0_3_0_52_row_0" style:family="table-row">
      <style:table-row-properties style:use-optimal-row-height="false" style:row-height="0.41in"/>
    </style:style>
    <style:style style:name="TBL_0_3_0_53" style:family="table">
      <style:table-properties table:align="left" style:width="1.11in"/>
    </style:style>
    <style:style style:name="TBL_0_3_0_53_col_0" style:family="table-column">
      <style:table-column-properties style:column-width="1.11in"/>
    </style:style>
    <style:style style:name="TBL_0_3_0_53_row_0" style:family="table-row">
      <style:table-row-properties style:use-optimal-row-height="false" style:row-height="0.41in"/>
    </style:style>
    <style:style style:name="TBL_0_3_0_54" style:family="table">
      <style:table-properties table:align="left" style:width="1.06in"/>
    </style:style>
    <style:style style:name="TBL_0_3_0_54_col_0" style:family="table-column">
      <style:table-column-properties style:column-width="1.06in"/>
    </style:style>
    <style:style style:name="TBL_0_3_0_54_row_0" style:family="table-row">
      <style:table-row-properties style:use-optimal-row-height="false" style:row-height="0.41in"/>
    </style:style>
    <style:style style:name="TBL_0_3_row_2" style:family="table-row">
      <style:table-row-properties style:use-optimal-row-height="false" style:row-height="1.13in"/>
    </style:style>
    <style:style style:name="TBL_0_3_row_3" style:family="table-row">
      <style:table-row-properties style:use-optimal-row-height="false" style:row-height="0.27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 table:number-columns-spanned="3" table:number-rows-spanned="3">
            <table:table is-subtable="true" table:name="TBL_0_0_7" table:style-name="TBL_0_0_7">
              <table:table-column table:style-name="TBL_0_0_7_col_0">
</table:table-column>
              <table:table-row table:style-name="TBL_0_0_7_row_0">
                <table:table-cell table:style-name="C1">
                  <text:p text:style-name="P0"><text:bookmark text:name="JR_PAGE_ANCHOR_0_1"/>
<text:span text:style-name="T0">Pila de Producto</text:span></text:p>
                </table:table-cell>
              </table:table-row>
            </table:table>
          </table:table-cell>
          <table:covered-table-cell/>
          <table:covered-table-cell/>
          <table:table-cell table:style-name="C0"/>
          <table:table-cell table:style-name="C0" table:number-columns-spanned="5" table:number-rows-spanned="3">
            <table:table is-subtable="true" table:name="TBL_0_0_8" table:style-name="TBL_0_0_8">
              <table:table-column table:style-name="TBL_0_0_8_col_0">
</table:table-column>
              <table:table-row table:style-name="TBL_0_0_8_row_0">
                <table:table-cell table:style-name="C0"/>
              </table:table-row>
              <table:table-row table:style-name="TBL_0_0_8_row_1">
                <table:table-cell table:style-name="C2">
                  <text:p text:style-name="P1"><text:span text:style-name="T1">GeoEstacionamiento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0"/>
          <table:table-cell table:style-name="C0"/>
          <table:table-cell table:style-name="C3" table:number-columns-spanned="9">
            <table:table is-subtable="true" table:name="TBL_0_0_2" table:style-name="TBL_0_0_2">
              <table:table-column table:style-name="TBL_0_0_2_col_0">
</table:table-column>
              <table:table-column table:style-name="TBL_0_0_2_col_1">
</table:table-column>
              <table:table-column table:style-name="TBL_0_0_2_col_2">
</table:table-column>
              <table:table-column table:style-name="TBL_0_0_2_col_3">
</table:table-column>
              <table:table-column table:style-name="TBL_0_0_2_col_4">
</table:table-column>
              <table:table-column table:style-name="TBL_0_0_2_col_5">
</table:table-column>
              <table:table-column table:style-name="TBL_0_0_2_col_6">
</table:table-column>
              <table:table-column table:style-name="TBL_0_0_2_col_7">
</table:table-column>
              <table:table-column table:style-name="TBL_0_0_2_col_8">
</table:table-column>
              <table:table-column table:style-name="TBL_0_0_2_col_9">
</table:table-column>
              <table:table-column table:style-name="TBL_0_0_2_col_10">
</table:table-column>
              <table:table-row table:style-name="TBL_0_0_2_row_0">
                <table:table-cell table:style-name="C4">
                  <table:table is-subtable="true" table:name="TBL_0_0_2_0" table:style-name="TBL_0_0_2_0">
                    <table:table-column table:style-name="TBL_0_0_2_0_col_0">
</table:table-column>
                    <table:table-row table:style-name="TBL_0_0_2_0_row_0">
                      <table:table-cell table:style-name="C5">
                        <text:p text:style-name="P2"><text:span text:style-name="T2">ID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0_2_1" table:style-name="TBL_0_0_2_1">
                    <table:table-column table:style-name="TBL_0_0_2_1_col_0">
</table:table-column>
                    <table:table-row table:style-name="TBL_0_0_2_1_row_0">
                      <table:table-cell table:style-name="C5">
                        <text:p text:style-name="P2"><text:span text:style-name="T2">Nombre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0_2_2" table:style-name="TBL_0_0_2_2">
                    <table:table-column table:style-name="TBL_0_0_2_2_col_0">
</table:table-column>
                    <table:table-row table:style-name="TBL_0_0_2_2_row_0">
                      <table:table-cell table:style-name="C5">
                        <text:p text:style-name="P2"><text:span text:style-name="T2">Esfuerzo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0_2_3" table:style-name="TBL_0_0_2_3">
                    <table:table-column table:style-name="TBL_0_0_2_3_col_0">
</table:table-column>
                    <table:table-row table:style-name="TBL_0_0_2_3_row_0">
                      <table:table-cell table:style-name="C5">
                        <text:p text:style-name="P2"><text:span text:style-name="T2">Fil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0_2_4" table:style-name="TBL_0_0_2_4">
                    <table:table-column table:style-name="TBL_0_0_2_4_col_0">
</table:table-column>
                    <table:table-row table:style-name="TBL_0_0_2_4_row_0">
                      <table:table-cell table:style-name="C5">
                        <text:p text:style-name="P2"><text:span text:style-name="T2">Tipo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0_2_5" table:style-name="TBL_0_0_2_5">
                    <table:table-column table:style-name="TBL_0_0_2_5_col_0">
</table:table-column>
                    <table:table-column table:style-name="TBL_0_0_2_5_col_1">
</table:table-column>
                    <table:table-column table:style-name="TBL_0_0_2_5_col_2">
</table:table-column>
                    <table:table-row table:style-name="TBL_0_0_2_5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0_2_5_row_1">
                      <table:table-cell table:style-name="C0"/>
                      <table:table-cell table:style-name="C6">
                        <text:p text:style-name="P3"><text:span text:style-name="T2">Descripción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4">
                  <table:table is-subtable="true" table:name="TBL_0_0_2_6" table:style-name="TBL_0_0_2_6">
                    <table:table-column table:style-name="TBL_0_0_2_6_col_0">
</table:table-column>
                    <table:table-column table:style-name="TBL_0_0_2_6_col_1">
</table:table-column>
                    <table:table-column table:style-name="TBL_0_0_2_6_col_2">
</table:table-column>
                    <table:table-row table:style-name="TBL_0_0_2_6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0_2_6_row_1">
                      <table:table-cell table:style-name="C0"/>
                      <table:table-cell table:style-name="C6">
                        <text:p text:style-name="P3"><text:span text:style-name="T2">Notas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4">
                  <table:table is-subtable="true" table:name="TBL_0_0_2_7" table:style-name="TBL_0_0_2_7">
                    <table:table-column table:style-name="TBL_0_0_2_7_col_0">
</table:table-column>
                    <table:table-row table:style-name="TBL_0_0_2_7_row_0">
                      <table:table-cell table:style-name="C5">
                        <text:p text:style-name="P2"><text:span text:style-name="T2">Fecha Aceptad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0_2_8" table:style-name="TBL_0_0_2_8">
                    <table:table-column table:style-name="TBL_0_0_2_8_col_0">
</table:table-column>
                    <table:table-row table:style-name="TBL_0_0_2_8_row_0">
                      <table:table-cell table:style-name="C5">
                        <text:p text:style-name="P2"><text:span text:style-name="T2">Fecha Estimad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0_2_9" table:style-name="TBL_0_0_2_9">
                    <table:table-column table:style-name="TBL_0_0_2_9_col_0">
</table:table-column>
                    <table:table-row table:style-name="TBL_0_0_2_9_row_0">
                      <table:table-cell table:style-name="C5">
                        <text:p text:style-name="P2"><text:span text:style-name="T2">Creador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0_2_10" table:style-name="TBL_0_0_2_10">
                    <table:table-column table:style-name="TBL_0_0_2_10_col_0">
</table:table-column>
                    <table:table-row table:style-name="TBL_0_0_2_10_row_0">
                      <table:table-cell table:style-name="C5">
                        <text:p text:style-name="P2"><text:span text:style-name="T2">Característica</text:span></text:p>
                      </table:table-cell>
                    </table:table-row>
                  </table:table>
                </table:table-cell>
              </table:table-row>
              <table:table-row table:style-name="TBL_0_0_2_row_1">
                <table:table-cell table:style-name="C7">
                  <table:table is-subtable="true" table:name="TBL_0_0_2_11" table:style-name="TBL_0_0_2_11">
                    <table:table-column table:style-name="TBL_0_0_2_11_col_0">
</table:table-column>
                    <table:table-row table:style-name="TBL_0_0_2_11_row_0">
                      <table:table-cell table:style-name="C5">
                        <text:p text:style-name="P2"><text:span text:style-name="T2">2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12" table:style-name="TBL_0_0_2_12">
                    <table:table-column table:style-name="TBL_0_0_2_12_col_0">
</table:table-column>
                    <table:table-row table:style-name="TBL_0_0_2_12_row_0">
                      <table:table-cell table:style-name="C5">
                        <text:p text:style-name="P2"><text:span text:style-name="T2">Consultar playas de estacionamiento en la web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13" table:style-name="TBL_0_0_2_13">
                    <table:table-column table:style-name="TBL_0_0_2_13_col_0">
</table:table-column>
                    <table:table-row table:style-name="TBL_0_0_2_13_row_0">
                      <table:table-cell table:style-name="C5">
                        <text:p text:style-name="P2"><text:span text:style-name="T2">3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14" table:style-name="TBL_0_0_2_14">
                    <table:table-column table:style-name="TBL_0_0_2_14_col_0">
</table:table-column>
                    <table:table-row table:style-name="TBL_0_0_2_14_row_0">
                      <table:table-cell table:style-name="C5">
                        <text:p text:style-name="P2"><text:span text:style-name="T2">1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15" table:style-name="TBL_0_0_2_15">
                    <table:table-column table:style-name="TBL_0_0_2_15_col_0">
</table:table-column>
                    <table:table-row table:style-name="TBL_0_0_2_15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16" table:style-name="TBL_0_0_2_16">
                    <table:table-column table:style-name="TBL_0_0_2_16_col_0">
</table:table-column>
                    <table:table-column table:style-name="TBL_0_0_2_16_col_1">
</table:table-column>
                    <table:table-column table:style-name="TBL_0_0_2_16_col_2">
</table:table-column>
                    <table:table-row table:style-name="TBL_0_0_2_16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0_2_16_row_1">
                      <table:table-cell table:style-name="C0"/>
                      <table:table-cell table:style-name="C6">
                        <text:p text:style-name="P3"><text:span text:style-name="T2">Como usuario web <text:line-break/>Yo puedo conocer las playas de estacionamiento cercanas a un lugar de mi interés<text:line-break/>para seleccionar aquella que sea más  conveniente entre ellas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0_2_17" table:style-name="TBL_0_0_2_17">
                    <table:table-column table:style-name="TBL_0_0_2_17_col_0">
</table:table-column>
                    <table:table-column table:style-name="TBL_0_0_2_17_col_1">
</table:table-column>
                    <table:table-column table:style-name="TBL_0_0_2_17_col_2">
</table:table-column>
                    <table:table-row table:style-name="TBL_0_0_2_17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0_2_17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0_2_18" table:style-name="TBL_0_0_2_18">
                    <table:table-column table:style-name="TBL_0_0_2_18_col_0">
</table:table-column>
                    <table:table-row table:style-name="TBL_0_0_2_18_row_0">
                      <table:table-cell table:style-name="C5">
                        <text:p text:style-name="P2"><text:span text:style-name="T2">01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19" table:style-name="TBL_0_0_2_19">
                    <table:table-column table:style-name="TBL_0_0_2_19_col_0">
</table:table-column>
                    <table:table-row table:style-name="TBL_0_0_2_19_row_0">
                      <table:table-cell table:style-name="C5">
                        <text:p text:style-name="P2"><text:span text:style-name="T2">27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20" table:style-name="TBL_0_0_2_20">
                    <table:table-column table:style-name="TBL_0_0_2_20_col_0">
</table:table-column>
                    <table:table-row table:style-name="TBL_0_0_2_20_row_0">
                      <table:table-cell table:style-name="C5">
                        <text:p text:style-name="P2"><text:span text:style-name="T2">Ezequiel Bär Coch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21" table:style-name="TBL_0_0_2_21">
                    <table:table-column table:style-name="TBL_0_0_2_21_col_0">
</table:table-column>
                    <table:table-row table:style-name="TBL_0_0_2_21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  <table:table-row table:style-name="TBL_0_0_2_row_2">
                <table:table-cell table:style-name="C7">
                  <table:table is-subtable="true" table:name="TBL_0_0_2_22" table:style-name="TBL_0_0_2_22">
                    <table:table-column table:style-name="TBL_0_0_2_22_col_0">
</table:table-column>
                    <table:table-row table:style-name="TBL_0_0_2_22_row_0">
                      <table:table-cell table:style-name="C5">
                        <text:p text:style-name="P2"><text:span text:style-name="T2">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23" table:style-name="TBL_0_0_2_23">
                    <table:table-column table:style-name="TBL_0_0_2_23_col_0">
</table:table-column>
                    <table:table-row table:style-name="TBL_0_0_2_23_row_0">
                      <table:table-cell table:style-name="C5">
                        <text:p text:style-name="P2"><text:span text:style-name="T2">Almacenar ubicacion de vehicul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24" table:style-name="TBL_0_0_2_24">
                    <table:table-column table:style-name="TBL_0_0_2_24_col_0">
</table:table-column>
                    <table:table-row table:style-name="TBL_0_0_2_24_row_0">
                      <table:table-cell table:style-name="C5">
                        <text:p text:style-name="P2"><text:span text:style-name="T2">1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25" table:style-name="TBL_0_0_2_25">
                    <table:table-column table:style-name="TBL_0_0_2_25_col_0">
</table:table-column>
                    <table:table-row table:style-name="TBL_0_0_2_25_row_0">
                      <table:table-cell table:style-name="C5">
                        <text:p text:style-name="P2"><text:span text:style-name="T2">2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26" table:style-name="TBL_0_0_2_26">
                    <table:table-column table:style-name="TBL_0_0_2_26_col_0">
</table:table-column>
                    <table:table-row table:style-name="TBL_0_0_2_26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27" table:style-name="TBL_0_0_2_27">
                    <table:table-column table:style-name="TBL_0_0_2_27_col_0">
</table:table-column>
                    <table:table-column table:style-name="TBL_0_0_2_27_col_1">
</table:table-column>
                    <table:table-column table:style-name="TBL_0_0_2_27_col_2">
</table:table-column>
                    <table:table-row table:style-name="TBL_0_0_2_27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0_2_27_row_1">
                      <table:table-cell table:style-name="C0"/>
                      <table:table-cell table:style-name="C6">
                        <text:p text:style-name="P3"><text:span text:style-name="T2">Como usuario de la aplicación móvil<text:line-break/>Yo puedo guardar la posición de mi vehículo<text:line-break/>para ser consultada posteriorment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0_2_28" table:style-name="TBL_0_0_2_28">
                    <table:table-column table:style-name="TBL_0_0_2_28_col_0">
</table:table-column>
                    <table:table-column table:style-name="TBL_0_0_2_28_col_1">
</table:table-column>
                    <table:table-column table:style-name="TBL_0_0_2_28_col_2">
</table:table-column>
                    <table:table-row table:style-name="TBL_0_0_2_28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0_2_28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0_2_29" table:style-name="TBL_0_0_2_29">
                    <table:table-column table:style-name="TBL_0_0_2_29_col_0">
</table:table-column>
                    <table:table-row table:style-name="TBL_0_0_2_29_row_0">
                      <table:table-cell table:style-name="C5">
                        <text:p text:style-name="P2"><text:span text:style-name="T2">01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30" table:style-name="TBL_0_0_2_30">
                    <table:table-column table:style-name="TBL_0_0_2_30_col_0">
</table:table-column>
                    <table:table-row table:style-name="TBL_0_0_2_30_row_0">
                      <table:table-cell table:style-name="C5">
                        <text:p text:style-name="P2"><text:span text:style-name="T2">26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31" table:style-name="TBL_0_0_2_31">
                    <table:table-column table:style-name="TBL_0_0_2_31_col_0">
</table:table-column>
                    <table:table-row table:style-name="TBL_0_0_2_31_row_0">
                      <table:table-cell table:style-name="C5">
                        <text:p text:style-name="P2"><text:span text:style-name="T2">Ignacio Frige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32" table:style-name="TBL_0_0_2_32">
                    <table:table-column table:style-name="TBL_0_0_2_32_col_0">
</table:table-column>
                    <table:table-row table:style-name="TBL_0_0_2_32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  <table:table-row table:style-name="TBL_0_0_2_row_3">
                <table:table-cell table:style-name="C7">
                  <table:table is-subtable="true" table:name="TBL_0_0_2_33" table:style-name="TBL_0_0_2_33">
                    <table:table-column table:style-name="TBL_0_0_2_33_col_0">
</table:table-column>
                    <table:table-row table:style-name="TBL_0_0_2_33_row_0">
                      <table:table-cell table:style-name="C5">
                        <text:p text:style-name="P2"><text:span text:style-name="T2">6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34" table:style-name="TBL_0_0_2_34">
                    <table:table-column table:style-name="TBL_0_0_2_34_col_0">
</table:table-column>
                    <table:table-row table:style-name="TBL_0_0_2_34_row_0">
                      <table:table-cell table:style-name="C5">
                        <text:p text:style-name="P2"><text:span text:style-name="T2">Consultar playas de estacionamiento cercanas a un punto de interés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35" table:style-name="TBL_0_0_2_35">
                    <table:table-column table:style-name="TBL_0_0_2_35_col_0">
</table:table-column>
                    <table:table-row table:style-name="TBL_0_0_2_35_row_0">
                      <table:table-cell table:style-name="C5">
                        <text:p text:style-name="P2"><text:span text:style-name="T2">5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36" table:style-name="TBL_0_0_2_36">
                    <table:table-column table:style-name="TBL_0_0_2_36_col_0">
</table:table-column>
                    <table:table-row table:style-name="TBL_0_0_2_36_row_0">
                      <table:table-cell table:style-name="C5">
                        <text:p text:style-name="P2"><text:span text:style-name="T2">3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37" table:style-name="TBL_0_0_2_37">
                    <table:table-column table:style-name="TBL_0_0_2_37_col_0">
</table:table-column>
                    <table:table-row table:style-name="TBL_0_0_2_37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38" table:style-name="TBL_0_0_2_38">
                    <table:table-column table:style-name="TBL_0_0_2_38_col_0">
</table:table-column>
                    <table:table-column table:style-name="TBL_0_0_2_38_col_1">
</table:table-column>
                    <table:table-column table:style-name="TBL_0_0_2_38_col_2">
</table:table-column>
                    <table:table-row table:style-name="TBL_0_0_2_38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0_2_38_row_1">
                      <table:table-cell table:style-name="C0"/>
                      <table:table-cell table:style-name="C6">
                        <text:p text:style-name="P3"><text:span text:style-name="T2">Como usuario de la aplicación móvil<text:line-break/>Yo puedo consultar las playas cercanas a un punto de interés<text:line-break/>para conocer su ubicación y disponibilidad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0_2_39" table:style-name="TBL_0_0_2_39">
                    <table:table-column table:style-name="TBL_0_0_2_39_col_0">
</table:table-column>
                    <table:table-column table:style-name="TBL_0_0_2_39_col_1">
</table:table-column>
                    <table:table-column table:style-name="TBL_0_0_2_39_col_2">
</table:table-column>
                    <table:table-row table:style-name="TBL_0_0_2_39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0_2_39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0_2_40" table:style-name="TBL_0_0_2_40">
                    <table:table-column table:style-name="TBL_0_0_2_40_col_0">
</table:table-column>
                    <table:table-row table:style-name="TBL_0_0_2_40_row_0">
                      <table:table-cell table:style-name="C5">
                        <text:p text:style-name="P2"><text:span text:style-name="T2">01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41" table:style-name="TBL_0_0_2_41">
                    <table:table-column table:style-name="TBL_0_0_2_41_col_0">
</table:table-column>
                    <table:table-row table:style-name="TBL_0_0_2_41_row_0">
                      <table:table-cell table:style-name="C5">
                        <text:p text:style-name="P2"><text:span text:style-name="T2">26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42" table:style-name="TBL_0_0_2_42">
                    <table:table-column table:style-name="TBL_0_0_2_42_col_0">
</table:table-column>
                    <table:table-row table:style-name="TBL_0_0_2_42_row_0">
                      <table:table-cell table:style-name="C5">
                        <text:p text:style-name="P2"><text:span text:style-name="T2">Ignacio Frige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2_43" table:style-name="TBL_0_0_2_43">
                    <table:table-column table:style-name="TBL_0_0_2_43_col_0">
</table:table-column>
                    <table:table-row table:style-name="TBL_0_0_2_43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8" table:number-columns-spanned="3">
            <text:p text:style-name="P0"><text:span text:style-name="T2">Reporte de Scrum generado con iceScrum</text:span></text:p>
          </table:table-cell>
          <table:covered-table-cell/>
          <table:covered-table-cell/>
          <table:table-cell table:style-name="C9" table:number-columns-spanned="3">
            <text:p text:style-name="P4"><text:span text:style-name="T2">viernes 27 junio 2014</text:span></text:p>
          </table:table-cell>
          <table:covered-table-cell/>
          <table:covered-table-cell/>
          <table:table-cell table:style-name="C0"/>
          <table:table-cell table:style-name="C8" table:number-columns-spanned="2">
            <text:p text:style-name="P0"><text:span text:style-name="T2"> 4</text:span></text:p>
          </table:table-cell>
          <table:covered-table-cell/>
          <table:table-cell table:style-name="C0"/>
          <table:table-cell table:style-name="C0"/>
          <table:table-cell table:style-name="C0"/>
        </table:table-row>
      </table:table>
      <table:table table:name="TBL_0_1" table:style-name="TBL_0_1">
        <table:table-column table:style-name="TBL_0_1_col_0">
</table:table-column>
        <table:table-column table:style-name="TBL_0_1_col_1">
</table:table-column>
        <table:table-column table:style-name="TBL_0_1_col_2">
</table:table-column>
        <table:table-column table:style-name="TBL_0_1_col_3">
</table:table-column>
        <table:table-column table:style-name="TBL_0_1_col_4">
</table:table-column>
        <table:table-column table:style-name="TBL_0_1_col_5">
</table:table-column>
        <table:table-column table:style-name="TBL_0_1_col_6">
</table:table-column>
        <table:table-column table:style-name="TBL_0_1_col_7">
</table:table-column>
        <table:table-column table:style-name="TBL_0_1_col_8">
</table:table-column>
        <table:table-row table:style-name="TBL_0_1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1">
          <table:table-cell table:style-name="C0"/>
          <table:table-cell table:style-name="C0"/>
          <table:table-cell table:style-name="C3" table:number-columns-spanned="6">
            <table:table is-subtable="true" table:name="TBL_0_1_0" table:style-name="TBL_0_1_0">
              <table:table-column table:style-name="TBL_0_1_0_col_0">
</table:table-column>
              <table:table-column table:style-name="TBL_0_1_0_col_1">
</table:table-column>
              <table:table-column table:style-name="TBL_0_1_0_col_2">
</table:table-column>
              <table:table-column table:style-name="TBL_0_1_0_col_3">
</table:table-column>
              <table:table-column table:style-name="TBL_0_1_0_col_4">
</table:table-column>
              <table:table-column table:style-name="TBL_0_1_0_col_5">
</table:table-column>
              <table:table-column table:style-name="TBL_0_1_0_col_6">
</table:table-column>
              <table:table-column table:style-name="TBL_0_1_0_col_7">
</table:table-column>
              <table:table-column table:style-name="TBL_0_1_0_col_8">
</table:table-column>
              <table:table-column table:style-name="TBL_0_1_0_col_9">
</table:table-column>
              <table:table-column table:style-name="TBL_0_1_0_col_10">
</table:table-column>
              <table:table-row table:style-name="TBL_0_1_0_row_0">
                <table:table-cell table:style-name="C4">
                  <table:table is-subtable="true" table:name="TBL_0_1_0_0" table:style-name="TBL_0_1_0_0">
                    <table:table-column table:style-name="TBL_0_1_0_0_col_0">
</table:table-column>
                    <table:table-row table:style-name="TBL_0_1_0_0_row_0">
                      <table:table-cell table:style-name="C5">
                        <text:p text:style-name="P2"><text:bookmark text:name="JR_PAGE_ANCHOR_0_2"/>
<text:span text:style-name="T2">ID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1_0_1" table:style-name="TBL_0_1_0_1">
                    <table:table-column table:style-name="TBL_0_1_0_1_col_0">
</table:table-column>
                    <table:table-row table:style-name="TBL_0_1_0_1_row_0">
                      <table:table-cell table:style-name="C5">
                        <text:p text:style-name="P2"><text:span text:style-name="T2">Nombre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1_0_2" table:style-name="TBL_0_1_0_2">
                    <table:table-column table:style-name="TBL_0_1_0_2_col_0">
</table:table-column>
                    <table:table-row table:style-name="TBL_0_1_0_2_row_0">
                      <table:table-cell table:style-name="C5">
                        <text:p text:style-name="P2"><text:span text:style-name="T2">Esfuerzo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1_0_3" table:style-name="TBL_0_1_0_3">
                    <table:table-column table:style-name="TBL_0_1_0_3_col_0">
</table:table-column>
                    <table:table-row table:style-name="TBL_0_1_0_3_row_0">
                      <table:table-cell table:style-name="C5">
                        <text:p text:style-name="P2"><text:span text:style-name="T2">Fil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1_0_4" table:style-name="TBL_0_1_0_4">
                    <table:table-column table:style-name="TBL_0_1_0_4_col_0">
</table:table-column>
                    <table:table-row table:style-name="TBL_0_1_0_4_row_0">
                      <table:table-cell table:style-name="C5">
                        <text:p text:style-name="P2"><text:span text:style-name="T2">Tipo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1_0_5" table:style-name="TBL_0_1_0_5">
                    <table:table-column table:style-name="TBL_0_1_0_5_col_0">
</table:table-column>
                    <table:table-column table:style-name="TBL_0_1_0_5_col_1">
</table:table-column>
                    <table:table-column table:style-name="TBL_0_1_0_5_col_2">
</table:table-column>
                    <table:table-row table:style-name="TBL_0_1_0_5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1_0_5_row_1">
                      <table:table-cell table:style-name="C0"/>
                      <table:table-cell table:style-name="C6">
                        <text:p text:style-name="P3"><text:span text:style-name="T2">Descripción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4">
                  <table:table is-subtable="true" table:name="TBL_0_1_0_6" table:style-name="TBL_0_1_0_6">
                    <table:table-column table:style-name="TBL_0_1_0_6_col_0">
</table:table-column>
                    <table:table-column table:style-name="TBL_0_1_0_6_col_1">
</table:table-column>
                    <table:table-column table:style-name="TBL_0_1_0_6_col_2">
</table:table-column>
                    <table:table-row table:style-name="TBL_0_1_0_6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1_0_6_row_1">
                      <table:table-cell table:style-name="C0"/>
                      <table:table-cell table:style-name="C6">
                        <text:p text:style-name="P3"><text:span text:style-name="T2">Notas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4">
                  <table:table is-subtable="true" table:name="TBL_0_1_0_7" table:style-name="TBL_0_1_0_7">
                    <table:table-column table:style-name="TBL_0_1_0_7_col_0">
</table:table-column>
                    <table:table-row table:style-name="TBL_0_1_0_7_row_0">
                      <table:table-cell table:style-name="C5">
                        <text:p text:style-name="P2"><text:span text:style-name="T2">Fecha Aceptad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1_0_8" table:style-name="TBL_0_1_0_8">
                    <table:table-column table:style-name="TBL_0_1_0_8_col_0">
</table:table-column>
                    <table:table-row table:style-name="TBL_0_1_0_8_row_0">
                      <table:table-cell table:style-name="C5">
                        <text:p text:style-name="P2"><text:span text:style-name="T2">Fecha Estimad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1_0_9" table:style-name="TBL_0_1_0_9">
                    <table:table-column table:style-name="TBL_0_1_0_9_col_0">
</table:table-column>
                    <table:table-row table:style-name="TBL_0_1_0_9_row_0">
                      <table:table-cell table:style-name="C5">
                        <text:p text:style-name="P2"><text:span text:style-name="T2">Creador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1_0_10" table:style-name="TBL_0_1_0_10">
                    <table:table-column table:style-name="TBL_0_1_0_10_col_0">
</table:table-column>
                    <table:table-row table:style-name="TBL_0_1_0_10_row_0">
                      <table:table-cell table:style-name="C5">
                        <text:p text:style-name="P2"><text:span text:style-name="T2">Característica</text:span></text:p>
                      </table:table-cell>
                    </table:table-row>
                  </table:table>
                </table:table-cell>
              </table:table-row>
              <table:table-row table:style-name="TBL_0_1_0_row_1">
                <table:table-cell table:style-name="C7">
                  <table:table is-subtable="true" table:name="TBL_0_1_0_11" table:style-name="TBL_0_1_0_11">
                    <table:table-column table:style-name="TBL_0_1_0_11_col_0">
</table:table-column>
                    <table:table-row table:style-name="TBL_0_1_0_11_row_0">
                      <table:table-cell table:style-name="C5">
                        <text:p text:style-name="P2"><text:span text:style-name="T2">5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12" table:style-name="TBL_0_1_0_12">
                    <table:table-column table:style-name="TBL_0_1_0_12_col_0">
</table:table-column>
                    <table:table-row table:style-name="TBL_0_1_0_12_row_0">
                      <table:table-cell table:style-name="C5">
                        <text:p text:style-name="P2"><text:span text:style-name="T2">Consultar ruta a playa de estacionamient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13" table:style-name="TBL_0_1_0_13">
                    <table:table-column table:style-name="TBL_0_1_0_13_col_0">
</table:table-column>
                    <table:table-row table:style-name="TBL_0_1_0_13_row_0">
                      <table:table-cell table:style-name="C5">
                        <text:p text:style-name="P2"><text:span text:style-name="T2">3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14" table:style-name="TBL_0_1_0_14">
                    <table:table-column table:style-name="TBL_0_1_0_14_col_0">
</table:table-column>
                    <table:table-row table:style-name="TBL_0_1_0_14_row_0">
                      <table:table-cell table:style-name="C5">
                        <text:p text:style-name="P2"><text:span text:style-name="T2">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15" table:style-name="TBL_0_1_0_15">
                    <table:table-column table:style-name="TBL_0_1_0_15_col_0">
</table:table-column>
                    <table:table-row table:style-name="TBL_0_1_0_15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16" table:style-name="TBL_0_1_0_16">
                    <table:table-column table:style-name="TBL_0_1_0_16_col_0">
</table:table-column>
                    <table:table-column table:style-name="TBL_0_1_0_16_col_1">
</table:table-column>
                    <table:table-column table:style-name="TBL_0_1_0_16_col_2">
</table:table-column>
                    <table:table-row table:style-name="TBL_0_1_0_16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1_0_16_row_1">
                      <table:table-cell table:style-name="C0"/>
                      <table:table-cell table:style-name="C6">
                        <text:p text:style-name="P3"><text:span text:style-name="T2">Como usuario de la aplicación móvil<text:line-break/>Yo puedo obtener la ruta a una playa de estacionamiento seleccionada<text:line-break/>para llegar a la misma a estacionar mi vehícul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1_0_17" table:style-name="TBL_0_1_0_17">
                    <table:table-column table:style-name="TBL_0_1_0_17_col_0">
</table:table-column>
                    <table:table-column table:style-name="TBL_0_1_0_17_col_1">
</table:table-column>
                    <table:table-column table:style-name="TBL_0_1_0_17_col_2">
</table:table-column>
                    <table:table-row table:style-name="TBL_0_1_0_17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1_0_17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1_0_18" table:style-name="TBL_0_1_0_18">
                    <table:table-column table:style-name="TBL_0_1_0_18_col_0">
</table:table-column>
                    <table:table-row table:style-name="TBL_0_1_0_18_row_0">
                      <table:table-cell table:style-name="C5">
                        <text:p text:style-name="P2"><text:span text:style-name="T2">01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19" table:style-name="TBL_0_1_0_19">
                    <table:table-column table:style-name="TBL_0_1_0_19_col_0">
</table:table-column>
                    <table:table-row table:style-name="TBL_0_1_0_19_row_0">
                      <table:table-cell table:style-name="C5">
                        <text:p text:style-name="P2"><text:span text:style-name="T2">26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20" table:style-name="TBL_0_1_0_20">
                    <table:table-column table:style-name="TBL_0_1_0_20_col_0">
</table:table-column>
                    <table:table-row table:style-name="TBL_0_1_0_20_row_0">
                      <table:table-cell table:style-name="C5">
                        <text:p text:style-name="P2"><text:span text:style-name="T2">Ignacio Frige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21" table:style-name="TBL_0_1_0_21">
                    <table:table-column table:style-name="TBL_0_1_0_21_col_0">
</table:table-column>
                    <table:table-row table:style-name="TBL_0_1_0_21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  <table:table-row table:style-name="TBL_0_1_0_row_2">
                <table:table-cell table:style-name="C7">
                  <table:table is-subtable="true" table:name="TBL_0_1_0_22" table:style-name="TBL_0_1_0_22">
                    <table:table-column table:style-name="TBL_0_1_0_22_col_0">
</table:table-column>
                    <table:table-row table:style-name="TBL_0_1_0_22_row_0">
                      <table:table-cell table:style-name="C5">
                        <text:p text:style-name="P2"><text:span text:style-name="T2">7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23" table:style-name="TBL_0_1_0_23">
                    <table:table-column table:style-name="TBL_0_1_0_23_col_0">
</table:table-column>
                    <table:table-row table:style-name="TBL_0_1_0_23_row_0">
                      <table:table-cell table:style-name="C5">
                        <text:p text:style-name="P2"><text:span text:style-name="T2">Consultar disponibilidad de playa de estacionamient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24" table:style-name="TBL_0_1_0_24">
                    <table:table-column table:style-name="TBL_0_1_0_24_col_0">
</table:table-column>
                    <table:table-row table:style-name="TBL_0_1_0_24_row_0">
                      <table:table-cell table:style-name="C5">
                        <text:p text:style-name="P2"><text:span text:style-name="T2">3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25" table:style-name="TBL_0_1_0_25">
                    <table:table-column table:style-name="TBL_0_1_0_25_col_0">
</table:table-column>
                    <table:table-row table:style-name="TBL_0_1_0_25_row_0">
                      <table:table-cell table:style-name="C5">
                        <text:p text:style-name="P2"><text:span text:style-name="T2">5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26" table:style-name="TBL_0_1_0_26">
                    <table:table-column table:style-name="TBL_0_1_0_26_col_0">
</table:table-column>
                    <table:table-row table:style-name="TBL_0_1_0_26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27" table:style-name="TBL_0_1_0_27">
                    <table:table-column table:style-name="TBL_0_1_0_27_col_0">
</table:table-column>
                    <table:table-column table:style-name="TBL_0_1_0_27_col_1">
</table:table-column>
                    <table:table-column table:style-name="TBL_0_1_0_27_col_2">
</table:table-column>
                    <table:table-row table:style-name="TBL_0_1_0_27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1_0_27_row_1">
                      <table:table-cell table:style-name="C0"/>
                      <table:table-cell table:style-name="C6">
                        <text:p text:style-name="P3"><text:span text:style-name="T2">Como usuario de la aplicación móvil<text:line-break/>Yo puedo consultar la disponibilidad de una playa de estacionamiento seleccionada<text:line-break/>para saber si puedo estacionar mi vehícul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1_0_28" table:style-name="TBL_0_1_0_28">
                    <table:table-column table:style-name="TBL_0_1_0_28_col_0">
</table:table-column>
                    <table:table-column table:style-name="TBL_0_1_0_28_col_1">
</table:table-column>
                    <table:table-column table:style-name="TBL_0_1_0_28_col_2">
</table:table-column>
                    <table:table-row table:style-name="TBL_0_1_0_28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1_0_28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1_0_29" table:style-name="TBL_0_1_0_29">
                    <table:table-column table:style-name="TBL_0_1_0_29_col_0">
</table:table-column>
                    <table:table-row table:style-name="TBL_0_1_0_29_row_0">
                      <table:table-cell table:style-name="C5">
                        <text:p text:style-name="P2"><text:span text:style-name="T2">01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30" table:style-name="TBL_0_1_0_30">
                    <table:table-column table:style-name="TBL_0_1_0_30_col_0">
</table:table-column>
                    <table:table-row table:style-name="TBL_0_1_0_30_row_0">
                      <table:table-cell table:style-name="C5">
                        <text:p text:style-name="P2"><text:span text:style-name="T2">26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31" table:style-name="TBL_0_1_0_31">
                    <table:table-column table:style-name="TBL_0_1_0_31_col_0">
</table:table-column>
                    <table:table-row table:style-name="TBL_0_1_0_31_row_0">
                      <table:table-cell table:style-name="C5">
                        <text:p text:style-name="P2"><text:span text:style-name="T2">Ignacio Frige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32" table:style-name="TBL_0_1_0_32">
                    <table:table-column table:style-name="TBL_0_1_0_32_col_0">
</table:table-column>
                    <table:table-row table:style-name="TBL_0_1_0_32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  <table:table-row table:style-name="TBL_0_1_0_row_3">
                <table:table-cell table:style-name="C7">
                  <table:table is-subtable="true" table:name="TBL_0_1_0_33" table:style-name="TBL_0_1_0_33">
                    <table:table-column table:style-name="TBL_0_1_0_33_col_0">
</table:table-column>
                    <table:table-row table:style-name="TBL_0_1_0_33_row_0">
                      <table:table-cell table:style-name="C5">
                        <text:p text:style-name="P2"><text:span text:style-name="T2">8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34" table:style-name="TBL_0_1_0_34">
                    <table:table-column table:style-name="TBL_0_1_0_34_col_0">
</table:table-column>
                    <table:table-row table:style-name="TBL_0_1_0_34_row_0">
                      <table:table-cell table:style-name="C5">
                        <text:p text:style-name="P2"><text:span text:style-name="T2">Actualizar la disponibilidad de una playa de estacionamient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35" table:style-name="TBL_0_1_0_35">
                    <table:table-column table:style-name="TBL_0_1_0_35_col_0">
</table:table-column>
                    <table:table-row table:style-name="TBL_0_1_0_35_row_0">
                      <table:table-cell table:style-name="C5">
                        <text:p text:style-name="P2"><text:span text:style-name="T2">5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36" table:style-name="TBL_0_1_0_36">
                    <table:table-column table:style-name="TBL_0_1_0_36_col_0">
</table:table-column>
                    <table:table-row table:style-name="TBL_0_1_0_36_row_0">
                      <table:table-cell table:style-name="C5">
                        <text:p text:style-name="P2"><text:span text:style-name="T2">6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37" table:style-name="TBL_0_1_0_37">
                    <table:table-column table:style-name="TBL_0_1_0_37_col_0">
</table:table-column>
                    <table:table-row table:style-name="TBL_0_1_0_37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38" table:style-name="TBL_0_1_0_38">
                    <table:table-column table:style-name="TBL_0_1_0_38_col_0">
</table:table-column>
                    <table:table-column table:style-name="TBL_0_1_0_38_col_1">
</table:table-column>
                    <table:table-column table:style-name="TBL_0_1_0_38_col_2">
</table:table-column>
                    <table:table-row table:style-name="TBL_0_1_0_38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1_0_38_row_1">
                      <table:table-cell table:style-name="C0"/>
                      <table:table-cell table:style-name="C6">
                        <text:p text:style-name="P3"><text:span text:style-name="T2">Como empleado de la playa<text:line-break/><text:line-break/>Yo puedo actualizar la disponibilidad de una playa de estacionamiento<text:line-break/><text:line-break/>para que sea consultada por los usuarios de la aplicación móvi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1_0_39" table:style-name="TBL_0_1_0_39">
                    <table:table-column table:style-name="TBL_0_1_0_39_col_0">
</table:table-column>
                    <table:table-column table:style-name="TBL_0_1_0_39_col_1">
</table:table-column>
                    <table:table-column table:style-name="TBL_0_1_0_39_col_2">
</table:table-column>
                    <table:table-row table:style-name="TBL_0_1_0_39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1_0_39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1_0_40" table:style-name="TBL_0_1_0_40">
                    <table:table-column table:style-name="TBL_0_1_0_40_col_0">
</table:table-column>
                    <table:table-row table:style-name="TBL_0_1_0_40_row_0">
                      <table:table-cell table:style-name="C5">
                        <text:p text:style-name="P2"><text:span text:style-name="T2">01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41" table:style-name="TBL_0_1_0_41">
                    <table:table-column table:style-name="TBL_0_1_0_41_col_0">
</table:table-column>
                    <table:table-row table:style-name="TBL_0_1_0_41_row_0">
                      <table:table-cell table:style-name="C5">
                        <text:p text:style-name="P2"><text:span text:style-name="T2">27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42" table:style-name="TBL_0_1_0_42">
                    <table:table-column table:style-name="TBL_0_1_0_42_col_0">
</table:table-column>
                    <table:table-row table:style-name="TBL_0_1_0_42_row_0">
                      <table:table-cell table:style-name="C5">
                        <text:p text:style-name="P2"><text:span text:style-name="T2">Ignacio Frige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1_0_43" table:style-name="TBL_0_1_0_43">
                    <table:table-column table:style-name="TBL_0_1_0_43_col_0">
</table:table-column>
                    <table:table-row table:style-name="TBL_0_1_0_43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1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1_row_3">
          <table:table-cell table:style-name="C0"/>
          <table:table-cell table:style-name="C8" table:number-columns-spanned="2">
            <text:p text:style-name="P0"><text:span text:style-name="T2">Reporte de Scrum generado con iceScrum</text:span></text:p>
          </table:table-cell>
          <table:covered-table-cell/>
          <table:table-cell table:style-name="C9">
            <text:p text:style-name="P4"><text:span text:style-name="T2">viernes 27 junio 2014</text:span></text:p>
          </table:table-cell>
          <table:table-cell table:style-name="C0"/>
          <table:table-cell table:style-name="C8" table:number-columns-spanned="2">
            <text:p text:style-name="P0"><text:span text:style-name="T2"> 4</text:span></text:p>
          </table:table-cell>
          <table:covered-table-cell/>
          <table:table-cell table:style-name="C0"/>
          <table:table-cell table:style-name="C0"/>
        </table:table-row>
      </table:table>
      <table:table table:name="TBL_0_2" table:style-name="TBL_0_2">
        <table:table-column table:style-name="TBL_0_2_col_0">
</table:table-column>
        <table:table-column table:style-name="TBL_0_2_col_1">
</table:table-column>
        <table:table-column table:style-name="TBL_0_2_col_2">
</table:table-column>
        <table:table-column table:style-name="TBL_0_2_col_3">
</table:table-column>
        <table:table-column table:style-name="TBL_0_2_col_4">
</table:table-column>
        <table:table-column table:style-name="TBL_0_2_col_5">
</table:table-column>
        <table:table-column table:style-name="TBL_0_2_col_6">
</table:table-column>
        <table:table-column table:style-name="TBL_0_2_col_7">
</table:table-column>
        <table:table-column table:style-name="TBL_0_2_col_8">
</table:table-column>
        <table:table-row table:style-name="TBL_0_2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1">
          <table:table-cell table:style-name="C0"/>
          <table:table-cell table:style-name="C0"/>
          <table:table-cell table:style-name="C3" table:number-columns-spanned="6">
            <table:table is-subtable="true" table:name="TBL_0_2_0" table:style-name="TBL_0_2_0">
              <table:table-column table:style-name="TBL_0_2_0_col_0">
</table:table-column>
              <table:table-column table:style-name="TBL_0_2_0_col_1">
</table:table-column>
              <table:table-column table:style-name="TBL_0_2_0_col_2">
</table:table-column>
              <table:table-column table:style-name="TBL_0_2_0_col_3">
</table:table-column>
              <table:table-column table:style-name="TBL_0_2_0_col_4">
</table:table-column>
              <table:table-column table:style-name="TBL_0_2_0_col_5">
</table:table-column>
              <table:table-column table:style-name="TBL_0_2_0_col_6">
</table:table-column>
              <table:table-column table:style-name="TBL_0_2_0_col_7">
</table:table-column>
              <table:table-column table:style-name="TBL_0_2_0_col_8">
</table:table-column>
              <table:table-column table:style-name="TBL_0_2_0_col_9">
</table:table-column>
              <table:table-column table:style-name="TBL_0_2_0_col_10">
</table:table-column>
              <table:table-row table:style-name="TBL_0_2_0_row_0">
                <table:table-cell table:style-name="C4">
                  <table:table is-subtable="true" table:name="TBL_0_2_0_0" table:style-name="TBL_0_2_0_0">
                    <table:table-column table:style-name="TBL_0_2_0_0_col_0">
</table:table-column>
                    <table:table-row table:style-name="TBL_0_2_0_0_row_0">
                      <table:table-cell table:style-name="C5">
                        <text:p text:style-name="P2"><text:bookmark text:name="JR_PAGE_ANCHOR_0_3"/>
<text:span text:style-name="T2">ID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2_0_1" table:style-name="TBL_0_2_0_1">
                    <table:table-column table:style-name="TBL_0_2_0_1_col_0">
</table:table-column>
                    <table:table-row table:style-name="TBL_0_2_0_1_row_0">
                      <table:table-cell table:style-name="C5">
                        <text:p text:style-name="P2"><text:span text:style-name="T2">Nombre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2_0_2" table:style-name="TBL_0_2_0_2">
                    <table:table-column table:style-name="TBL_0_2_0_2_col_0">
</table:table-column>
                    <table:table-row table:style-name="TBL_0_2_0_2_row_0">
                      <table:table-cell table:style-name="C5">
                        <text:p text:style-name="P2"><text:span text:style-name="T2">Esfuerzo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2_0_3" table:style-name="TBL_0_2_0_3">
                    <table:table-column table:style-name="TBL_0_2_0_3_col_0">
</table:table-column>
                    <table:table-row table:style-name="TBL_0_2_0_3_row_0">
                      <table:table-cell table:style-name="C5">
                        <text:p text:style-name="P2"><text:span text:style-name="T2">Fil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2_0_4" table:style-name="TBL_0_2_0_4">
                    <table:table-column table:style-name="TBL_0_2_0_4_col_0">
</table:table-column>
                    <table:table-row table:style-name="TBL_0_2_0_4_row_0">
                      <table:table-cell table:style-name="C5">
                        <text:p text:style-name="P2"><text:span text:style-name="T2">Tipo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2_0_5" table:style-name="TBL_0_2_0_5">
                    <table:table-column table:style-name="TBL_0_2_0_5_col_0">
</table:table-column>
                    <table:table-column table:style-name="TBL_0_2_0_5_col_1">
</table:table-column>
                    <table:table-column table:style-name="TBL_0_2_0_5_col_2">
</table:table-column>
                    <table:table-row table:style-name="TBL_0_2_0_5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2_0_5_row_1">
                      <table:table-cell table:style-name="C0"/>
                      <table:table-cell table:style-name="C6">
                        <text:p text:style-name="P3"><text:span text:style-name="T2">Descripción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4">
                  <table:table is-subtable="true" table:name="TBL_0_2_0_6" table:style-name="TBL_0_2_0_6">
                    <table:table-column table:style-name="TBL_0_2_0_6_col_0">
</table:table-column>
                    <table:table-column table:style-name="TBL_0_2_0_6_col_1">
</table:table-column>
                    <table:table-column table:style-name="TBL_0_2_0_6_col_2">
</table:table-column>
                    <table:table-row table:style-name="TBL_0_2_0_6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2_0_6_row_1">
                      <table:table-cell table:style-name="C0"/>
                      <table:table-cell table:style-name="C6">
                        <text:p text:style-name="P3"><text:span text:style-name="T2">Notas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4">
                  <table:table is-subtable="true" table:name="TBL_0_2_0_7" table:style-name="TBL_0_2_0_7">
                    <table:table-column table:style-name="TBL_0_2_0_7_col_0">
</table:table-column>
                    <table:table-row table:style-name="TBL_0_2_0_7_row_0">
                      <table:table-cell table:style-name="C5">
                        <text:p text:style-name="P2"><text:span text:style-name="T2">Fecha Aceptad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2_0_8" table:style-name="TBL_0_2_0_8">
                    <table:table-column table:style-name="TBL_0_2_0_8_col_0">
</table:table-column>
                    <table:table-row table:style-name="TBL_0_2_0_8_row_0">
                      <table:table-cell table:style-name="C5">
                        <text:p text:style-name="P2"><text:span text:style-name="T2">Fecha Estimad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2_0_9" table:style-name="TBL_0_2_0_9">
                    <table:table-column table:style-name="TBL_0_2_0_9_col_0">
</table:table-column>
                    <table:table-row table:style-name="TBL_0_2_0_9_row_0">
                      <table:table-cell table:style-name="C5">
                        <text:p text:style-name="P2"><text:span text:style-name="T2">Creador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2_0_10" table:style-name="TBL_0_2_0_10">
                    <table:table-column table:style-name="TBL_0_2_0_10_col_0">
</table:table-column>
                    <table:table-row table:style-name="TBL_0_2_0_10_row_0">
                      <table:table-cell table:style-name="C5">
                        <text:p text:style-name="P2"><text:span text:style-name="T2">Característica</text:span></text:p>
                      </table:table-cell>
                    </table:table-row>
                  </table:table>
                </table:table-cell>
              </table:table-row>
              <table:table-row table:style-name="TBL_0_2_0_row_1">
                <table:table-cell table:style-name="C7">
                  <table:table is-subtable="true" table:name="TBL_0_2_0_11" table:style-name="TBL_0_2_0_11">
                    <table:table-column table:style-name="TBL_0_2_0_11_col_0">
</table:table-column>
                    <table:table-row table:style-name="TBL_0_2_0_11_row_0">
                      <table:table-cell table:style-name="C5">
                        <text:p text:style-name="P2"><text:span text:style-name="T2">1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12" table:style-name="TBL_0_2_0_12">
                    <table:table-column table:style-name="TBL_0_2_0_12_col_0">
</table:table-column>
                    <table:table-row table:style-name="TBL_0_2_0_12_row_0">
                      <table:table-cell table:style-name="C5">
                        <text:p text:style-name="P2"><text:span text:style-name="T2">Almacenar playas de estacionamiento favoritas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13" table:style-name="TBL_0_2_0_13">
                    <table:table-column table:style-name="TBL_0_2_0_13_col_0">
</table:table-column>
                    <table:table-row table:style-name="TBL_0_2_0_13_row_0">
                      <table:table-cell table:style-name="C5">
                        <text:p text:style-name="P2"><text:span text:style-name="T2">3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14" table:style-name="TBL_0_2_0_14">
                    <table:table-column table:style-name="TBL_0_2_0_14_col_0">
</table:table-column>
                    <table:table-row table:style-name="TBL_0_2_0_14_row_0">
                      <table:table-cell table:style-name="C5">
                        <text:p text:style-name="P2"><text:span text:style-name="T2">7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15" table:style-name="TBL_0_2_0_15">
                    <table:table-column table:style-name="TBL_0_2_0_15_col_0">
</table:table-column>
                    <table:table-row table:style-name="TBL_0_2_0_15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16" table:style-name="TBL_0_2_0_16">
                    <table:table-column table:style-name="TBL_0_2_0_16_col_0">
</table:table-column>
                    <table:table-column table:style-name="TBL_0_2_0_16_col_1">
</table:table-column>
                    <table:table-column table:style-name="TBL_0_2_0_16_col_2">
</table:table-column>
                    <table:table-row table:style-name="TBL_0_2_0_16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2_0_16_row_1">
                      <table:table-cell table:style-name="C0"/>
                      <table:table-cell table:style-name="C6">
                        <text:p text:style-name="P3"><text:span text:style-name="T2">Como usuario de la aplicación móvil<text:line-break/>Yo puedo almacenar la ubicación de una playa de estacionamiento<text:line-break/>para obtener su información rápidamente en otro moment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2_0_17" table:style-name="TBL_0_2_0_17">
                    <table:table-column table:style-name="TBL_0_2_0_17_col_0">
</table:table-column>
                    <table:table-column table:style-name="TBL_0_2_0_17_col_1">
</table:table-column>
                    <table:table-column table:style-name="TBL_0_2_0_17_col_2">
</table:table-column>
                    <table:table-row table:style-name="TBL_0_2_0_17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2_0_17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2_0_18" table:style-name="TBL_0_2_0_18">
                    <table:table-column table:style-name="TBL_0_2_0_18_col_0">
</table:table-column>
                    <table:table-row table:style-name="TBL_0_2_0_18_row_0">
                      <table:table-cell table:style-name="C5">
                        <text:p text:style-name="P2"><text:span text:style-name="T2">01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19" table:style-name="TBL_0_2_0_19">
                    <table:table-column table:style-name="TBL_0_2_0_19_col_0">
</table:table-column>
                    <table:table-row table:style-name="TBL_0_2_0_19_row_0">
                      <table:table-cell table:style-name="C5">
                        <text:p text:style-name="P2"><text:span text:style-name="T2">27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20" table:style-name="TBL_0_2_0_20">
                    <table:table-column table:style-name="TBL_0_2_0_20_col_0">
</table:table-column>
                    <table:table-row table:style-name="TBL_0_2_0_20_row_0">
                      <table:table-cell table:style-name="C5">
                        <text:p text:style-name="P2"><text:span text:style-name="T2">Ignacio Frige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21" table:style-name="TBL_0_2_0_21">
                    <table:table-column table:style-name="TBL_0_2_0_21_col_0">
</table:table-column>
                    <table:table-row table:style-name="TBL_0_2_0_21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  <table:table-row table:style-name="TBL_0_2_0_row_2">
                <table:table-cell table:style-name="C7">
                  <table:table is-subtable="true" table:name="TBL_0_2_0_22" table:style-name="TBL_0_2_0_22">
                    <table:table-column table:style-name="TBL_0_2_0_22_col_0">
</table:table-column>
                    <table:table-row table:style-name="TBL_0_2_0_22_row_0">
                      <table:table-cell table:style-name="C5">
                        <text:p text:style-name="P2"><text:span text:style-name="T2">1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23" table:style-name="TBL_0_2_0_23">
                    <table:table-column table:style-name="TBL_0_2_0_23_col_0">
</table:table-column>
                    <table:table-row table:style-name="TBL_0_2_0_23_row_0">
                      <table:table-cell table:style-name="C5">
                        <text:p text:style-name="P2"><text:span text:style-name="T2">Consultar playas de estacionamiento en el móvil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24" table:style-name="TBL_0_2_0_24">
                    <table:table-column table:style-name="TBL_0_2_0_24_col_0">
</table:table-column>
                    <table:table-row table:style-name="TBL_0_2_0_24_row_0">
                      <table:table-cell table:style-name="C5">
                        <text:p text:style-name="P2"><text:span text:style-name="T2">5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25" table:style-name="TBL_0_2_0_25">
                    <table:table-column table:style-name="TBL_0_2_0_25_col_0">
</table:table-column>
                    <table:table-row table:style-name="TBL_0_2_0_25_row_0">
                      <table:table-cell table:style-name="C5">
                        <text:p text:style-name="P2"><text:span text:style-name="T2">8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26" table:style-name="TBL_0_2_0_26">
                    <table:table-column table:style-name="TBL_0_2_0_26_col_0">
</table:table-column>
                    <table:table-row table:style-name="TBL_0_2_0_26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27" table:style-name="TBL_0_2_0_27">
                    <table:table-column table:style-name="TBL_0_2_0_27_col_0">
</table:table-column>
                    <table:table-column table:style-name="TBL_0_2_0_27_col_1">
</table:table-column>
                    <table:table-column table:style-name="TBL_0_2_0_27_col_2">
</table:table-column>
                    <table:table-row table:style-name="TBL_0_2_0_27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2_0_27_row_1">
                      <table:table-cell table:style-name="C0"/>
                      <table:table-cell table:style-name="C6">
                        <text:p text:style-name="P3"><text:span text:style-name="T2">Como usuario de la aplicación móvil<text:line-break/>Yo puedo consultar las playas de estacionamiento cercanas a mi<text:line-break/>para elegir la mas conveniente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2_0_28" table:style-name="TBL_0_2_0_28">
                    <table:table-column table:style-name="TBL_0_2_0_28_col_0">
</table:table-column>
                    <table:table-column table:style-name="TBL_0_2_0_28_col_1">
</table:table-column>
                    <table:table-column table:style-name="TBL_0_2_0_28_col_2">
</table:table-column>
                    <table:table-row table:style-name="TBL_0_2_0_28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2_0_28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2_0_29" table:style-name="TBL_0_2_0_29">
                    <table:table-column table:style-name="TBL_0_2_0_29_col_0">
</table:table-column>
                    <table:table-row table:style-name="TBL_0_2_0_29_row_0">
                      <table:table-cell table:style-name="C5">
                        <text:p text:style-name="P2"><text:span text:style-name="T2">26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30" table:style-name="TBL_0_2_0_30">
                    <table:table-column table:style-name="TBL_0_2_0_30_col_0">
</table:table-column>
                    <table:table-row table:style-name="TBL_0_2_0_30_row_0">
                      <table:table-cell table:style-name="C5">
                        <text:p text:style-name="P2"><text:span text:style-name="T2">27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31" table:style-name="TBL_0_2_0_31">
                    <table:table-column table:style-name="TBL_0_2_0_31_col_0">
</table:table-column>
                    <table:table-row table:style-name="TBL_0_2_0_31_row_0">
                      <table:table-cell table:style-name="C5">
                        <text:p text:style-name="P2"><text:span text:style-name="T2">Ignacio Frige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32" table:style-name="TBL_0_2_0_32">
                    <table:table-column table:style-name="TBL_0_2_0_32_col_0">
</table:table-column>
                    <table:table-row table:style-name="TBL_0_2_0_32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  <table:table-row table:style-name="TBL_0_2_0_row_3">
                <table:table-cell table:style-name="C7">
                  <table:table is-subtable="true" table:name="TBL_0_2_0_33" table:style-name="TBL_0_2_0_33">
                    <table:table-column table:style-name="TBL_0_2_0_33_col_0">
</table:table-column>
                    <table:table-row table:style-name="TBL_0_2_0_33_row_0">
                      <table:table-cell table:style-name="C5">
                        <text:p text:style-name="P2"><text:span text:style-name="T2">9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34" table:style-name="TBL_0_2_0_34">
                    <table:table-column table:style-name="TBL_0_2_0_34_col_0">
</table:table-column>
                    <table:table-row table:style-name="TBL_0_2_0_34_row_0">
                      <table:table-cell table:style-name="C5">
                        <text:p text:style-name="P2"><text:span text:style-name="T2">Consultar ruta a posición almacenada de vehícul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35" table:style-name="TBL_0_2_0_35">
                    <table:table-column table:style-name="TBL_0_2_0_35_col_0">
</table:table-column>
                    <table:table-row table:style-name="TBL_0_2_0_35_row_0">
                      <table:table-cell table:style-name="C5">
                        <text:p text:style-name="P2"><text:span text:style-name="T2">5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36" table:style-name="TBL_0_2_0_36">
                    <table:table-column table:style-name="TBL_0_2_0_36_col_0">
</table:table-column>
                    <table:table-row table:style-name="TBL_0_2_0_36_row_0">
                      <table:table-cell table:style-name="C5">
                        <text:p text:style-name="P2"><text:span text:style-name="T2">9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37" table:style-name="TBL_0_2_0_37">
                    <table:table-column table:style-name="TBL_0_2_0_37_col_0">
</table:table-column>
                    <table:table-row table:style-name="TBL_0_2_0_37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38" table:style-name="TBL_0_2_0_38">
                    <table:table-column table:style-name="TBL_0_2_0_38_col_0">
</table:table-column>
                    <table:table-column table:style-name="TBL_0_2_0_38_col_1">
</table:table-column>
                    <table:table-column table:style-name="TBL_0_2_0_38_col_2">
</table:table-column>
                    <table:table-row table:style-name="TBL_0_2_0_38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2_0_38_row_1">
                      <table:table-cell table:style-name="C0"/>
                      <table:table-cell table:style-name="C6">
                        <text:p text:style-name="P3"><text:span text:style-name="T2">Como usuario de la aplicación móvil<text:line-break/>Yo puedo consultar la ruta a la posición de mi vehículo almacenada en mi móvil<text:line-break/>para volver al mism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2_0_39" table:style-name="TBL_0_2_0_39">
                    <table:table-column table:style-name="TBL_0_2_0_39_col_0">
</table:table-column>
                    <table:table-column table:style-name="TBL_0_2_0_39_col_1">
</table:table-column>
                    <table:table-column table:style-name="TBL_0_2_0_39_col_2">
</table:table-column>
                    <table:table-row table:style-name="TBL_0_2_0_39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2_0_39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2_0_40" table:style-name="TBL_0_2_0_40">
                    <table:table-column table:style-name="TBL_0_2_0_40_col_0">
</table:table-column>
                    <table:table-row table:style-name="TBL_0_2_0_40_row_0">
                      <table:table-cell table:style-name="C5">
                        <text:p text:style-name="P2"><text:span text:style-name="T2">01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41" table:style-name="TBL_0_2_0_41">
                    <table:table-column table:style-name="TBL_0_2_0_41_col_0">
</table:table-column>
                    <table:table-row table:style-name="TBL_0_2_0_41_row_0">
                      <table:table-cell table:style-name="C5">
                        <text:p text:style-name="P2"><text:span text:style-name="T2">27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42" table:style-name="TBL_0_2_0_42">
                    <table:table-column table:style-name="TBL_0_2_0_42_col_0">
</table:table-column>
                    <table:table-row table:style-name="TBL_0_2_0_42_row_0">
                      <table:table-cell table:style-name="C5">
                        <text:p text:style-name="P2"><text:span text:style-name="T2">Ignacio Frige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43" table:style-name="TBL_0_2_0_43">
                    <table:table-column table:style-name="TBL_0_2_0_43_col_0">
</table:table-column>
                    <table:table-row table:style-name="TBL_0_2_0_43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  <table:table-row table:style-name="TBL_0_2_0_row_4">
                <table:table-cell table:style-name="C7">
                  <table:table is-subtable="true" table:name="TBL_0_2_0_44" table:style-name="TBL_0_2_0_44">
                    <table:table-column table:style-name="TBL_0_2_0_44_col_0">
</table:table-column>
                    <table:table-row table:style-name="TBL_0_2_0_44_row_0">
                      <table:table-cell table:style-name="C5">
                        <text:p text:style-name="P2"><text:span text:style-name="T2">12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45" table:style-name="TBL_0_2_0_45">
                    <table:table-column table:style-name="TBL_0_2_0_45_col_0">
</table:table-column>
                    <table:table-row table:style-name="TBL_0_2_0_45_row_0">
                      <table:table-cell table:style-name="C5">
                        <text:p text:style-name="P2"><text:span text:style-name="T2">Utilizar comando por voz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46" table:style-name="TBL_0_2_0_46">
                    <table:table-column table:style-name="TBL_0_2_0_46_col_0">
</table:table-column>
                    <table:table-row table:style-name="TBL_0_2_0_46_row_0">
                      <table:table-cell table:style-name="C5">
                        <text:p text:style-name="P2"><text:span text:style-name="T2">34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47" table:style-name="TBL_0_2_0_47">
                    <table:table-column table:style-name="TBL_0_2_0_47_col_0">
</table:table-column>
                    <table:table-row table:style-name="TBL_0_2_0_47_row_0">
                      <table:table-cell table:style-name="C5">
                        <text:p text:style-name="P2"><text:span text:style-name="T2">1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48" table:style-name="TBL_0_2_0_48">
                    <table:table-column table:style-name="TBL_0_2_0_48_col_0">
</table:table-column>
                    <table:table-row table:style-name="TBL_0_2_0_48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49" table:style-name="TBL_0_2_0_49">
                    <table:table-column table:style-name="TBL_0_2_0_49_col_0">
</table:table-column>
                    <table:table-column table:style-name="TBL_0_2_0_49_col_1">
</table:table-column>
                    <table:table-column table:style-name="TBL_0_2_0_49_col_2">
</table:table-column>
                    <table:table-row table:style-name="TBL_0_2_0_49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2_0_49_row_1">
                      <table:table-cell table:style-name="C0"/>
                      <table:table-cell table:style-name="C6">
                        <text:p text:style-name="P3"><text:span text:style-name="T2">Como usuario de la aplicación móvil<text:line-break/><text:line-break/>Yo puedo utilizar la opción de comando por voz<text:line-break/><text:line-break/>para utilizar la aplicación mientras conduzco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2_0_50" table:style-name="TBL_0_2_0_50">
                    <table:table-column table:style-name="TBL_0_2_0_50_col_0">
</table:table-column>
                    <table:table-column table:style-name="TBL_0_2_0_50_col_1">
</table:table-column>
                    <table:table-column table:style-name="TBL_0_2_0_50_col_2">
</table:table-column>
                    <table:table-row table:style-name="TBL_0_2_0_50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2_0_50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2_0_51" table:style-name="TBL_0_2_0_51">
                    <table:table-column table:style-name="TBL_0_2_0_51_col_0">
</table:table-column>
                    <table:table-row table:style-name="TBL_0_2_0_51_row_0">
                      <table:table-cell table:style-name="C5">
                        <text:p text:style-name="P2"><text:span text:style-name="T2">01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52" table:style-name="TBL_0_2_0_52">
                    <table:table-column table:style-name="TBL_0_2_0_52_col_0">
</table:table-column>
                    <table:table-row table:style-name="TBL_0_2_0_52_row_0">
                      <table:table-cell table:style-name="C5">
                        <text:p text:style-name="P2"><text:span text:style-name="T2">27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53" table:style-name="TBL_0_2_0_53">
                    <table:table-column table:style-name="TBL_0_2_0_53_col_0">
</table:table-column>
                    <table:table-row table:style-name="TBL_0_2_0_53_row_0">
                      <table:table-cell table:style-name="C5">
                        <text:p text:style-name="P2"><text:span text:style-name="T2">Ignacio Frige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2_0_54" table:style-name="TBL_0_2_0_54">
                    <table:table-column table:style-name="TBL_0_2_0_54_col_0">
</table:table-column>
                    <table:table-row table:style-name="TBL_0_2_0_54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2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2_row_3">
          <table:table-cell table:style-name="C0"/>
          <table:table-cell table:style-name="C8" table:number-columns-spanned="2">
            <text:p text:style-name="P0"><text:span text:style-name="T2">Reporte de Scrum generado con iceScrum</text:span></text:p>
          </table:table-cell>
          <table:covered-table-cell/>
          <table:table-cell table:style-name="C9">
            <text:p text:style-name="P4"><text:span text:style-name="T2">viernes 27 junio 2014</text:span></text:p>
          </table:table-cell>
          <table:table-cell table:style-name="C0"/>
          <table:table-cell table:style-name="C8" table:number-columns-spanned="2">
            <text:p text:style-name="P0"><text:span text:style-name="T2"> 4</text:span></text:p>
          </table:table-cell>
          <table:covered-table-cell/>
          <table:table-cell table:style-name="C0"/>
          <table:table-cell table:style-name="C0"/>
        </table:table-row>
      </table:table>
      <table:table table:name="TBL_0_3" table:style-name="TBL_0_3">
        <table:table-column table:style-name="TBL_0_3_col_0">
</table:table-column>
        <table:table-column table:style-name="TBL_0_3_col_1">
</table:table-column>
        <table:table-column table:style-name="TBL_0_3_col_2">
</table:table-column>
        <table:table-column table:style-name="TBL_0_3_col_3">
</table:table-column>
        <table:table-column table:style-name="TBL_0_3_col_4">
</table:table-column>
        <table:table-column table:style-name="TBL_0_3_col_5">
</table:table-column>
        <table:table-column table:style-name="TBL_0_3_col_6">
</table:table-column>
        <table:table-column table:style-name="TBL_0_3_col_7">
</table:table-column>
        <table:table-column table:style-name="TBL_0_3_col_8">
</table:table-column>
        <table:table-row table:style-name="TBL_0_3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1">
          <table:table-cell table:style-name="C0"/>
          <table:table-cell table:style-name="C0"/>
          <table:table-cell table:style-name="C3" table:number-columns-spanned="6">
            <table:table is-subtable="true" table:name="TBL_0_3_0" table:style-name="TBL_0_3_0">
              <table:table-column table:style-name="TBL_0_3_0_col_0">
</table:table-column>
              <table:table-column table:style-name="TBL_0_3_0_col_1">
</table:table-column>
              <table:table-column table:style-name="TBL_0_3_0_col_2">
</table:table-column>
              <table:table-column table:style-name="TBL_0_3_0_col_3">
</table:table-column>
              <table:table-column table:style-name="TBL_0_3_0_col_4">
</table:table-column>
              <table:table-column table:style-name="TBL_0_3_0_col_5">
</table:table-column>
              <table:table-column table:style-name="TBL_0_3_0_col_6">
</table:table-column>
              <table:table-column table:style-name="TBL_0_3_0_col_7">
</table:table-column>
              <table:table-column table:style-name="TBL_0_3_0_col_8">
</table:table-column>
              <table:table-column table:style-name="TBL_0_3_0_col_9">
</table:table-column>
              <table:table-column table:style-name="TBL_0_3_0_col_10">
</table:table-column>
              <table:table-row table:style-name="TBL_0_3_0_row_0">
                <table:table-cell table:style-name="C4">
                  <table:table is-subtable="true" table:name="TBL_0_3_0_0" table:style-name="TBL_0_3_0_0">
                    <table:table-column table:style-name="TBL_0_3_0_0_col_0">
</table:table-column>
                    <table:table-row table:style-name="TBL_0_3_0_0_row_0">
                      <table:table-cell table:style-name="C5">
                        <text:p text:style-name="P2"><text:bookmark text:name="JR_PAGE_ANCHOR_0_4"/>
<text:span text:style-name="T2">ID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3_0_1" table:style-name="TBL_0_3_0_1">
                    <table:table-column table:style-name="TBL_0_3_0_1_col_0">
</table:table-column>
                    <table:table-row table:style-name="TBL_0_3_0_1_row_0">
                      <table:table-cell table:style-name="C5">
                        <text:p text:style-name="P2"><text:span text:style-name="T2">Nombre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3_0_2" table:style-name="TBL_0_3_0_2">
                    <table:table-column table:style-name="TBL_0_3_0_2_col_0">
</table:table-column>
                    <table:table-row table:style-name="TBL_0_3_0_2_row_0">
                      <table:table-cell table:style-name="C5">
                        <text:p text:style-name="P2"><text:span text:style-name="T2">Esfuerzo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3_0_3" table:style-name="TBL_0_3_0_3">
                    <table:table-column table:style-name="TBL_0_3_0_3_col_0">
</table:table-column>
                    <table:table-row table:style-name="TBL_0_3_0_3_row_0">
                      <table:table-cell table:style-name="C5">
                        <text:p text:style-name="P2"><text:span text:style-name="T2">Fil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3_0_4" table:style-name="TBL_0_3_0_4">
                    <table:table-column table:style-name="TBL_0_3_0_4_col_0">
</table:table-column>
                    <table:table-row table:style-name="TBL_0_3_0_4_row_0">
                      <table:table-cell table:style-name="C5">
                        <text:p text:style-name="P2"><text:span text:style-name="T2">Tipo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3_0_5" table:style-name="TBL_0_3_0_5">
                    <table:table-column table:style-name="TBL_0_3_0_5_col_0">
</table:table-column>
                    <table:table-column table:style-name="TBL_0_3_0_5_col_1">
</table:table-column>
                    <table:table-column table:style-name="TBL_0_3_0_5_col_2">
</table:table-column>
                    <table:table-row table:style-name="TBL_0_3_0_5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3_0_5_row_1">
                      <table:table-cell table:style-name="C0"/>
                      <table:table-cell table:style-name="C6">
                        <text:p text:style-name="P3"><text:span text:style-name="T2">Descripción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4">
                  <table:table is-subtable="true" table:name="TBL_0_3_0_6" table:style-name="TBL_0_3_0_6">
                    <table:table-column table:style-name="TBL_0_3_0_6_col_0">
</table:table-column>
                    <table:table-column table:style-name="TBL_0_3_0_6_col_1">
</table:table-column>
                    <table:table-column table:style-name="TBL_0_3_0_6_col_2">
</table:table-column>
                    <table:table-row table:style-name="TBL_0_3_0_6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3_0_6_row_1">
                      <table:table-cell table:style-name="C0"/>
                      <table:table-cell table:style-name="C6">
                        <text:p text:style-name="P3"><text:span text:style-name="T2">Notas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4">
                  <table:table is-subtable="true" table:name="TBL_0_3_0_7" table:style-name="TBL_0_3_0_7">
                    <table:table-column table:style-name="TBL_0_3_0_7_col_0">
</table:table-column>
                    <table:table-row table:style-name="TBL_0_3_0_7_row_0">
                      <table:table-cell table:style-name="C5">
                        <text:p text:style-name="P2"><text:span text:style-name="T2">Fecha Aceptad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3_0_8" table:style-name="TBL_0_3_0_8">
                    <table:table-column table:style-name="TBL_0_3_0_8_col_0">
</table:table-column>
                    <table:table-row table:style-name="TBL_0_3_0_8_row_0">
                      <table:table-cell table:style-name="C5">
                        <text:p text:style-name="P2"><text:span text:style-name="T2">Fecha Estimada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3_0_9" table:style-name="TBL_0_3_0_9">
                    <table:table-column table:style-name="TBL_0_3_0_9_col_0">
</table:table-column>
                    <table:table-row table:style-name="TBL_0_3_0_9_row_0">
                      <table:table-cell table:style-name="C5">
                        <text:p text:style-name="P2"><text:span text:style-name="T2">Creador</text:span></text:p>
                      </table:table-cell>
                    </table:table-row>
                  </table:table>
                </table:table-cell>
                <table:table-cell table:style-name="C4">
                  <table:table is-subtable="true" table:name="TBL_0_3_0_10" table:style-name="TBL_0_3_0_10">
                    <table:table-column table:style-name="TBL_0_3_0_10_col_0">
</table:table-column>
                    <table:table-row table:style-name="TBL_0_3_0_10_row_0">
                      <table:table-cell table:style-name="C5">
                        <text:p text:style-name="P2"><text:span text:style-name="T2">Característica</text:span></text:p>
                      </table:table-cell>
                    </table:table-row>
                  </table:table>
                </table:table-cell>
              </table:table-row>
              <table:table-row table:style-name="TBL_0_3_0_row_1">
                <table:table-cell table:style-name="C7">
                  <table:table is-subtable="true" table:name="TBL_0_3_0_11" table:style-name="TBL_0_3_0_11">
                    <table:table-column table:style-name="TBL_0_3_0_11_col_0">
</table:table-column>
                    <table:table-row table:style-name="TBL_0_3_0_11_row_0">
                      <table:table-cell table:style-name="C5">
                        <text:p text:style-name="P2"><text:span text:style-name="T2">11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12" table:style-name="TBL_0_3_0_12">
                    <table:table-column table:style-name="TBL_0_3_0_12_col_0">
</table:table-column>
                    <table:table-row table:style-name="TBL_0_3_0_12_row_0">
                      <table:table-cell table:style-name="C5">
                        <text:p text:style-name="P2"><text:span text:style-name="T2">Administrar configuración de dispositiv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13" table:style-name="TBL_0_3_0_13">
                    <table:table-column table:style-name="TBL_0_3_0_13_col_0">
</table:table-column>
                    <table:table-row table:style-name="TBL_0_3_0_13_row_0">
                      <table:table-cell table:style-name="C5">
                        <text:p text:style-name="P2"><text:span text:style-name="T2">5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14" table:style-name="TBL_0_3_0_14">
                    <table:table-column table:style-name="TBL_0_3_0_14_col_0">
</table:table-column>
                    <table:table-row table:style-name="TBL_0_3_0_14_row_0">
                      <table:table-cell table:style-name="C5">
                        <text:p text:style-name="P2"><text:span text:style-name="T2">11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15" table:style-name="TBL_0_3_0_15">
                    <table:table-column table:style-name="TBL_0_3_0_15_col_0">
</table:table-column>
                    <table:table-row table:style-name="TBL_0_3_0_15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16" table:style-name="TBL_0_3_0_16">
                    <table:table-column table:style-name="TBL_0_3_0_16_col_0">
</table:table-column>
                    <table:table-column table:style-name="TBL_0_3_0_16_col_1">
</table:table-column>
                    <table:table-column table:style-name="TBL_0_3_0_16_col_2">
</table:table-column>
                    <table:table-row table:style-name="TBL_0_3_0_16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3_0_16_row_1">
                      <table:table-cell table:style-name="C0"/>
                      <table:table-cell table:style-name="C6">
                        <text:p text:style-name="P3"><text:span text:style-name="T2">Como usuario de la aplicación móvil<text:line-break/>Yo puedo guardar mis configuraciones<text:line-break/>para que la aplicación sea utilizada en otro momento de acuerdo a mis preferencias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3_0_17" table:style-name="TBL_0_3_0_17">
                    <table:table-column table:style-name="TBL_0_3_0_17_col_0">
</table:table-column>
                    <table:table-column table:style-name="TBL_0_3_0_17_col_1">
</table:table-column>
                    <table:table-column table:style-name="TBL_0_3_0_17_col_2">
</table:table-column>
                    <table:table-row table:style-name="TBL_0_3_0_17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3_0_17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3_0_18" table:style-name="TBL_0_3_0_18">
                    <table:table-column table:style-name="TBL_0_3_0_18_col_0">
</table:table-column>
                    <table:table-row table:style-name="TBL_0_3_0_18_row_0">
                      <table:table-cell table:style-name="C5">
                        <text:p text:style-name="P2"><text:span text:style-name="T2">01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19" table:style-name="TBL_0_3_0_19">
                    <table:table-column table:style-name="TBL_0_3_0_19_col_0">
</table:table-column>
                    <table:table-row table:style-name="TBL_0_3_0_19_row_0">
                      <table:table-cell table:style-name="C5">
                        <text:p text:style-name="P2"><text:span text:style-name="T2">27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20" table:style-name="TBL_0_3_0_20">
                    <table:table-column table:style-name="TBL_0_3_0_20_col_0">
</table:table-column>
                    <table:table-row table:style-name="TBL_0_3_0_20_row_0">
                      <table:table-cell table:style-name="C5">
                        <text:p text:style-name="P2"><text:span text:style-name="T2">Ignacio Frige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21" table:style-name="TBL_0_3_0_21">
                    <table:table-column table:style-name="TBL_0_3_0_21_col_0">
</table:table-column>
                    <table:table-row table:style-name="TBL_0_3_0_21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  <table:table-row table:style-name="TBL_0_3_0_row_2">
                <table:table-cell table:style-name="C7">
                  <table:table is-subtable="true" table:name="TBL_0_3_0_22" table:style-name="TBL_0_3_0_22">
                    <table:table-column table:style-name="TBL_0_3_0_22_col_0">
</table:table-column>
                    <table:table-row table:style-name="TBL_0_3_0_22_row_0">
                      <table:table-cell table:style-name="C5">
                        <text:p text:style-name="P2"><text:span text:style-name="T2">13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23" table:style-name="TBL_0_3_0_23">
                    <table:table-column table:style-name="TBL_0_3_0_23_col_0">
</table:table-column>
                    <table:table-row table:style-name="TBL_0_3_0_23_row_0">
                      <table:table-cell table:style-name="C5">
                        <text:p text:style-name="P2"><text:span text:style-name="T2">Consultar disponibilidad de playas de estacionamiento en tiempo real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24" table:style-name="TBL_0_3_0_24">
                    <table:table-column table:style-name="TBL_0_3_0_24_col_0">
</table:table-column>
                    <table:table-row table:style-name="TBL_0_3_0_24_row_0">
                      <table:table-cell table:style-name="C5">
                        <text:p text:style-name="P2"><text:span text:style-name="T2">5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25" table:style-name="TBL_0_3_0_25">
                    <table:table-column table:style-name="TBL_0_3_0_25_col_0">
</table:table-column>
                    <table:table-row table:style-name="TBL_0_3_0_25_row_0">
                      <table:table-cell table:style-name="C5">
                        <text:p text:style-name="P2"><text:span text:style-name="T2">12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26" table:style-name="TBL_0_3_0_26">
                    <table:table-column table:style-name="TBL_0_3_0_26_col_0">
</table:table-column>
                    <table:table-row table:style-name="TBL_0_3_0_26_row_0">
                      <table:table-cell table:style-name="C5">
                        <text:p text:style-name="P2"><text:span text:style-name="T2">Historia técnica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27" table:style-name="TBL_0_3_0_27">
                    <table:table-column table:style-name="TBL_0_3_0_27_col_0">
</table:table-column>
                    <table:table-column table:style-name="TBL_0_3_0_27_col_1">
</table:table-column>
                    <table:table-column table:style-name="TBL_0_3_0_27_col_2">
</table:table-column>
                    <table:table-row table:style-name="TBL_0_3_0_27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3_0_27_row_1">
                      <table:table-cell table:style-name="C0"/>
                      <table:table-cell table:style-name="C6">
                        <text:p text:style-name="P3"><text:span text:style-name="T2">Como usuario de la aplicación móvil<text:line-break/>Yo puedo consultar la disponibilidad de una playa de estacionamiento en tiempo real<text:line-break/>para que la información obtenida sea consitente y actual.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3_0_28" table:style-name="TBL_0_3_0_28">
                    <table:table-column table:style-name="TBL_0_3_0_28_col_0">
</table:table-column>
                    <table:table-column table:style-name="TBL_0_3_0_28_col_1">
</table:table-column>
                    <table:table-column table:style-name="TBL_0_3_0_28_col_2">
</table:table-column>
                    <table:table-row table:style-name="TBL_0_3_0_28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3_0_28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3_0_29" table:style-name="TBL_0_3_0_29">
                    <table:table-column table:style-name="TBL_0_3_0_29_col_0">
</table:table-column>
                    <table:table-row table:style-name="TBL_0_3_0_29_row_0">
                      <table:table-cell table:style-name="C5">
                        <text:p text:style-name="P2"><text:span text:style-name="T2">01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30" table:style-name="TBL_0_3_0_30">
                    <table:table-column table:style-name="TBL_0_3_0_30_col_0">
</table:table-column>
                    <table:table-row table:style-name="TBL_0_3_0_30_row_0">
                      <table:table-cell table:style-name="C5">
                        <text:p text:style-name="P2"><text:span text:style-name="T2">27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31" table:style-name="TBL_0_3_0_31">
                    <table:table-column table:style-name="TBL_0_3_0_31_col_0">
</table:table-column>
                    <table:table-row table:style-name="TBL_0_3_0_31_row_0">
                      <table:table-cell table:style-name="C5">
                        <text:p text:style-name="P2"><text:span text:style-name="T2">Ignacio Frige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32" table:style-name="TBL_0_3_0_32">
                    <table:table-column table:style-name="TBL_0_3_0_32_col_0">
</table:table-column>
                    <table:table-row table:style-name="TBL_0_3_0_32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  <table:table-row table:style-name="TBL_0_3_0_row_3">
                <table:table-cell table:style-name="C7">
                  <table:table is-subtable="true" table:name="TBL_0_3_0_33" table:style-name="TBL_0_3_0_33">
                    <table:table-column table:style-name="TBL_0_3_0_33_col_0">
</table:table-column>
                    <table:table-row table:style-name="TBL_0_3_0_33_row_0">
                      <table:table-cell table:style-name="C5">
                        <text:p text:style-name="P2"><text:span text:style-name="T2">25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34" table:style-name="TBL_0_3_0_34">
                    <table:table-column table:style-name="TBL_0_3_0_34_col_0">
</table:table-column>
                    <table:table-row table:style-name="TBL_0_3_0_34_row_0">
                      <table:table-cell table:style-name="C5">
                        <text:p text:style-name="P2"><text:span text:style-name="T2">Crear reportes estadísticos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35" table:style-name="TBL_0_3_0_35">
                    <table:table-column table:style-name="TBL_0_3_0_35_col_0">
</table:table-column>
                    <table:table-row table:style-name="TBL_0_3_0_35_row_0">
                      <table:table-cell table:style-name="C5">
                        <text:p text:style-name="P2"><text:span text:style-name="T2">34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36" table:style-name="TBL_0_3_0_36">
                    <table:table-column table:style-name="TBL_0_3_0_36_col_0">
</table:table-column>
                    <table:table-row table:style-name="TBL_0_3_0_36_row_0">
                      <table:table-cell table:style-name="C5">
                        <text:p text:style-name="P2"><text:span text:style-name="T2">13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37" table:style-name="TBL_0_3_0_37">
                    <table:table-column table:style-name="TBL_0_3_0_37_col_0">
</table:table-column>
                    <table:table-row table:style-name="TBL_0_3_0_37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38" table:style-name="TBL_0_3_0_38">
                    <table:table-column table:style-name="TBL_0_3_0_38_col_0">
</table:table-column>
                    <table:table-column table:style-name="TBL_0_3_0_38_col_1">
</table:table-column>
                    <table:table-column table:style-name="TBL_0_3_0_38_col_2">
</table:table-column>
                    <table:table-row table:style-name="TBL_0_3_0_38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3_0_38_row_1">
                      <table:table-cell table:style-name="C0"/>
                      <table:table-cell table:style-name="C6">
                        <text:p text:style-name="P3"><text:span text:style-name="T2">Como superusuario<text:line-break/>Yo puedo obtener reportes e informes pertinentes<text:line-break/>para el procesamiento del mismo para una posterior toma de decisiones.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3_0_39" table:style-name="TBL_0_3_0_39">
                    <table:table-column table:style-name="TBL_0_3_0_39_col_0">
</table:table-column>
                    <table:table-column table:style-name="TBL_0_3_0_39_col_1">
</table:table-column>
                    <table:table-column table:style-name="TBL_0_3_0_39_col_2">
</table:table-column>
                    <table:table-row table:style-name="TBL_0_3_0_39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3_0_39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3_0_40" table:style-name="TBL_0_3_0_40">
                    <table:table-column table:style-name="TBL_0_3_0_40_col_0">
</table:table-column>
                    <table:table-row table:style-name="TBL_0_3_0_40_row_0">
                      <table:table-cell table:style-name="C5">
                        <text:p text:style-name="P2"><text:span text:style-name="T2">16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41" table:style-name="TBL_0_3_0_41">
                    <table:table-column table:style-name="TBL_0_3_0_41_col_0">
</table:table-column>
                    <table:table-row table:style-name="TBL_0_3_0_41_row_0">
                      <table:table-cell table:style-name="C5">
                        <text:p text:style-name="P2"><text:span text:style-name="T2">27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42" table:style-name="TBL_0_3_0_42">
                    <table:table-column table:style-name="TBL_0_3_0_42_col_0">
</table:table-column>
                    <table:table-row table:style-name="TBL_0_3_0_42_row_0">
                      <table:table-cell table:style-name="C5">
                        <text:p text:style-name="P2"><text:span text:style-name="T2">Marcos Barrera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43" table:style-name="TBL_0_3_0_43">
                    <table:table-column table:style-name="TBL_0_3_0_43_col_0">
</table:table-column>
                    <table:table-row table:style-name="TBL_0_3_0_43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  <table:table-row table:style-name="TBL_0_3_0_row_4">
                <table:table-cell table:style-name="C7">
                  <table:table is-subtable="true" table:name="TBL_0_3_0_44" table:style-name="TBL_0_3_0_44">
                    <table:table-column table:style-name="TBL_0_3_0_44_col_0">
</table:table-column>
                    <table:table-row table:style-name="TBL_0_3_0_44_row_0">
                      <table:table-cell table:style-name="C5">
                        <text:p text:style-name="P2"><text:span text:style-name="T2">26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45" table:style-name="TBL_0_3_0_45">
                    <table:table-column table:style-name="TBL_0_3_0_45_col_0">
</table:table-column>
                    <table:table-row table:style-name="TBL_0_3_0_45_row_0">
                      <table:table-cell table:style-name="C5">
                        <text:p text:style-name="P2"><text:span text:style-name="T2">Administrar POIs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46" table:style-name="TBL_0_3_0_46">
                    <table:table-column table:style-name="TBL_0_3_0_46_col_0">
</table:table-column>
                    <table:table-row table:style-name="TBL_0_3_0_46_row_0">
                      <table:table-cell table:style-name="C5">
                        <text:p text:style-name="P2"><text:span text:style-name="T2">3.00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47" table:style-name="TBL_0_3_0_47">
                    <table:table-column table:style-name="TBL_0_3_0_47_col_0">
</table:table-column>
                    <table:table-row table:style-name="TBL_0_3_0_47_row_0">
                      <table:table-cell table:style-name="C5">
                        <text:p text:style-name="P2"><text:span text:style-name="T2">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48" table:style-name="TBL_0_3_0_48">
                    <table:table-column table:style-name="TBL_0_3_0_48_col_0">
</table:table-column>
                    <table:table-row table:style-name="TBL_0_3_0_48_row_0">
                      <table:table-cell table:style-name="C5">
                        <text:p text:style-name="P2"><text:span text:style-name="T2">Historia de usuario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49" table:style-name="TBL_0_3_0_49">
                    <table:table-column table:style-name="TBL_0_3_0_49_col_0">
</table:table-column>
                    <table:table-column table:style-name="TBL_0_3_0_49_col_1">
</table:table-column>
                    <table:table-column table:style-name="TBL_0_3_0_49_col_2">
</table:table-column>
                    <table:table-row table:style-name="TBL_0_3_0_49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3_0_49_row_1">
                      <table:table-cell table:style-name="C0"/>
                      <table:table-cell table:style-name="C6">
                        <text:p text:style-name="P3"><text:span text:style-name="T2">Como superusuario<text:line-break/>Yo puedo administar puntos de interes<text:line-break/>para poder ser visibles en los mapas consultados por los usuarios.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3_0_50" table:style-name="TBL_0_3_0_50">
                    <table:table-column table:style-name="TBL_0_3_0_50_col_0">
</table:table-column>
                    <table:table-column table:style-name="TBL_0_3_0_50_col_1">
</table:table-column>
                    <table:table-column table:style-name="TBL_0_3_0_50_col_2">
</table:table-column>
                    <table:table-row table:style-name="TBL_0_3_0_50_row_0">
                      <table:table-cell table:style-name="C0"/>
                      <table:table-cell table:style-name="C0"/>
                      <table:table-cell table:style-name="C0"/>
                    </table:table-row>
                    <table:table-row table:style-name="TBL_0_3_0_50_row_1">
                      <table:table-cell table:style-name="C0"/>
                      <table:table-cell table:style-name="C6">
                        <text:p text:style-name="P3"><text:span text:style-name="T2">null</text:span></text:p>
                      </table:table-cell>
                      <table:table-cell table:style-name="C0"/>
                    </table:table-row>
                  </table:table>
                </table:table-cell>
                <table:table-cell table:style-name="C7">
                  <table:table is-subtable="true" table:name="TBL_0_3_0_51" table:style-name="TBL_0_3_0_51">
                    <table:table-column table:style-name="TBL_0_3_0_51_col_0">
</table:table-column>
                    <table:table-row table:style-name="TBL_0_3_0_51_row_0">
                      <table:table-cell table:style-name="C5">
                        <text:p text:style-name="P2"><text:span text:style-name="T2">26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52" table:style-name="TBL_0_3_0_52">
                    <table:table-column table:style-name="TBL_0_3_0_52_col_0">
</table:table-column>
                    <table:table-row table:style-name="TBL_0_3_0_52_row_0">
                      <table:table-cell table:style-name="C5">
                        <text:p text:style-name="P2"><text:span text:style-name="T2">27/06/2014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53" table:style-name="TBL_0_3_0_53">
                    <table:table-column table:style-name="TBL_0_3_0_53_col_0">
</table:table-column>
                    <table:table-row table:style-name="TBL_0_3_0_53_row_0">
                      <table:table-cell table:style-name="C5">
                        <text:p text:style-name="P2"><text:span text:style-name="T2">Ezequiel Bär Coch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3_0_54" table:style-name="TBL_0_3_0_54">
                    <table:table-column table:style-name="TBL_0_3_0_54_col_0">
</table:table-column>
                    <table:table-row table:style-name="TBL_0_3_0_54_row_0">
                      <table:table-cell table:style-name="C5">
                        <text:p text:style-name="P2"/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3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3_row_3">
          <table:table-cell table:style-name="C0"/>
          <table:table-cell table:style-name="C8" table:number-columns-spanned="2">
            <text:p text:style-name="P0"><text:span text:style-name="T2">Reporte de Scrum generado con iceScrum</text:span></text:p>
          </table:table-cell>
          <table:covered-table-cell/>
          <table:table-cell table:style-name="C9">
            <text:p text:style-name="P4"><text:span text:style-name="T2">viernes 27 junio 2014</text:span></text:p>
          </table:table-cell>
          <table:table-cell table:style-name="C0"/>
          <table:table-cell table:style-name="C8" table:number-columns-spanned="2">
            <text:p text:style-name="P0"><text:span text:style-name="T2"> 4</text:span></text:p>
          </table:table-cell>
          <table:covered-table-cell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